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19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Default" style:data-style-name="N19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5" style:family="table-cell" style:parent-style-name="Default" style:data-style-name="N19"/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79916666666667cm" style:use-optimal-column-width="true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MinutiResidui</text:p>
          </table:table-cell>
          <table:table-cell office:value-type="string" table:style-name="ce2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3">
            <text:p>3912345678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3">
            <text:p>3912345679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3">
            <text:p>3912345680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3">
            <text:p>3912345681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3">
            <text:p>3912345682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3">
            <text:p>3912345683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3">
            <text:p>3912345684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3">
            <text:p>3912345685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3">
            <text:p>3912345686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3">
            <text:p>3912345687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3">
            <text:p>3912345688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3">
            <text:p>3912345689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3">
            <text:p>3912345690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3">
            <text:p>3912345691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3">
            <text:p>3912345692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3" table:style-name="ce3">
            <text:p>3912345693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4" table:style-name="ce3">
            <text:p>3912345694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5" table:style-name="ce3">
            <text:p>3912345695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6" table:style-name="ce3">
            <text:p>3912345696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7" table:style-name="ce3">
            <text:p>3912345697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8" table:style-name="ce3">
            <text:p>3912345698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9" table:style-name="ce3">
            <text:p>3912345699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0" table:style-name="ce3">
            <text:p>3912345700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1" table:style-name="ce3">
            <text:p>3912345701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2" table:style-name="ce3">
            <text:p>3912345702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3" table:style-name="ce3">
            <text:p>3912345703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4" table:style-name="ce3">
            <text:p>3912345704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5" table:style-name="ce3">
            <text:p>3912345705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6" table:style-name="ce3">
            <text:p>3912345706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7" table:style-name="ce3">
            <text:p>3912345707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8" table:style-name="ce3">
            <text:p>3912345708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9" table:style-name="ce3">
            <text:p>3912345709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0" table:style-name="ce3">
            <text:p>3912345710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1" table:style-name="ce3">
            <text:p>3912345711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2" table:style-name="ce3">
            <text:p>3912345712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3" table:style-name="ce3">
            <text:p>3912345713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4" table:style-name="ce3">
            <text:p>3912345714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5" table:style-name="ce3">
            <text:p>3912345715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6" table:style-name="ce3">
            <text:p>3912345716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7" table:style-name="ce3">
            <text:p>3912345717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8" table:style-name="ce3">
            <text:p>3912345718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9" table:style-name="ce3">
            <text:p>3912345719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0" table:style-name="ce3">
            <text:p>3912345720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1" table:style-name="ce3">
            <text:p>3912345721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2" table:style-name="ce3">
            <text:p>3912345722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3" table:style-name="ce3">
            <text:p>3912345723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4" table:style-name="ce3">
            <text:p>3912345724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5" table:style-name="ce3">
            <text:p>3912345725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6" table:style-name="ce3">
            <text:p>3912345726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7" table:style-name="ce3">
            <text:p>3912345727</text:p>
          </table:table-cell>
          <table:table-cell office:value-type="date" office:date-value="2022-07-29T00:00:00" table:style-name="ce4">
            <text:p>2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8" table:style-name="ce3">
            <text:p>3912345728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29" table:style-name="ce3">
            <text:p>3912345729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0" table:style-name="ce3">
            <text:p>3912345730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1" table:style-name="ce3">
            <text:p>3912345731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2" table:style-name="ce3">
            <text:p>3912345732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3" table:style-name="ce3">
            <text:p>3912345733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4" table:style-name="ce3">
            <text:p>3912345734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5" table:style-name="ce3">
            <text:p>3912345735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6" table:style-name="ce3">
            <text:p>3912345736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7" table:style-name="ce3">
            <text:p>3912345737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8" table:style-name="ce3">
            <text:p>3912345738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9" table:style-name="ce3">
            <text:p>3912345739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0" table:style-name="ce3">
            <text:p>3912345740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1" table:style-name="ce3">
            <text:p>3912345741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2" table:style-name="ce3">
            <text:p>3912345742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3" table:style-name="ce3">
            <text:p>3912345743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4" table:style-name="ce3">
            <text:p>3912345744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5" table:style-name="ce3">
            <text:p>3912345745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6" table:style-name="ce3">
            <text:p>3912345746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7" table:style-name="ce3">
            <text:p>3912345747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8" table:style-name="ce3">
            <text:p>3912345748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9" table:style-name="ce3">
            <text:p>3912345749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0" table:style-name="ce3">
            <text:p>3912345750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1" table:style-name="ce3">
            <text:p>3912345751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2" table:style-name="ce3">
            <text:p>3912345752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3" table:style-name="ce3">
            <text:p>3912345753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4" table:style-name="ce3">
            <text:p>3912345754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5" table:style-name="ce3">
            <text:p>3912345755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6" table:style-name="ce3">
            <text:p>3912345756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7" table:style-name="ce3">
            <text:p>3912345757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8" table:style-name="ce3">
            <text:p>3912345758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9" table:style-name="ce3">
            <text:p>3912345759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0" table:style-name="ce3">
            <text:p>3912345760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1" table:style-name="ce3">
            <text:p>3912345761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2" table:style-name="ce3">
            <text:p>3912345762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3" table:style-name="ce3">
            <text:p>3912345763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4" table:style-name="ce3">
            <text:p>3912345764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5" table:style-name="ce3">
            <text:p>3912345765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6" table:style-name="ce3">
            <text:p>3912345766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7" table:style-name="ce3">
            <text:p>3912345767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8" table:style-name="ce3">
            <text:p>3912345768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9" table:style-name="ce3">
            <text:p>3912345769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0" table:style-name="ce3">
            <text:p>3912345770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1" table:style-name="ce3">
            <text:p>3912345771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2" table:style-name="ce3">
            <text:p>3912345772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3" table:style-name="ce3">
            <text:p>3912345773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4" table:style-name="ce3">
            <text:p>3912345774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5" table:style-name="ce3">
            <text:p>3912345775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6" table:style-name="ce3">
            <text:p>3912345776</text:p>
          </table:table-cell>
          <table:table-cell office:value-type="date" office:date-value="2023-04-15T00:00:00" table:style-name="ce4">
            <text:p>1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7" table:style-name="ce3">
            <text:p>3912345777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8" table:style-name="ce3">
            <text:p>3912345778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9" table:style-name="ce3">
            <text:p>3912345779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0" table:style-name="ce3">
            <text:p>3912345780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1" table:style-name="ce3">
            <text:p>3912345781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2" table:style-name="ce3">
            <text:p>3912345782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3" table:style-name="ce3">
            <text:p>3912345783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4" table:style-name="ce3">
            <text:p>3912345784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5" table:style-name="ce3">
            <text:p>3912345785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6" table:style-name="ce3">
            <text:p>3912345786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7" table:style-name="ce3">
            <text:p>3912345787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8" table:style-name="ce3">
            <text:p>3912345788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9" table:style-name="ce3">
            <text:p>3912345789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0" table:style-name="ce3">
            <text:p>3912345790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1" table:style-name="ce3">
            <text:p>3912345791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2" table:style-name="ce3">
            <text:p>3912345792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3" table:style-name="ce3">
            <text:p>3912345793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4" table:style-name="ce3">
            <text:p>3912345794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5" table:style-name="ce3">
            <text:p>3912345795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6" table:style-name="ce3">
            <text:p>3912345796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7" table:style-name="ce3">
            <text:p>3912345797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8" table:style-name="ce3">
            <text:p>3912345798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9" table:style-name="ce3">
            <text:p>3912345799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0" table:style-name="ce3">
            <text:p>3912345800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1" table:style-name="ce3">
            <text:p>3912345801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2" table:style-name="ce3">
            <text:p>3912345802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3" table:style-name="ce3">
            <text:p>3912345803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4" table:style-name="ce3">
            <text:p>3912345804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5" table:style-name="ce3">
            <text:p>3912345805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6" table:style-name="ce3">
            <text:p>3912345806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7" table:style-name="ce3">
            <text:p>3912345807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8" table:style-name="ce3">
            <text:p>3912345808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9" table:style-name="ce3">
            <text:p>3912345809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0" table:style-name="ce3">
            <text:p>3912345810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1" table:style-name="ce3">
            <text:p>3912345811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2" table:style-name="ce3">
            <text:p>3912345812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3" table:style-name="ce3">
            <text:p>3912345813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4" table:style-name="ce3">
            <text:p>3912345814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5" table:style-name="ce3">
            <text:p>3912345815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6" table:style-name="ce3">
            <text:p>3912345816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7" table:style-name="ce3">
            <text:p>3912345817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8" table:style-name="ce3">
            <text:p>3912345818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9" table:style-name="ce3">
            <text:p>3912345819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0" table:style-name="ce3">
            <text:p>3912345820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1" table:style-name="ce3">
            <text:p>3912345821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2" table:style-name="ce3">
            <text:p>3912345822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3" table:style-name="ce3">
            <text:p>3912345823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4" table:style-name="ce3">
            <text:p>3912345824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5" table:style-name="ce3">
            <text:p>3912345825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6" table:style-name="ce3">
            <text:p>3912345826</text:p>
          </table:table-cell>
          <table:table-cell office:value-type="date" office:date-value="2023-05-26T00:00:00" table:style-name="ce4">
            <text:p>2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7" table:style-name="ce3">
            <text:p>3912345827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8" table:style-name="ce3">
            <text:p>3912345828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9" table:style-name="ce3">
            <text:p>3912345829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0" table:style-name="ce3">
            <text:p>3912345830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1" table:style-name="ce3">
            <text:p>3912345831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2" table:style-name="ce3">
            <text:p>3912345832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3" table:style-name="ce3">
            <text:p>3912345833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4" table:style-name="ce3">
            <text:p>3912345834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5" table:style-name="ce3">
            <text:p>3912345835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6" table:style-name="ce3">
            <text:p>3912345836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7" table:style-name="ce3">
            <text:p>3912345837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8" table:style-name="ce3">
            <text:p>3912345838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9" table:style-name="ce3">
            <text:p>3912345839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0" table:style-name="ce3">
            <text:p>3912345840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1" table:style-name="ce3">
            <text:p>3912345841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2" table:style-name="ce3">
            <text:p>3912345842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3" table:style-name="ce3">
            <text:p>3912345843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4" table:style-name="ce3">
            <text:p>3912345844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5" table:style-name="ce3">
            <text:p>3912345845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6" table:style-name="ce3">
            <text:p>3912345846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7" table:style-name="ce3">
            <text:p>3912345847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8" table:style-name="ce3">
            <text:p>3912345848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9" table:style-name="ce3">
            <text:p>3912345849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0" table:style-name="ce3">
            <text:p>3912345850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1" table:style-name="ce3">
            <text:p>3912345851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2" table:style-name="ce3">
            <text:p>3912345852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3" table:style-name="ce3">
            <text:p>3912345853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4" table:style-name="ce3">
            <text:p>3912345854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5" table:style-name="ce3">
            <text:p>3912345855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6" table:style-name="ce3">
            <text:p>3912345856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7" table:style-name="ce3">
            <text:p>3912345857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8" table:style-name="ce3">
            <text:p>3912345858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9" table:style-name="ce3">
            <text:p>3912345859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0" table:style-name="ce3">
            <text:p>3912345860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1" table:style-name="ce3">
            <text:p>3912345861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2" table:style-name="ce3">
            <text:p>3912345862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3" table:style-name="ce3">
            <text:p>3912345863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4" table:style-name="ce3">
            <text:p>3912345864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5" table:style-name="ce3">
            <text:p>3912345865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6" table:style-name="ce3">
            <text:p>3912345866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7" table:style-name="ce3">
            <text:p>3912345867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8" table:style-name="ce3">
            <text:p>3912345868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9" table:style-name="ce3">
            <text:p>3912345869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0" table:style-name="ce3">
            <text:p>3912345870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1" table:style-name="ce3">
            <text:p>3912345871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2" table:style-name="ce3">
            <text:p>3912345872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3" table:style-name="ce3">
            <text:p>3912345873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4" table:style-name="ce3">
            <text:p>3912345874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5" table:style-name="ce3">
            <text:p>3912345875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6" table:style-name="ce3">
            <text:p>3912345876</text:p>
          </table:table-cell>
          <table:table-cell office:value-type="date" office:date-value="2022-10-22T00:00:00" table:style-name="ce4">
            <text:p>2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7" table:style-name="ce3">
            <text:p>3912345877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8" table:style-name="ce3">
            <text:p>3912345878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9" table:style-name="ce3">
            <text:p>3912345879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0" table:style-name="ce3">
            <text:p>3912345880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1" table:style-name="ce3">
            <text:p>3912345881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2" table:style-name="ce3">
            <text:p>3912345882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3" table:style-name="ce3">
            <text:p>3912345883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4" table:style-name="ce3">
            <text:p>3912345884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5" table:style-name="ce3">
            <text:p>3912345885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6" table:style-name="ce3">
            <text:p>3912345886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7" table:style-name="ce3">
            <text:p>3912345887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8" table:style-name="ce3">
            <text:p>3912345888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9" table:style-name="ce3">
            <text:p>3912345889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0" table:style-name="ce3">
            <text:p>3912345890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1" table:style-name="ce3">
            <text:p>3912345891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2" table:style-name="ce3">
            <text:p>3912345892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3" table:style-name="ce3">
            <text:p>3912345893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4" table:style-name="ce3">
            <text:p>3912345894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5" table:style-name="ce3">
            <text:p>3912345895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6" table:style-name="ce3">
            <text:p>3912345896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7" table:style-name="ce3">
            <text:p>3912345897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8" table:style-name="ce3">
            <text:p>3912345898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9" table:style-name="ce3">
            <text:p>3912345899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0" table:style-name="ce3">
            <text:p>3912345900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1" table:style-name="ce3">
            <text:p>3912345901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2" table:style-name="ce3">
            <text:p>3912345902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3" table:style-name="ce3">
            <text:p>3912345903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4" table:style-name="ce3">
            <text:p>3912345904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5" table:style-name="ce3">
            <text:p>3912345905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6" table:style-name="ce3">
            <text:p>3912345906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7" table:style-name="ce3">
            <text:p>3912345907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8" table:style-name="ce3">
            <text:p>3912345908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9" table:style-name="ce3">
            <text:p>3912345909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0" table:style-name="ce3">
            <text:p>3912345910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1" table:style-name="ce3">
            <text:p>3912345911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2" table:style-name="ce3">
            <text:p>3912345912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3" table:style-name="ce3">
            <text:p>3912345913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4" table:style-name="ce3">
            <text:p>3912345914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5" table:style-name="ce3">
            <text:p>3912345915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6" table:style-name="ce3">
            <text:p>3912345916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7" table:style-name="ce3">
            <text:p>3912345917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8" table:style-name="ce3">
            <text:p>3912345918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9" table:style-name="ce3">
            <text:p>3912345919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0" table:style-name="ce3">
            <text:p>3912345920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1" table:style-name="ce3">
            <text:p>3912345921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2" table:style-name="ce3">
            <text:p>3912345922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3" table:style-name="ce3">
            <text:p>3912345923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4" table:style-name="ce3">
            <text:p>3912345924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5" table:style-name="ce3">
            <text:p>3912345925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6" table:style-name="ce3">
            <text:p>3912345926</text:p>
          </table:table-cell>
          <table:table-cell office:value-type="date" office:date-value="2023-07-03T00:00:00" table:style-name="ce4">
            <text:p>03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7" table:style-name="ce3">
            <text:p>3912345927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8" table:style-name="ce3">
            <text:p>3912345928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9" table:style-name="ce3">
            <text:p>3912345929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0" table:style-name="ce3">
            <text:p>3912345930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1" table:style-name="ce3">
            <text:p>3912345931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2" table:style-name="ce3">
            <text:p>3912345932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3" table:style-name="ce3">
            <text:p>3912345933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4" table:style-name="ce3">
            <text:p>3912345934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5" table:style-name="ce3">
            <text:p>3912345935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6" table:style-name="ce3">
            <text:p>3912345936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7" table:style-name="ce3">
            <text:p>3912345937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8" table:style-name="ce3">
            <text:p>3912345938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9" table:style-name="ce3">
            <text:p>3912345939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0" table:style-name="ce3">
            <text:p>3912345940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1" table:style-name="ce3">
            <text:p>3912345941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2" table:style-name="ce3">
            <text:p>3912345942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3" table:style-name="ce3">
            <text:p>3912345943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4" table:style-name="ce3">
            <text:p>3912345944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5" table:style-name="ce3">
            <text:p>3912345945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6" table:style-name="ce3">
            <text:p>3912345946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7" table:style-name="ce3">
            <text:p>3912345947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8" table:style-name="ce3">
            <text:p>3912345948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9" table:style-name="ce3">
            <text:p>3912345949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0" table:style-name="ce3">
            <text:p>3912345950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1" table:style-name="ce3">
            <text:p>3912345951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2" table:style-name="ce3">
            <text:p>3912345952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3" table:style-name="ce3">
            <text:p>3912345953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4" table:style-name="ce3">
            <text:p>3912345954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5" table:style-name="ce3">
            <text:p>3912345955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6" table:style-name="ce3">
            <text:p>3912345956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7" table:style-name="ce3">
            <text:p>3912345957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8" table:style-name="ce3">
            <text:p>3912345958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9" table:style-name="ce3">
            <text:p>3912345959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0" table:style-name="ce3">
            <text:p>3912345960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1" table:style-name="ce3">
            <text:p>3912345961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2" table:style-name="ce3">
            <text:p>3912345962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3" table:style-name="ce3">
            <text:p>3912345963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4" table:style-name="ce3">
            <text:p>3912345964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5" table:style-name="ce3">
            <text:p>3912345965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6" table:style-name="ce3">
            <text:p>3912345966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7" table:style-name="ce3">
            <text:p>3912345967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8" table:style-name="ce3">
            <text:p>3912345968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9" table:style-name="ce3">
            <text:p>3912345969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0" table:style-name="ce3">
            <text:p>3912345970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1" table:style-name="ce3">
            <text:p>3912345971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2" table:style-name="ce3">
            <text:p>3912345972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3" table:style-name="ce3">
            <text:p>3912345973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4" table:style-name="ce3">
            <text:p>3912345974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5" table:style-name="ce3">
            <text:p>3912345975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6" table:style-name="ce3">
            <text:p>3912345976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7" table:style-name="ce3">
            <text:p>3912345977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8" table:style-name="ce3">
            <text:p>3912345978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9" table:style-name="ce3">
            <text:p>3912345979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0" table:style-name="ce3">
            <text:p>3912345980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1" table:style-name="ce3">
            <text:p>3912345981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2" table:style-name="ce3">
            <text:p>3912345982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3" table:style-name="ce3">
            <text:p>3912345983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4" table:style-name="ce3">
            <text:p>3912345984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5" table:style-name="ce3">
            <text:p>3912345985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6" table:style-name="ce3">
            <text:p>3912345986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7" table:style-name="ce3">
            <text:p>3912345987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8" table:style-name="ce3">
            <text:p>3912345988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9" table:style-name="ce3">
            <text:p>3912345989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0" table:style-name="ce3">
            <text:p>3912345990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1" table:style-name="ce3">
            <text:p>3912345991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2" table:style-name="ce3">
            <text:p>3912345992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3" table:style-name="ce3">
            <text:p>3912345993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4" table:style-name="ce3">
            <text:p>3912345994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5" table:style-name="ce3">
            <text:p>3912345995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6" table:style-name="ce3">
            <text:p>3912345996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7" table:style-name="ce3">
            <text:p>3912345997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8" table:style-name="ce3">
            <text:p>3912345998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9" table:style-name="ce3">
            <text:p>3912345999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0" table:style-name="ce3">
            <text:p>3912346000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1" table:style-name="ce3">
            <text:p>3912346001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2" table:style-name="ce3">
            <text:p>3912346002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3" table:style-name="ce3">
            <text:p>3912346003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4" table:style-name="ce3">
            <text:p>3912346004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5" table:style-name="ce3">
            <text:p>3912346005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6" table:style-name="ce3">
            <text:p>3912346006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7" table:style-name="ce3">
            <text:p>3912346007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8" table:style-name="ce3">
            <text:p>3912346008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9" table:style-name="ce3">
            <text:p>3912346009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4" table:style-name="ce3">
            <text:p>3912346024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date" office:date-value="2023-03-18T00:00:00" table:style-name="ce4">
            <text:p>1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date" office:date-value="2023-12-12T00:00:00" table:style-name="ce4">
            <text:p>1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date" office:date-value="2023-03-19T00:00:00" table:style-name="ce4">
            <text:p>1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0" table:style-name="ce3">
            <text:p>3912346030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0" table:style-name="ce3">
            <text:p>3912346040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1" table:style-name="ce3">
            <text:p>3912346041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2" table:style-name="ce3">
            <text:p>3912346042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3" table:style-name="ce3">
            <text:p>3912346043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4" table:style-name="ce3">
            <text:p>3912346044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5" table:style-name="ce3">
            <text:p>3912346045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6" table:style-name="ce3">
            <text:p>3912346046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7" table:style-name="ce3">
            <text:p>3912346047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8" table:style-name="ce3">
            <text:p>3912346048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9" table:style-name="ce3">
            <text:p>3912346049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0" table:style-name="ce3">
            <text:p>3912346050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1" table:style-name="ce3">
            <text:p>3912346051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2" table:style-name="ce3">
            <text:p>3912346052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3" table:style-name="ce3">
            <text:p>3912346053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4" table:style-name="ce3">
            <text:p>3912346054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5" table:style-name="ce3">
            <text:p>3912346055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6" table:style-name="ce3">
            <text:p>3912346056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7" table:style-name="ce3">
            <text:p>3912346057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8" table:style-name="ce3">
            <text:p>3912346058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9" table:style-name="ce3">
            <text:p>3912346059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0" table:style-name="ce3">
            <text:p>3912346060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1" table:style-name="ce3">
            <text:p>3912346061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2" table:style-name="ce3">
            <text:p>3912346062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3" table:style-name="ce3">
            <text:p>3912346063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4" table:style-name="ce3">
            <text:p>3912346064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5" table:style-name="ce3">
            <text:p>3912346065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6" table:style-name="ce3">
            <text:p>3912346066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7" table:style-name="ce3">
            <text:p>3912346067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8" table:style-name="ce3">
            <text:p>3912346068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9" table:style-name="ce3">
            <text:p>3912346069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0" table:style-name="ce3">
            <text:p>3912346070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1" table:style-name="ce3">
            <text:p>3912346071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2" table:style-name="ce3">
            <text:p>3912346072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3" table:style-name="ce3">
            <text:p>3912346073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4" table:style-name="ce3">
            <text:p>3912346074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5" table:style-name="ce3">
            <text:p>3912346075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6" table:style-name="ce3">
            <text:p>3912346076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7" table:style-name="ce3">
            <text:p>3912346077</text:p>
          </table:table-cell>
          <table:table-cell office:value-type="date" office:date-value="2023-01-05T00:00:00" table:style-name="ce4">
            <text:p>05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8" table:style-name="ce3">
            <text:p>3912346078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79" table:style-name="ce3">
            <text:p>3912346079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0" table:style-name="ce3">
            <text:p>3912346080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1" table:style-name="ce3">
            <text:p>3912346081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2" table:style-name="ce3">
            <text:p>3912346082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3" table:style-name="ce3">
            <text:p>3912346083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4" table:style-name="ce3">
            <text:p>3912346084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5" table:style-name="ce3">
            <text:p>3912346085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6" table:style-name="ce3">
            <text:p>3912346086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7" table:style-name="ce3">
            <text:p>3912346087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8" table:style-name="ce3">
            <text:p>3912346088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9" table:style-name="ce3">
            <text:p>3912346089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0" table:style-name="ce3">
            <text:p>3912346090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1" table:style-name="ce3">
            <text:p>3912346091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2" table:style-name="ce3">
            <text:p>3912346092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3" table:style-name="ce3">
            <text:p>3912346093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4" table:style-name="ce3">
            <text:p>3912346094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5" table:style-name="ce3">
            <text:p>3912346095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6" table:style-name="ce3">
            <text:p>3912346096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7" table:style-name="ce3">
            <text:p>3912346097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8" table:style-name="ce3">
            <text:p>3912346098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9" table:style-name="ce3">
            <text:p>3912346099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0" table:style-name="ce3">
            <text:p>3912346100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1" table:style-name="ce3">
            <text:p>3912346101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2" table:style-name="ce3">
            <text:p>3912346102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3" table:style-name="ce3">
            <text:p>3912346103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4" table:style-name="ce3">
            <text:p>3912346104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5" table:style-name="ce3">
            <text:p>3912346105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6" table:style-name="ce3">
            <text:p>3912346106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7" table:style-name="ce3">
            <text:p>3912346107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8" table:style-name="ce3">
            <text:p>3912346108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9" table:style-name="ce3">
            <text:p>3912346109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0" table:style-name="ce3">
            <text:p>3912346110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1" table:style-name="ce3">
            <text:p>3912346111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2" table:style-name="ce3">
            <text:p>3912346112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3" table:style-name="ce3">
            <text:p>3912346113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4" table:style-name="ce3">
            <text:p>3912346114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5" table:style-name="ce3">
            <text:p>3912346115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6" table:style-name="ce3">
            <text:p>3912346116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7" table:style-name="ce3">
            <text:p>3912346117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8" table:style-name="ce3">
            <text:p>3912346118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9" table:style-name="ce3">
            <text:p>3912346119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0" table:style-name="ce3">
            <text:p>3912346120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1" table:style-name="ce3">
            <text:p>3912346121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2" table:style-name="ce3">
            <text:p>3912346122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3" table:style-name="ce3">
            <text:p>3912346123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4" table:style-name="ce3">
            <text:p>3912346124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5" table:style-name="ce3">
            <text:p>3912346125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6" table:style-name="ce3">
            <text:p>3912346126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7" table:style-name="ce3">
            <text:p>3912346127</text:p>
          </table:table-cell>
          <table:table-cell office:value-type="date" office:date-value="2022-08-24T00:00:00" table:style-name="ce4">
            <text:p>2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8" table:style-name="ce3">
            <text:p>3912346128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29" table:style-name="ce3">
            <text:p>3912346129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0" table:style-name="ce3">
            <text:p>3912346130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1" table:style-name="ce3">
            <text:p>3912346131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2" table:style-name="ce3">
            <text:p>3912346132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3" table:style-name="ce3">
            <text:p>3912346133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4" table:style-name="ce3">
            <text:p>3912346134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5" table:style-name="ce3">
            <text:p>3912346135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6" table:style-name="ce3">
            <text:p>3912346136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7" table:style-name="ce3">
            <text:p>3912346137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8" table:style-name="ce3">
            <text:p>3912346138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9" table:style-name="ce3">
            <text:p>3912346139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0" table:style-name="ce3">
            <text:p>3912346140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1" table:style-name="ce3">
            <text:p>3912346141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2" table:style-name="ce3">
            <text:p>3912346142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3" table:style-name="ce3">
            <text:p>3912346143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4" table:style-name="ce3">
            <text:p>3912346144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5" table:style-name="ce3">
            <text:p>3912346145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6" table:style-name="ce3">
            <text:p>3912346146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7" table:style-name="ce3">
            <text:p>3912346147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8" table:style-name="ce3">
            <text:p>3912346148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9" table:style-name="ce3">
            <text:p>3912346149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0" table:style-name="ce3">
            <text:p>3912346150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1" table:style-name="ce3">
            <text:p>3912346151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2" table:style-name="ce3">
            <text:p>3912346152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3" table:style-name="ce3">
            <text:p>3912346153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4" table:style-name="ce3">
            <text:p>3912346154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5" table:style-name="ce3">
            <text:p>3912346155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6" table:style-name="ce3">
            <text:p>3912346156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7" table:style-name="ce3">
            <text:p>3912346157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8" table:style-name="ce3">
            <text:p>3912346158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9" table:style-name="ce3">
            <text:p>3912346159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0" table:style-name="ce3">
            <text:p>3912346160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1" table:style-name="ce3">
            <text:p>3912346161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2" table:style-name="ce3">
            <text:p>3912346162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3" table:style-name="ce3">
            <text:p>3912346163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4" table:style-name="ce3">
            <text:p>3912346164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5" table:style-name="ce3">
            <text:p>3912346165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6" table:style-name="ce3">
            <text:p>3912346166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7" table:style-name="ce3">
            <text:p>3912346167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8" table:style-name="ce3">
            <text:p>3912346168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9" table:style-name="ce3">
            <text:p>3912346169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0" table:style-name="ce3">
            <text:p>3912346170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1" table:style-name="ce3">
            <text:p>3912346171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2" table:style-name="ce3">
            <text:p>3912346172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3" table:style-name="ce3">
            <text:p>3912346173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4" table:style-name="ce3">
            <text:p>3912346174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5" table:style-name="ce3">
            <text:p>3912346175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6" table:style-name="ce3">
            <text:p>3912346176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7" table:style-name="ce3">
            <text:p>3912346177</text:p>
          </table:table-cell>
          <table:table-cell office:value-type="date" office:date-value="2022-09-17T00:00:00" table:style-name="ce4">
            <text:p>1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number-rows-repeated="1048070" table:style-name="ro1">
          <table:table-cell table:number-columns-repeated="16384"/>
        </table:table-row>
      </table:table>
      <table:table table:name="Telefonata" table:style-name="ta1"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Ora</text:p>
          </table:table-cell>
          <table:table-cell office:value-type="string" table:style-name="ce2">
            <text:p>Durata</text:p>
          </table:table-cell>
          <table:table-cell office:value-type="string" table:style-name="ce2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0M0S" table:style-name="ce5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5" table:style-name="ce3">
            <text:p>391234586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8" table:style-name="ce3">
            <text:p>391234586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5" table:style-name="ce3">
            <text:p>391234587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7" table:style-name="ce3">
            <text:p>3912345877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1-17T00:00:00" table:style-name="ce4">
            <text:p>17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3" table:style-name="ce3">
            <text:p>3912345883</text:p>
          </table:table-cell>
          <table:table-cell office:value-type="date" office:date-value="2024-01-18T00:00:00" table:style-name="ce4">
            <text:p>18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4" table:style-name="ce3">
            <text:p>3912345884</text:p>
          </table:table-cell>
          <table:table-cell office:value-type="date" office:date-value="2024-01-19T00:00:00" table:style-name="ce4">
            <text:p>19/01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5" table:style-name="ce3">
            <text:p>3912345885</text:p>
          </table:table-cell>
          <table:table-cell office:value-type="date" office:date-value="2024-01-20T00:00:00" table:style-name="ce4">
            <text:p>20/01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1-21T00:00:00" table:style-name="ce4">
            <text:p>21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1-22T00:00:00" table:style-name="ce4">
            <text:p>22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7" table:style-name="ce3">
            <text:p>3912345887</text:p>
          </table:table-cell>
          <table:table-cell office:value-type="date" office:date-value="2024-01-23T00:00:00" table:style-name="ce4">
            <text:p>23/01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8" table:style-name="ce3">
            <text:p>3912345888</text:p>
          </table:table-cell>
          <table:table-cell office:value-type="date" office:date-value="2024-01-24T00:00:00" table:style-name="ce4">
            <text:p>24/01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9" table:style-name="ce3">
            <text:p>3912345889</text:p>
          </table:table-cell>
          <table:table-cell office:value-type="date" office:date-value="2024-01-25T00:00:00" table:style-name="ce4">
            <text:p>25/01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1" table:style-name="ce3">
            <text:p>3912345891</text:p>
          </table:table-cell>
          <table:table-cell office:value-type="date" office:date-value="2024-01-26T00:00:00" table:style-name="ce4">
            <text:p>26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2" table:style-name="ce3">
            <text:p>3912345892</text:p>
          </table:table-cell>
          <table:table-cell office:value-type="date" office:date-value="2024-01-27T00:00:00" table:style-name="ce4">
            <text:p>27/01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93" table:style-name="ce3">
            <text:p>3912345893</text:p>
          </table:table-cell>
          <table:table-cell office:value-type="date" office:date-value="2024-01-28T00:00:00" table:style-name="ce4">
            <text:p>28/01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1-29T00:00:00" table:style-name="ce4">
            <text:p>29/01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1-30T00:00:00" table:style-name="ce4">
            <text:p>30/01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1" table:style-name="ce3">
            <text:p>3912345901</text:p>
          </table:table-cell>
          <table:table-cell office:value-type="date" office:date-value="2024-01-31T00:00:00" table:style-name="ce4">
            <text:p>31/01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2" table:style-name="ce3">
            <text:p>3912345902</text:p>
          </table:table-cell>
          <table:table-cell office:value-type="date" office:date-value="2024-02-01T00:00:00" table:style-name="ce4">
            <text:p>01/02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2-02T00:00:00" table:style-name="ce4">
            <text:p>02/02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2-03T00:00:00" table:style-name="ce4">
            <text:p>03/02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4" table:style-name="ce3">
            <text:p>3912345904</text:p>
          </table:table-cell>
          <table:table-cell office:value-type="date" office:date-value="2024-02-04T00:00:00" table:style-name="ce4">
            <text:p>04/02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6" table:style-name="ce3">
            <text:p>3912345906</text:p>
          </table:table-cell>
          <table:table-cell office:value-type="date" office:date-value="2024-02-05T00:00:00" table:style-name="ce4">
            <text:p>05/02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7" table:style-name="ce3">
            <text:p>3912345907</text:p>
          </table:table-cell>
          <table:table-cell office:value-type="date" office:date-value="2024-02-06T00:00:00" table:style-name="ce4">
            <text:p>06/02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8" table:style-name="ce6">
            <text:p>3912345908</text:p>
          </table:table-cell>
          <table:table-cell office:value-type="date" office:date-value="2024-02-07T00:00:00" table:style-name="ce4">
            <text:p>07/02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9" table:style-name="ce3">
            <text:p>3912345909</text:p>
          </table:table-cell>
          <table:table-cell office:value-type="date" office:date-value="2024-02-08T00:00:00" table:style-name="ce4">
            <text:p>08/02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2-09T00:00:00" table:style-name="ce4">
            <text:p>09/02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2-10T00:00:00" table:style-name="ce4">
            <text:p>10/02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3" table:style-name="ce6">
            <text:p>3912345913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3" table:style-name="ce3">
            <text:p>3912345913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4" table:style-name="ce6">
            <text:p>3912345914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6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7" table:style-name="ce3">
            <text:p>3912345917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8" table:style-name="ce3">
            <text:p>391234591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9" table:style-name="ce3">
            <text:p>3912345919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0" table:style-name="ce3">
            <text:p>391234592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1" table:style-name="ce3">
            <text:p>3912345921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3" table:style-name="ce3">
            <text:p>3912345923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4" table:style-name="ce3">
            <text:p>3912345924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6" table:style-name="ce3">
            <text:p>3912345926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7" table:style-name="ce3">
            <text:p>391234592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8" table:style-name="ce3">
            <text:p>391234592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9" table:style-name="ce3">
            <text:p>3912345929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3" table:style-name="ce3">
            <text:p>3912345933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4" table:style-name="ce6">
            <text:p>3912345934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34" table:style-name="ce6">
            <text:p>3912345934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5" table:style-name="ce3">
            <text:p>3912345935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6" table:style-name="ce6">
            <text:p>3912345936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8" table:style-name="ce3">
            <text:p>3912345938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9" table:style-name="ce6">
            <text:p>3912345939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0" table:style-name="ce6">
            <text:p>3912345940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0" table:style-name="ce3">
            <text:p>3912345940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1" table:style-name="ce6">
            <text:p>3912345941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1" table:style-name="ce6">
            <text:p>3912345941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2" table:style-name="ce3">
            <text:p>3912345942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3" table:style-name="ce3">
            <text:p>3912345943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4" table:style-name="ce6">
            <text:p>3912345944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44" table:style-name="ce6">
            <text:p>3912345944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6" table:style-name="ce3">
            <text:p>3912345946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8" table:style-name="ce3">
            <text:p>3912345948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0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0" table:style-name="ce3">
            <text:p>3912345950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0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1" table:style-name="ce6">
            <text:p>3912345951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1" table:style-name="ce6">
            <text:p>3912345951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0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2" table:style-name="ce6">
            <text:p>3912345952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0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2" table:style-name="ce6">
            <text:p>3912345952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0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0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3" table:style-name="ce6">
            <text:p>3912345953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1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1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4" table:style-name="ce6">
            <text:p>3912345954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4" table:style-name="ce6">
            <text:p>3912345954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1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1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5" table:style-name="ce6">
            <text:p>3912345955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1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5" table:style-name="ce6">
            <text:p>3912345955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1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2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7" table:style-name="ce6">
            <text:p>3912345957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2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7" table:style-name="ce6">
            <text:p>3912345957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2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9" table:style-name="ce6">
            <text:p>391234595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2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9" table:style-name="ce6">
            <text:p>391234595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2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4" table:style-name="ce6">
            <text:p>3912345964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2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4" table:style-name="ce6">
            <text:p>3912345964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2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6" table:style-name="ce6">
            <text:p>3912345966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3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6" table:style-name="ce6">
            <text:p>3912345966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3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9" table:style-name="ce3">
            <text:p>3912345969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1" table:style-name="ce6">
            <text:p>391234597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1" table:style-name="ce6">
            <text:p>391234597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2" table:style-name="ce6">
            <text:p>3912345972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3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3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3" table:style-name="ce6">
            <text:p>3912345973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3" table:style-name="ce6">
            <text:p>3912345973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3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4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4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6" table:style-name="ce3">
            <text:p>391234597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4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7" table:style-name="ce6">
            <text:p>391234597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4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7" table:style-name="ce6">
            <text:p>391234597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4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8" table:style-name="ce6">
            <text:p>39123459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4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8" table:style-name="ce6">
            <text:p>39123459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9" table:style-name="ce6">
            <text:p>391234597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4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9" table:style-name="ce6">
            <text:p>391234597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4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0" table:style-name="ce6">
            <text:p>391234598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5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0" table:style-name="ce6">
            <text:p>391234598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5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5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5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5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5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5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3" table:style-name="ce6">
            <text:p>39123459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6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3" table:style-name="ce6">
            <text:p>39123459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6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6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6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6" table:style-name="ce6">
            <text:p>391234598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6" table:style-name="ce6">
            <text:p>391234598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7" table:style-name="ce6">
            <text:p>39123459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7" table:style-name="ce6">
            <text:p>3912345987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7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17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8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8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8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8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0" table:style-name="ce6">
            <text:p>3912345990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8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0" table:style-name="ce6">
            <text:p>391234599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1" table:style-name="ce6">
            <text:p>3912345991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1" table:style-name="ce6">
            <text:p>3912345991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90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9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9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9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9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9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3" table:style-name="ce6">
            <text:p>3912345993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9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3" table:style-name="ce6">
            <text:p>3912345993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0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0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6" table:style-name="ce6">
            <text:p>3912345996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6" table:style-name="ce6">
            <text:p>3912345996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0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3-02T00:00:00" table:style-name="ce4">
            <text:p>02/03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3-03T00:00:00" table:style-name="ce4">
            <text:p>03/03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0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3-04T00:00:00" table:style-name="ce4">
            <text:p>04/03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0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3-05T00:00:00" table:style-name="ce4">
            <text:p>05/03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8" table:style-name="ce6">
            <text:p>3912345998</text:p>
          </table:table-cell>
          <table:table-cell office:value-type="date" office:date-value="2024-03-06T00:00:00" table:style-name="ce4">
            <text:p>06/03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1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8" table:style-name="ce6">
            <text:p>3912345998</text:p>
          </table:table-cell>
          <table:table-cell office:value-type="date" office:date-value="2024-03-07T00:00:00" table:style-name="ce4">
            <text:p>07/03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1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3-08T00:00:00" table:style-name="ce4">
            <text:p>08/03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1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3-09T00:00:00" table:style-name="ce4">
            <text:p>09/03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1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3-10T00:00:00" table:style-name="ce4">
            <text:p>10/03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3-11T00:00:00" table:style-name="ce4">
            <text:p>11/03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1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3-12T00:00:00" table:style-name="ce4">
            <text:p>12/03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3-13T00:00:00" table:style-name="ce4">
            <text:p>13/03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1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3-14T00:00:00" table:style-name="ce4">
            <text:p>14/03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1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3-15T00:00:00" table:style-name="ce4">
            <text:p>15/03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3-16T00:00:00" table:style-name="ce4">
            <text:p>16/03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2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3-17T00:00:00" table:style-name="ce4">
            <text:p>17/03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1" table:style-name="ce3">
            <text:p>3912346001</text:p>
          </table:table-cell>
          <table:table-cell office:value-type="date" office:date-value="2024-03-18T00:00:00" table:style-name="ce4">
            <text:p>18/03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2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3-19T00:00:00" table:style-name="ce4">
            <text:p>19/03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3-20T00:00:00" table:style-name="ce4">
            <text:p>20/03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3-21T00:00:00" table:style-name="ce4">
            <text:p>21/03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25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3-22T00:00:00" table:style-name="ce4">
            <text:p>22/03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2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3T00:00:00" table:style-name="ce4">
            <text:p>23/03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3" table:style-name="ce6">
            <text:p>3912346003</text:p>
          </table:table-cell>
          <table:table-cell office:value-type="date" office:date-value="2024-03-24T00:00:00" table:style-name="ce4">
            <text:p>24/03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2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3" table:style-name="ce6">
            <text:p>3912346003</text:p>
          </table:table-cell>
          <table:table-cell office:value-type="date" office:date-value="2024-03-25T00:00:00" table:style-name="ce4">
            <text:p>25/03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2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3-26T00:00:00" table:style-name="ce4">
            <text:p>26/03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27T00:00:00" table:style-name="ce4">
            <text:p>27/03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3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4" table:style-name="ce6">
            <text:p>3912346004</text:p>
          </table:table-cell>
          <table:table-cell office:value-type="date" office:date-value="2024-03-28T00:00:00" table:style-name="ce4">
            <text:p>28/03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3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4" table:style-name="ce6">
            <text:p>3912346004</text:p>
          </table:table-cell>
          <table:table-cell office:value-type="date" office:date-value="2024-03-29T00:00:00" table:style-name="ce4">
            <text:p>29/03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3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3-30T00:00:00" table:style-name="ce4">
            <text:p>30/03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3-31T00:00:00" table:style-name="ce4">
            <text:p>31/03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3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5" table:style-name="ce6">
            <text:p>3912346005</text:p>
          </table:table-cell>
          <table:table-cell office:value-type="date" office:date-value="2024-04-01T00:00:00" table:style-name="ce4">
            <text:p>01/04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3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5" table:style-name="ce6">
            <text:p>3912346005</text:p>
          </table:table-cell>
          <table:table-cell office:value-type="date" office:date-value="2024-04-02T00:00:00" table:style-name="ce4">
            <text:p>02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3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4-03T00:00:00" table:style-name="ce4">
            <text:p>03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3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4-04T00:00:00" table:style-name="ce4">
            <text:p>04/04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3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4-05T00:00:00" table:style-name="ce4">
            <text:p>05/04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4-06T00:00:00" table:style-name="ce4">
            <text:p>06/04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4-07T00:00:00" table:style-name="ce4">
            <text:p>07/04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7" table:style-name="ce6">
            <text:p>3912346007</text:p>
          </table:table-cell>
          <table:table-cell office:value-type="date" office:date-value="2024-04-08T00:00:00" table:style-name="ce4">
            <text:p>08/04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7" table:style-name="ce6">
            <text:p>3912346007</text:p>
          </table:table-cell>
          <table:table-cell office:value-type="date" office:date-value="2024-04-09T00:00:00" table:style-name="ce4">
            <text:p>09/04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4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8" table:style-name="ce6">
            <text:p>3912346008</text:p>
          </table:table-cell>
          <table:table-cell office:value-type="date" office:date-value="2024-04-10T00:00:00" table:style-name="ce4">
            <text:p>10/04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4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8" table:style-name="ce6">
            <text:p>3912346008</text:p>
          </table:table-cell>
          <table:table-cell office:value-type="date" office:date-value="2024-04-11T00:00:00" table:style-name="ce4">
            <text:p>11/04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4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9" table:style-name="ce6">
            <text:p>3912346009</text:p>
          </table:table-cell>
          <table:table-cell office:value-type="date" office:date-value="2024-04-12T00:00:00" table:style-name="ce4">
            <text:p>12/04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4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9" table:style-name="ce6">
            <text:p>3912346009</text:p>
          </table:table-cell>
          <table:table-cell office:value-type="date" office:date-value="2024-04-13T00:00:00" table:style-name="ce4">
            <text:p>13/04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4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4-14T00:00:00" table:style-name="ce4">
            <text:p>14/04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4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15T00:00:00" table:style-name="ce4">
            <text:p>15/04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5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16T00:00:00" table:style-name="ce4">
            <text:p>16/04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5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17T00:00:00" table:style-name="ce4">
            <text:p>17/04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18T00:00:00" table:style-name="ce4">
            <text:p>18/04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5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4-19T00:00:00" table:style-name="ce4">
            <text:p>19/04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20T00:00:00" table:style-name="ce4">
            <text:p>20/04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4-21T00:00:00" table:style-name="ce4">
            <text:p>21/04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5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4-22T00:00:00" table:style-name="ce4">
            <text:p>22/04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5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3T00:00:00" table:style-name="ce4">
            <text:p>23/04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4-24T00:00:00" table:style-name="ce4">
            <text:p>24/04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5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4-25T00:00:00" table:style-name="ce4">
            <text:p>25/04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6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4-26T00:00:00" table:style-name="ce4">
            <text:p>26/04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6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4-27T00:00:00" table:style-name="ce4">
            <text:p>27/04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4-28T00:00:00" table:style-name="ce4">
            <text:p>28/04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4-29T00:00:00" table:style-name="ce4">
            <text:p>29/04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4-30T00:00:00" table:style-name="ce4">
            <text:p>30/04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6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6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6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6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7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7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7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7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7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7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7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7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8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8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8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8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8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8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8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29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9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9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9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9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0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0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0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0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0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0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1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1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1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1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1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1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1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2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2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2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2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2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2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2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3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3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3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3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3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3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3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4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4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4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4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4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4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4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4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5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5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5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57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5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5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6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6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6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6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6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7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7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7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7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7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7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7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7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8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8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8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8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9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94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9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9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9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9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0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0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0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0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0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0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0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0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1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1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1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1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1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1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1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1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1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2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2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2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2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2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3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3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3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3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3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4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4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4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4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4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4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4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4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5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5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5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5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5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6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6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6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6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6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67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6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7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7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7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7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7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7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7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7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7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8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8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8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8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8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8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9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9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9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9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9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9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0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0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02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0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0H0M0S" table:style-name="ce5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0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0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5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0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0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1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1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1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1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1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1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1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1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1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2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2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2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2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2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2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2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2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2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3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3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3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3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3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3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3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4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4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4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4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4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4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49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5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5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5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5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5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5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6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6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6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6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6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6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7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7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7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7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7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8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8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8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9" table:style-name="ce6">
            <text:p>391234605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8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8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9" table:style-name="ce6">
            <text:p>3912346059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8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8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9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9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9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9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9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9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9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01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0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0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0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0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0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0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3" table:style-name="ce3">
            <text:p>391234606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3" table:style-name="ce6">
            <text:p>391234606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1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1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1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1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1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1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2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2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2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2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2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2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3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3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3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3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3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3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4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4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4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4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4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4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4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4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5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5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5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5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5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6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6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6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6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6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6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6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6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7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7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7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7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7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7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7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7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7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8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8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8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8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8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8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9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9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9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9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9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9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9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9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0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0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0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0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0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0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0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1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1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1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1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1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1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2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2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2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3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3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3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3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3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35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3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3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3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4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4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4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4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4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5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5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5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5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5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5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5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6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6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6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6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6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6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6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6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69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7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7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7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7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7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7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8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8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8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1-16T00:00:00" table:style-name="ce4">
            <text:p>16/01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8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1T00:00:00" table:style-name="ce4">
            <text:p>11/02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8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2-12T00:00:00" table:style-name="ce4">
            <text:p>12/02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8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3T00:00:00" table:style-name="ce4">
            <text:p>13/02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4T00:00:00" table:style-name="ce4">
            <text:p>14/02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78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5T00:00:00" table:style-name="ce4">
            <text:p>15/02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8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2-16T00:00:00" table:style-name="ce4">
            <text:p>16/02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7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17T00:00:00" table:style-name="ce4">
            <text:p>17/02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9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18T00:00:00" table:style-name="ce4">
            <text:p>18/02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9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2-19T00:00:00" table:style-name="ce4">
            <text:p>19/02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9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20T00:00:00" table:style-name="ce4">
            <text:p>20/02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9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21T00:00:00" table:style-name="ce4">
            <text:p>21/02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9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2-22T00:00:00" table:style-name="ce4">
            <text:p>22/02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9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3T00:00:00" table:style-name="ce4">
            <text:p>23/02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4T00:00:00" table:style-name="ce4">
            <text:p>24/02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5T00:00:00" table:style-name="ce4">
            <text:p>25/02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98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6T00:00:00" table:style-name="ce4">
            <text:p>26/02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9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7T00:00:00" table:style-name="ce4">
            <text:p>27/02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2-28T00:00:00" table:style-name="ce4">
            <text:p>28/02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2-29T00:00:00" table:style-name="ce4">
            <text:p>29/02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3-01T00:00:00" table:style-name="ce4">
            <text:p>01/03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0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0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0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0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0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0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0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1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1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1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1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14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1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16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1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6T00:00:00" table:style-name="ce4">
            <text:p>06/01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7T00:00:00" table:style-name="ce4">
            <text:p>07/01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2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1-08T00:00:00" table:style-name="ce4">
            <text:p>08/01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2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09T00:00:00" table:style-name="ce4">
            <text:p>09/01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2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1-10T00:00:00" table:style-name="ce4">
            <text:p>10/01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11T00:00:00" table:style-name="ce4">
            <text:p>11/01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2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12T00:00:00" table:style-name="ce4">
            <text:p>12/01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2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13T00:00:00" table:style-name="ce4">
            <text:p>13/01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2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1-14T00:00:00" table:style-name="ce4">
            <text:p>14/01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2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1-15T00:00:00" table:style-name="ce4">
            <text:p>15/01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2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3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H0M0S" table:style-name="ce5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3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3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3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3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3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3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3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4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4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4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4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4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4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4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5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5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5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5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5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5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5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5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58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5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6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6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6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6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6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6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6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6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7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7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7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7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7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7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7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7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80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8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8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8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8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8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8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8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8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9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9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9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9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9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9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9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9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9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0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1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0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0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0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06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0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0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1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1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1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0" table:style-name="ce6">
            <text:p>3912346110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0" table:style-name="ce6">
            <text:p>3912346110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1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1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2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2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2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2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2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7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2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2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3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3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3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3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3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3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3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5" table:style-name="ce6">
            <text:p>3912346115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3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5" table:style-name="ce6">
            <text:p>3912346115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3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4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4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7" table:style-name="ce6">
            <text:p>3912346117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4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7" table:style-name="ce3">
            <text:p>3912346117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4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4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8" table:style-name="ce6">
            <text:p>3912346118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4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8" table:style-name="ce6">
            <text:p>3912346118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4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5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9" table:style-name="ce6">
            <text:p>3912346119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5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9" table:style-name="ce6">
            <text:p>3912346119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5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0" table:style-name="ce6">
            <text:p>3912346120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5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0" table:style-name="ce6">
            <text:p>3912346120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7H0M0S" table:style-name="ce5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5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1" table:style-name="ce6">
            <text:p>3912346121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5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5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1" table:style-name="ce6">
            <text:p>3912346121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6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2" table:style-name="ce6">
            <text:p>3912346122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6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2" table:style-name="ce3">
            <text:p>3912346122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6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3" table:style-name="ce6">
            <text:p>3912346123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6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3" table:style-name="ce6">
            <text:p>3912346123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6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6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5" table:style-name="ce6">
            <text:p>3912346125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7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5" table:style-name="ce6">
            <text:p>3912346125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7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7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6" table:style-name="ce6">
            <text:p>3912346126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7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6" table:style-name="ce6">
            <text:p>3912346126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7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7" table:style-name="ce6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7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7" table:style-name="ce6">
            <text:p>391234612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7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7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3-12-25T00:00:00" table:style-name="ce4">
            <text:p>25/12/23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7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8" table:style-name="ce6">
            <text:p>3912346128</text:p>
          </table:table-cell>
          <table:table-cell office:value-type="date" office:date-value="2023-12-26T00:00:00" table:style-name="ce4">
            <text:p>26/12/23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7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8" table:style-name="ce6">
            <text:p>3912346128</text:p>
          </table:table-cell>
          <table:table-cell office:value-type="date" office:date-value="2023-12-27T00:00:00" table:style-name="ce4">
            <text:p>27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9" table:style-name="ce6">
            <text:p>3912346129</text:p>
          </table:table-cell>
          <table:table-cell office:value-type="date" office:date-value="2023-12-28T00:00:00" table:style-name="ce4">
            <text:p>28/12/23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8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1" table:style-name="ce3">
            <text:p>3912346131</text:p>
          </table:table-cell>
          <table:table-cell office:value-type="date" office:date-value="2023-12-29T00:00:00" table:style-name="ce4">
            <text:p>29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2" table:style-name="ce3">
            <text:p>3912346132</text:p>
          </table:table-cell>
          <table:table-cell office:value-type="date" office:date-value="2023-12-30T00:00:00" table:style-name="ce4">
            <text:p>30/12/23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8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3" table:style-name="ce3">
            <text:p>3912346133</text:p>
          </table:table-cell>
          <table:table-cell office:value-type="date" office:date-value="2023-12-31T00:00:00" table:style-name="ce4">
            <text:p>31/12/23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8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4" table:style-name="ce6">
            <text:p>3912346134</text:p>
          </table:table-cell>
          <table:table-cell office:value-type="date" office:date-value="2024-01-01T00:00:00" table:style-name="ce4">
            <text:p>01/01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4" table:style-name="ce6">
            <text:p>3912346134</text:p>
          </table:table-cell>
          <table:table-cell office:value-type="date" office:date-value="2024-01-02T00:00:00" table:style-name="ce4">
            <text:p>02/01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8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1-03T00:00:00" table:style-name="ce4">
            <text:p>03/01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8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1-04T00:00:00" table:style-name="ce4">
            <text:p>04/01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8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4-01-05T00:00:00" table:style-name="ce4">
            <text:p>05/01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8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3-12-13T00:00:00" table:style-name="ce4">
            <text:p>13/12/23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8" table:style-name="ce3">
            <text:p>3912346138</text:p>
          </table:table-cell>
          <table:table-cell office:value-type="date" office:date-value="2023-12-14T00:00:00" table:style-name="ce4">
            <text:p>14/12/23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0" table:style-name="ce3">
            <text:p>3912346140</text:p>
          </table:table-cell>
          <table:table-cell office:value-type="date" office:date-value="2023-12-15T00:00:00" table:style-name="ce4">
            <text:p>15/12/23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1" table:style-name="ce3">
            <text:p>3912346141</text:p>
          </table:table-cell>
          <table:table-cell office:value-type="date" office:date-value="2023-12-16T00:00:00" table:style-name="ce4">
            <text:p>16/12/23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9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2" table:style-name="ce3">
            <text:p>3912346142</text:p>
          </table:table-cell>
          <table:table-cell office:value-type="date" office:date-value="2023-12-17T00:00:00" table:style-name="ce4">
            <text:p>17/12/23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9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0" table:style-name="ce3">
            <text:p>3912346160</text:p>
          </table:table-cell>
          <table:table-cell office:value-type="date" office:date-value="2023-12-18T00:00:00" table:style-name="ce4">
            <text:p>18/12/23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9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3-12-19T00:00:00" table:style-name="ce4">
            <text:p>19/12/23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9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3-12-20T00:00:00" table:style-name="ce4">
            <text:p>20/12/23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3-12-21T00:00:00" table:style-name="ce4">
            <text:p>21/12/23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9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3-12-22T00:00:00" table:style-name="ce4">
            <text:p>22/12/23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9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3-12-23T00:00:00" table:style-name="ce4">
            <text:p>23/12/23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00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3-12-24T00:00:00" table:style-name="ce4">
            <text:p>24/12/23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001]*0.1)" table:style-name="ce3">
            <text:p>0,8</text:p>
          </table:table-cell>
          <table:table-cell table:number-columns-repeated="16378"/>
        </table:table-row>
        <table:table-row table:number-rows-repeated="2" table:style-name="ro1">
          <table:table-cell table:style-name="ce1"/>
          <table:table-cell table:style-name="ce6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1"/>
          <table:table-cell table:style-name="ce6"/>
          <table:table-cell table:style-name="ce15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style-name="ce6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13" table:style-name="ro1">
          <table:table-cell/>
          <table:table-cell table:style-name="ce6"/>
          <table:table-cell table:number-columns-repeated="2" table:style-name="ce1"/>
          <table:table-cell table:style-name="ce3"/>
          <table:table-cell table:number-columns-repeated="16379"/>
        </table:table-row>
        <table:table-row table:number-rows-repeated="3" table:style-name="ro1">
          <table:table-cell/>
          <table:table-cell table:style-name="ce6"/>
          <table:table-cell table:number-columns-repeated="16382" table:style-name="ce1"/>
        </table:table-row>
        <table:table-row table:number-rows-repeated="110" table:style-name="ro1">
          <table:table-cell/>
          <table:table-cell table:style-name="ce6"/>
          <table:table-cell table:number-columns-repeated="16382"/>
        </table:table-row>
        <table:table-row table:number-rows-repeated="5" table:style-name="ro1">
          <table:table-cell/>
          <table:table-cell table:style-name="ce3"/>
          <table:table-cell table:number-columns-repeated="16382"/>
        </table:table-row>
        <table:table-row table:number-rows-repeated="1047437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0"/>
        <table:table-column table:style-name="co10" table:default-cell-style-name="ce10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7">
            <text:p>Codice</text:p>
          </table:table-cell>
          <table:table-cell office:value-type="string" table:style-name="ce7">
            <text:p>TipoSIM</text:p>
          </table:table-cell>
          <table:table-cell office:value-type="string" table:style-name="ce7">
            <text:p>EraAssociataA</text:p>
          </table:table-cell>
          <table:table-cell office:value-type="string" table:style-name="ce8">
            <text:p>DataAttivazione</text:p>
          </table:table-cell>
          <table:table-cell office:value-type="string" table:style-name="ce8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2</text:p>
          </table:table-cell>
          <table:table-cell office:value-type="string" table:style-name="ce3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1</text:p>
          </table:table-cell>
          <table:table-cell office:value-type="string" table:style-name="ce3">
            <text:p>Elettronica</text:p>
          </table:table-cell>
          <table:table-cell office:value-type="float" office:value="3912345881" table:style-name="ce1">
            <text:p>391234588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2</text:p>
          </table:table-cell>
          <table:table-cell office:value-type="string" table:style-name="ce3">
            <text:p>Standard</text:p>
          </table:table-cell>
          <table:table-cell office:value-type="float" office:value="3912345901" table:style-name="ce1">
            <text:p>3912345901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8</text:p>
          </table:table-cell>
          <table:table-cell office:value-type="string" table:style-name="ce3">
            <text:p>Micro</text:p>
          </table:table-cell>
          <table:table-cell office:value-type="float" office:value="3912345903" table:style-name="ce1">
            <text:p>3912345903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9</text:p>
          </table:table-cell>
          <table:table-cell office:value-type="string" table:style-name="ce3">
            <text:p>Micro</text:p>
          </table:table-cell>
          <table:table-cell office:value-type="float" office:value="3912345909" table:style-name="ce1">
            <text:p>3912345909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0</text:p>
          </table:table-cell>
          <table:table-cell office:value-type="string" table:style-name="ce3">
            <text:p>Nano</text:p>
          </table:table-cell>
          <table:table-cell office:value-type="float" office:value="3912345910" table:style-name="ce1">
            <text:p>3912345910</text:p>
          </table:table-cell>
          <table:table-cell office:value-type="date" office:date-value="2023-06-30T00:00:00" table:style-name="ce9">
            <text:p>30/06/23</text:p>
          </table:table-cell>
          <table:table-cell office:value-type="date" office:date-value="2023-07-10T00:00:00" table:style-name="ce9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3</text:p>
          </table:table-cell>
          <table:table-cell office:value-type="string" table:style-name="ce3">
            <text:p>Micro</text:p>
          </table:table-cell>
          <table:table-cell office:value-type="float" office:value="3912345948" table:style-name="ce1">
            <text:p>3912345948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4</text:p>
          </table:table-cell>
          <table:table-cell office:value-type="string" table:style-name="ce3">
            <text:p>Elettronica</text:p>
          </table:table-cell>
          <table:table-cell office:value-type="float" office:value="3912345949" table:style-name="ce1">
            <text:p>391234594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1</text:p>
          </table:table-cell>
          <table:table-cell office:value-type="string" table:style-name="ce3">
            <text:p>Standard</text:p>
          </table:table-cell>
          <table:table-cell office:value-type="float" office:value="3912345950" table:style-name="ce1">
            <text:p>391234595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0</text:p>
          </table:table-cell>
          <table:table-cell office:value-type="string" table:style-name="ce3">
            <text:p>Standard</text:p>
          </table:table-cell>
          <table:table-cell office:value-type="float" office:value="3912345953" table:style-name="ce1">
            <text:p>391234595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0</text:p>
          </table:table-cell>
          <table:table-cell office:value-type="string" table:style-name="ce3">
            <text:p>Standard</text:p>
          </table:table-cell>
          <table:table-cell office:value-type="float" office:value="3912345959" table:style-name="ce1">
            <text:p>3912345959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0</text:p>
          </table:table-cell>
          <table:table-cell office:value-type="string" table:style-name="ce3">
            <text:p>Standard</text:p>
          </table:table-cell>
          <table:table-cell office:value-type="float" office:value="3912345962" table:style-name="ce1">
            <text:p>3912345962</text:p>
          </table:table-cell>
          <table:table-cell office:value-type="date" office:date-value="2023-11-30T00:00:00" table:style-name="ce9">
            <text:p>30/11/23</text:p>
          </table:table-cell>
          <table:table-cell office:value-type="date" office:date-value="2023-12-10T00:00:00" table:style-name="ce9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0</text:p>
          </table:table-cell>
          <table:table-cell office:value-type="string" table:style-name="ce3">
            <text:p>Standard</text:p>
          </table:table-cell>
          <table:table-cell office:value-type="float" office:value="3912345963" table:style-name="ce1">
            <text:p>3912345963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8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5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4-11T00:00:00" table:style-name="ce9">
            <text:p>11/04/23</text:p>
          </table:table-cell>
          <table:table-cell office:value-type="date" office:date-value="2023-04-21T00:00:00" table:style-name="ce9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6</text:p>
          </table:table-cell>
          <table:table-cell office:value-type="string" table:style-name="ce3">
            <text:p>Elettronica</text:p>
          </table:table-cell>
          <table:table-cell office:value-type="float" office:value="3912345968" table:style-name="ce1">
            <text:p>3912345968</text:p>
          </table:table-cell>
          <table:table-cell office:value-type="date" office:date-value="2022-10-31T00:00:00" table:style-name="ce9">
            <text:p>31/10/22</text:p>
          </table:table-cell>
          <table:table-cell office:value-type="date" office:date-value="2022-11-10T00:00:00" table:style-name="ce9">
            <text:p>1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2</text:p>
          </table:table-cell>
          <table:table-cell office:value-type="string" table:style-name="ce3">
            <text:p>Standard</text:p>
          </table:table-cell>
          <table:table-cell office:value-type="float" office:value="3912345970" table:style-name="ce1">
            <text:p>391234597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7</text:p>
          </table:table-cell>
          <table:table-cell office:value-type="string" table:style-name="ce3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39</text:p>
          </table:table-cell>
          <table:table-cell office:value-type="string" table:style-name="ce3">
            <text:p>Elettronica</text:p>
          </table:table-cell>
          <table:table-cell office:value-type="float" office:value="3912345972" table:style-name="ce1">
            <text:p>3912345972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6</text:p>
          </table:table-cell>
          <table:table-cell office:value-type="string" table:style-name="ce3">
            <text:p>Micro</text:p>
          </table:table-cell>
          <table:table-cell office:value-type="float" office:value="3912345975" table:style-name="ce1">
            <text:p>3912345975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1</text:p>
          </table:table-cell>
          <table:table-cell office:value-type="string" table:style-name="ce3">
            <text:p>Micro</text:p>
          </table:table-cell>
          <table:table-cell office:value-type="float" office:value="3912345976" table:style-name="ce1">
            <text:p>3912345976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1</text:p>
          </table:table-cell>
          <table:table-cell office:value-type="string" table:style-name="ce3">
            <text:p>Elettronica</text:p>
          </table:table-cell>
          <table:table-cell office:value-type="float" office:value="3912345977" table:style-name="ce1">
            <text:p>391234597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1</text:p>
          </table:table-cell>
          <table:table-cell office:value-type="string" table:style-name="ce3">
            <text:p>Nano</text:p>
          </table:table-cell>
          <table:table-cell office:value-type="float" office:value="3912345978" table:style-name="ce1">
            <text:p>3912345978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9</text:p>
          </table:table-cell>
          <table:table-cell office:value-type="string" table:style-name="ce3">
            <text:p>Micro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5</text:p>
          </table:table-cell>
          <table:table-cell office:value-type="string" table:style-name="ce3">
            <text:p>Standard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68</text:p>
          </table:table-cell>
          <table:table-cell office:value-type="string" table:style-name="ce3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27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0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6</text:p>
          </table:table-cell>
          <table:table-cell office:value-type="string" table:style-name="ce3">
            <text:p>Standard</text:p>
          </table:table-cell>
          <table:table-cell office:value-type="float" office:value="3912345982" table:style-name="ce1">
            <text:p>3912345982</text:p>
          </table:table-cell>
          <table:table-cell office:value-type="date" office:date-value="2023-12-13T00:00:00" table:style-name="ce9">
            <text:p>13/12/23</text:p>
          </table:table-cell>
          <table:table-cell office:value-type="date" office:date-value="2023-12-23T00:00:00" table:style-name="ce9">
            <text:p>2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37</text:p>
          </table:table-cell>
          <table:table-cell office:value-type="string" table:style-name="ce3">
            <text:p>Elettronica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3-12-24T00:00:00" table:style-name="ce9">
            <text:p>24/12/23</text:p>
          </table:table-cell>
          <table:table-cell office:value-type="date" office:date-value="2024-01-03T00:00:00" table:style-name="ce9">
            <text:p>0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62</text:p>
          </table:table-cell>
          <table:table-cell office:value-type="string" table:style-name="ce3">
            <text:p>Standard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4-01-04T00:00:00" table:style-name="ce9">
            <text:p>04/01/24</text:p>
          </table:table-cell>
          <table:table-cell office:value-type="date" office:date-value="2024-01-14T00:00:00" table:style-name="ce9">
            <text:p>14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696</text:p>
          </table:table-cell>
          <table:table-cell office:value-type="string" table:style-name="ce3">
            <text:p>Micro</text:p>
          </table:table-cell>
          <table:table-cell office:value-type="float" office:value="3912345984" table:style-name="ce1">
            <text:p>3912345984</text:p>
          </table:table-cell>
          <table:table-cell office:value-type="date" office:date-value="2023-12-02T00:00:00" table:style-name="ce9">
            <text:p>02/12/23</text:p>
          </table:table-cell>
          <table:table-cell office:value-type="date" office:date-value="2023-12-12T00:00:00" table:style-name="ce9">
            <text:p>12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15</text:p>
          </table:table-cell>
          <table:table-cell office:value-type="string" table:style-name="ce3">
            <text:p>Micro</text:p>
          </table:table-cell>
          <table:table-cell office:value-type="float" office:value="3912345985" table:style-name="ce1">
            <text:p>3912345985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56</text:p>
          </table:table-cell>
          <table:table-cell office:value-type="string" table:style-name="ce3">
            <text:p>Standard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4</text:p>
          </table:table-cell>
          <table:table-cell office:value-type="string" table:style-name="ce3">
            <text:p>Micro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64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2</text:p>
          </table:table-cell>
          <table:table-cell office:value-type="string" table:style-name="ce3">
            <text:p>Elettronica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01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31T00:00:00" table:style-name="ce9">
            <text:p>31/03/23</text:p>
          </table:table-cell>
          <table:table-cell office:value-type="date" office:date-value="2023-04-10T00:00:00" table:style-name="ce9">
            <text:p>10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5</text:p>
          </table:table-cell>
          <table:table-cell office:value-type="string" table:style-name="ce3">
            <text:p>Nano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2">
          <table:table-cell office:value-type="string" table:style-name="ce3">
            <text:p>S4567913</text:p>
          </table:table-cell>
          <table:table-cell office:value-type="string" table:style-name="ce3">
            <text:p>Elettronica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20T00:00:00" table:style-name="ce9">
            <text:p>20/03/23</text:p>
          </table:table-cell>
          <table:table-cell office:value-type="date" office:date-value="2023-03-30T00:00:00" table:style-name="ce9">
            <text:p>3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1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5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35</text:p>
          </table:table-cell>
          <table:table-cell office:value-type="string" table:style-name="ce3">
            <text:p>Nano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03T00:00:00" table:style-name="ce9">
            <text:p>03/12/23</text:p>
          </table:table-cell>
          <table:table-cell office:value-type="date" office:date-value="2023-12-13T00:00:00" table:style-name="ce9">
            <text:p>13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4</text:p>
          </table:table-cell>
          <table:table-cell office:value-type="string" table:style-name="ce3">
            <text:p>Elettronica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14T00:00:00" table:style-name="ce9">
            <text:p>14/12/23</text:p>
          </table:table-cell>
          <table:table-cell office:value-type="date" office:date-value="2023-12-24T00:00:00" table:style-name="ce9">
            <text:p>24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59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74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2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4-01T00:00:00" table:style-name="ce9">
            <text:p>01/04/23</text:p>
          </table:table-cell>
          <table:table-cell office:value-type="date" office:date-value="2023-04-11T00:00:00" table:style-name="ce9">
            <text:p>11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7</text:p>
          </table:table-cell>
          <table:table-cell office:value-type="string" table:style-name="ce3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5</text:p>
          </table:table-cell>
          <table:table-cell office:value-type="string" table:style-name="ce3">
            <text:p>Micro</text:p>
          </table:table-cell>
          <table:table-cell office:value-type="float" office:value="3912345996" table:style-name="ce1">
            <text:p>3912345996</text:p>
          </table:table-cell>
          <table:table-cell office:value-type="date" office:date-value="2023-12-04T00:00:00" table:style-name="ce9">
            <text:p>04/12/23</text:p>
          </table:table-cell>
          <table:table-cell office:value-type="date" office:date-value="2023-12-14T00:00:00" table:style-name="ce9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2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6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22T00:00:00" table:style-name="ce9">
            <text:p>22/03/23</text:p>
          </table:table-cell>
          <table:table-cell office:value-type="date" office:date-value="2023-04-01T00:00:00" table:style-name="ce9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3</text:p>
          </table:table-cell>
          <table:table-cell office:value-type="string" table:style-name="ce3">
            <text:p>Micro</text:p>
          </table:table-cell>
          <table:table-cell office:value-type="float" office:value="3912345998" table:style-name="ce1">
            <text:p>3912345998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3</text:p>
          </table:table-cell>
          <table:table-cell office:value-type="string" table:style-name="ce3">
            <text:p>Micro</text:p>
          </table:table-cell>
          <table:table-cell office:value-type="float" office:value="3912345999" table:style-name="ce1">
            <text:p>3912345999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5</text:p>
          </table:table-cell>
          <table:table-cell office:value-type="string" table:style-name="ce3">
            <text:p>Standard</text:p>
          </table:table-cell>
          <table:table-cell office:value-type="float" office:value="3912346000" table:style-name="ce1">
            <text:p>3912346000</text:p>
          </table:table-cell>
          <table:table-cell office:value-type="date" office:date-value="2023-12-05T00:00:00" table:style-name="ce9">
            <text:p>05/12/23</text:p>
          </table:table-cell>
          <table:table-cell office:value-type="date" office:date-value="2023-12-15T00:00:00" table:style-name="ce9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7</text:p>
          </table:table-cell>
          <table:table-cell office:value-type="string" table:style-name="ce3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7</text:p>
          </table:table-cell>
          <table:table-cell office:value-type="string" table:style-name="ce3">
            <text:p>Standard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9">
            <text:p>12/03/23</text:p>
          </table:table-cell>
          <table:table-cell office:value-type="date" office:date-value="2023-03-22T00:00:00" table:style-name="ce9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1</text:p>
          </table:table-cell>
          <table:table-cell office:value-type="string" table:style-name="ce3">
            <text:p>Standard</text:p>
          </table:table-cell>
          <table:table-cell office:value-type="float" office:value="3912346002" table:style-name="ce1">
            <text:p>3912346002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1</text:p>
          </table:table-cell>
          <table:table-cell office:value-type="string" table:style-name="ce3">
            <text:p>Nano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2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4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4-01-08T00:00:00" table:style-name="ce9">
            <text:p>08/01/24</text:p>
          </table:table-cell>
          <table:table-cell office:value-type="date" office:date-value="2024-01-18T00:00:00" table:style-name="ce9">
            <text:p>1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2</text:p>
          </table:table-cell>
          <table:table-cell office:value-type="string" table:style-name="ce3">
            <text:p>Nan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06T00:00:00" table:style-name="ce9">
            <text:p>06/12/23</text:p>
          </table:table-cell>
          <table:table-cell office:value-type="date" office:date-value="2023-12-16T00:00:00" table:style-name="ce9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4</text:p>
          </table:table-cell>
          <table:table-cell office:value-type="string" table:style-name="ce3">
            <text:p>Elettronica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17T00:00:00" table:style-name="ce9">
            <text:p>17/12/23</text:p>
          </table:table-cell>
          <table:table-cell office:value-type="date" office:date-value="2023-12-27T00:00:00" table:style-name="ce9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6</text:p>
          </table:table-cell>
          <table:table-cell office:value-type="string" table:style-name="ce3">
            <text:p>Micr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28T00:00:00" table:style-name="ce9">
            <text:p>28/12/23</text:p>
          </table:table-cell>
          <table:table-cell office:value-type="date" office:date-value="2024-01-07T00:00:00" table:style-name="ce9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9</text:p>
          </table:table-cell>
          <table:table-cell office:value-type="string" table:style-name="ce3">
            <text:p>Standard</text:p>
          </table:table-cell>
          <table:table-cell office:value-type="float" office:value="3912346005" table:style-name="ce1">
            <text:p>3912346005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13T00:00:00" table:style-name="ce9">
            <text:p>13/03/23</text:p>
          </table:table-cell>
          <table:table-cell office:value-type="date" office:date-value="2023-03-23T00:00:00" table:style-name="ce9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7</text:p>
          </table:table-cell>
          <table:table-cell office:value-type="string" table:style-name="ce3">
            <text:p>Nan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24T00:00:00" table:style-name="ce9">
            <text:p>24/03/23</text:p>
          </table:table-cell>
          <table:table-cell office:value-type="date" office:date-value="2023-04-03T00:00:00" table:style-name="ce9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4-04T00:00:00" table:style-name="ce9">
            <text:p>04/04/23</text:p>
          </table:table-cell>
          <table:table-cell office:value-type="date" office:date-value="2023-04-14T00:00:00" table:style-name="ce9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9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9</text:p>
          </table:table-cell>
          <table:table-cell office:value-type="string" table:style-name="ce3">
            <text:p>Micro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18T00:00:00" table:style-name="ce9">
            <text:p>18/12/23</text:p>
          </table:table-cell>
          <table:table-cell office:value-type="date" office:date-value="2023-12-28T00:00:00" table:style-name="ce9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2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29T00:00:00" table:style-name="ce9">
            <text:p>29/12/23</text:p>
          </table:table-cell>
          <table:table-cell office:value-type="date" office:date-value="2024-01-08T00:00:00" table:style-name="ce9">
            <text:p>0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8</text:p>
          </table:table-cell>
          <table:table-cell office:value-type="string" table:style-name="ce3">
            <text:p>Standard</text:p>
          </table:table-cell>
          <table:table-cell office:value-type="float" office:value="3912346008" table:style-name="ce1">
            <text:p>3912346008</text:p>
          </table:table-cell>
          <table:table-cell office:value-type="date" office:date-value="2023-12-07T00:00:00" table:style-name="ce9">
            <text:p>07/12/23</text:p>
          </table:table-cell>
          <table:table-cell office:value-type="date" office:date-value="2023-12-17T00:00:00" table:style-name="ce9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3</text:p>
          </table:table-cell>
          <table:table-cell office:value-type="string" table:style-name="ce3">
            <text:p>Nan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14T00:00:00" table:style-name="ce9">
            <text:p>14/03/23</text:p>
          </table:table-cell>
          <table:table-cell office:value-type="date" office:date-value="2023-03-24T00:00:00" table:style-name="ce9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1</text:p>
          </table:table-cell>
          <table:table-cell office:value-type="string" table:style-name="ce3">
            <text:p>Micr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25T00:00:00" table:style-name="ce9">
            <text:p>25/03/23</text:p>
          </table:table-cell>
          <table:table-cell office:value-type="date" office:date-value="2023-04-04T00:00:00" table:style-name="ce9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1</text:p>
          </table:table-cell>
          <table:table-cell office:value-type="string" table:style-name="ce3">
            <text:p>Nan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08T00:00:00" table:style-name="ce9">
            <text:p>08/12/23</text:p>
          </table:table-cell>
          <table:table-cell office:value-type="date" office:date-value="2023-12-18T00:00:00" table:style-name="ce9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7</text:p>
          </table:table-cell>
          <table:table-cell office:value-type="string" table:style-name="ce3">
            <text:p>Elettronica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19T00:00:00" table:style-name="ce9">
            <text:p>19/12/23</text:p>
          </table:table-cell>
          <table:table-cell office:value-type="date" office:date-value="2023-12-29T00:00:00" table:style-name="ce9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5</text:p>
          </table:table-cell>
          <table:table-cell office:value-type="string" table:style-name="ce3">
            <text:p>Micr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30T00:00:00" table:style-name="ce9">
            <text:p>30/12/23</text:p>
          </table:table-cell>
          <table:table-cell office:value-type="date" office:date-value="2024-01-09T00:00:00" table:style-name="ce9">
            <text:p>09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3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8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4</text:p>
          </table:table-cell>
          <table:table-cell office:value-type="string" table:style-name="ce3">
            <text:p>Standard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06T00:00:00" table:style-name="ce9">
            <text:p>06/04/23</text:p>
          </table:table-cell>
          <table:table-cell office:value-type="date" office:date-value="2023-04-16T00:00:00" table:style-name="ce9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0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17T00:00:00" table:style-name="ce9">
            <text:p>17/04/23</text:p>
          </table:table-cell>
          <table:table-cell office:value-type="date" office:date-value="2023-04-27T00:00:00" table:style-name="ce9">
            <text:p>2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5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28T00:00:00" table:style-name="ce9">
            <text:p>28/04/23</text:p>
          </table:table-cell>
          <table:table-cell office:value-type="date" office:date-value="2023-05-08T00:00:00" table:style-name="ce9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8</text:p>
          </table:table-cell>
          <table:table-cell office:value-type="string" table:style-name="ce3">
            <text:p>Micro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9</text:p>
          </table:table-cell>
          <table:table-cell office:value-type="string" table:style-name="ce3">
            <text:p>Elettronica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26T00:00:00" table:style-name="ce9">
            <text:p>26/03/23</text:p>
          </table:table-cell>
          <table:table-cell office:value-type="date" office:date-value="2023-04-05T00:00:00" table:style-name="ce9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1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8</text:p>
          </table:table-cell>
          <table:table-cell office:value-type="string" table:style-name="ce3">
            <text:p>Elettronica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2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0</text:p>
          </table:table-cell>
          <table:table-cell office:value-type="string" table:style-name="ce3">
            <text:p>Micro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09T00:00:00" table:style-name="ce9">
            <text:p>09/12/23</text:p>
          </table:table-cell>
          <table:table-cell office:value-type="date" office:date-value="2023-12-19T00:00:00" table:style-name="ce9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8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20T00:00:00" table:style-name="ce9">
            <text:p>20/12/23</text:p>
          </table:table-cell>
          <table:table-cell office:value-type="date" office:date-value="2023-12-30T00:00:00" table:style-name="ce9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5</text:p>
          </table:table-cell>
          <table:table-cell office:value-type="string" table:style-name="ce3">
            <text:p>Elettronica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31T00:00:00" table:style-name="ce9">
            <text:p>31/12/23</text:p>
          </table:table-cell>
          <table:table-cell office:value-type="date" office:date-value="2024-01-10T00:00:00" table:style-name="ce9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9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4-01-11T00:00:00" table:style-name="ce9">
            <text:p>11/01/24</text:p>
          </table:table-cell>
          <table:table-cell office:value-type="date" office:date-value="2024-01-21T00:00:00" table:style-name="ce9">
            <text:p>2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0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1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2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07T00:00:00" table:style-name="ce9">
            <text:p>07/04/23</text:p>
          </table:table-cell>
          <table:table-cell office:value-type="date" office:date-value="2023-04-17T00:00:00" table:style-name="ce9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9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18T00:00:00" table:style-name="ce9">
            <text:p>18/04/23</text:p>
          </table:table-cell>
          <table:table-cell office:value-type="date" office:date-value="2023-04-28T00:00:00" table:style-name="ce9">
            <text:p>2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9</text:p>
          </table:table-cell>
          <table:table-cell office:value-type="string" table:style-name="ce3">
            <text:p>Nano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16T00:00:00" table:style-name="ce9">
            <text:p>16/03/23</text:p>
          </table:table-cell>
          <table:table-cell office:value-type="date" office:date-value="2023-03-26T00:00:00" table:style-name="ce9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6</text:p>
          </table:table-cell>
          <table:table-cell office:value-type="string" table:style-name="ce3">
            <text:p>Standard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27T00:00:00" table:style-name="ce9">
            <text:p>27/03/23</text:p>
          </table:table-cell>
          <table:table-cell office:value-type="date" office:date-value="2023-04-06T00:00:00" table:style-name="ce9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8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9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01T00:00:00" table:style-name="ce9">
            <text:p>01/01/24</text:p>
          </table:table-cell>
          <table:table-cell office:value-type="date" office:date-value="2024-01-11T00:00:00" table:style-name="ce9">
            <text:p>1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6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12T00:00:00" table:style-name="ce9">
            <text:p>12/01/24</text:p>
          </table:table-cell>
          <table:table-cell office:value-type="date" office:date-value="2024-01-22T00:00:00" table:style-name="ce9">
            <text:p>22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3</text:p>
          </table:table-cell>
          <table:table-cell office:value-type="string" table:style-name="ce3">
            <text:p>Elettronica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23T00:00:00" table:style-name="ce9">
            <text:p>23/01/24</text:p>
          </table:table-cell>
          <table:table-cell office:value-type="date" office:date-value="2024-02-02T00:00:00" table:style-name="ce9">
            <text:p>02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03T00:00:00" table:style-name="ce9">
            <text:p>03/02/24</text:p>
          </table:table-cell>
          <table:table-cell office:value-type="date" office:date-value="2024-02-13T00:00:00" table:style-name="ce9">
            <text:p>13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7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14T00:00:00" table:style-name="ce9">
            <text:p>14/02/24</text:p>
          </table:table-cell>
          <table:table-cell office:value-type="date" office:date-value="2024-02-24T00:00:00" table:style-name="ce9">
            <text:p>24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10T00:00:00" table:style-name="ce9">
            <text:p>10/12/23</text:p>
          </table:table-cell>
          <table:table-cell office:value-type="date" office:date-value="2023-12-20T00:00:00" table:style-name="ce9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21T00:00:00" table:style-name="ce9">
            <text:p>21/12/23</text:p>
          </table:table-cell>
          <table:table-cell office:value-type="date" office:date-value="2023-12-31T00:00:00" table:style-name="ce9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5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5</text:p>
          </table:table-cell>
          <table:table-cell office:value-type="string" table:style-name="ce3">
            <text:p>Nan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5</text:p>
          </table:table-cell>
          <table:table-cell office:value-type="string" table:style-name="ce3">
            <text:p>Standard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17T00:00:00" table:style-name="ce9">
            <text:p>17/03/23</text:p>
          </table:table-cell>
          <table:table-cell office:value-type="date" office:date-value="2023-03-27T00:00:00" table:style-name="ce9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6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28T00:00:00" table:style-name="ce9">
            <text:p>28/03/23</text:p>
          </table:table-cell>
          <table:table-cell office:value-type="date" office:date-value="2023-04-07T00:00:00" table:style-name="ce9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0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08T00:00:00" table:style-name="ce9">
            <text:p>08/04/23</text:p>
          </table:table-cell>
          <table:table-cell office:value-type="date" office:date-value="2023-04-18T00:00:00" table:style-name="ce9">
            <text:p>18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9</text:p>
          </table:table-cell>
          <table:table-cell office:value-type="string" table:style-name="ce3">
            <text:p>Micr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19T00:00:00" table:style-name="ce9">
            <text:p>19/04/23</text:p>
          </table:table-cell>
          <table:table-cell office:value-type="date" office:date-value="2023-04-29T00:00:00" table:style-name="ce9">
            <text:p>29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7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6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9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87</text:p>
          </table:table-cell>
          <table:table-cell office:value-type="string" table:style-name="ce3">
            <text:p>Micr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27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7</text:p>
          </table:table-cell>
          <table:table-cell office:value-type="string" table:style-name="ce3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2-04T00:00:00" table:style-name="ce9">
            <text:p>04/02/24</text:p>
          </table:table-cell>
          <table:table-cell office:value-type="date" office:date-value="2024-02-14T00:00:00" table:style-name="ce9">
            <text:p>14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4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11T00:00:00" table:style-name="ce9">
            <text:p>11/12/23</text:p>
          </table:table-cell>
          <table:table-cell office:value-type="date" office:date-value="2023-12-21T00:00:00" table:style-name="ce9">
            <text:p>21/1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15</text:p>
          </table:table-cell>
          <table:table-cell office:value-type="string" table:style-name="ce3">
            <text:p>Elettronica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22T00:00:00" table:style-name="ce9">
            <text:p>22/12/23</text:p>
          </table:table-cell>
          <table:table-cell office:value-type="date" office:date-value="2024-01-01T00:00:00" table:style-name="ce9">
            <text:p>01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83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02T00:00:00" table:style-name="ce9">
            <text:p>02/01/24</text:p>
          </table:table-cell>
          <table:table-cell office:value-type="date" office:date-value="2024-01-12T00:00:00" table:style-name="ce9">
            <text:p>12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50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13T00:00:00" table:style-name="ce9">
            <text:p>13/01/24</text:p>
          </table:table-cell>
          <table:table-cell office:value-type="date" office:date-value="2024-01-23T00:00:00" table:style-name="ce9">
            <text:p>23/01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5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24T00:00:00" table:style-name="ce9">
            <text:p>24/01/24</text:p>
          </table:table-cell>
          <table:table-cell office:value-type="date" office:date-value="2024-02-03T00:00:00" table:style-name="ce9">
            <text:p>03/02/24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9</text:p>
          </table:table-cell>
          <table:table-cell office:value-type="string" table:style-name="ce3">
            <text:p>Micr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18T00:00:00" table:style-name="ce9">
            <text:p>18/03/23</text:p>
          </table:table-cell>
          <table:table-cell office:value-type="date" office:date-value="2023-03-28T00:00:00" table:style-name="ce9">
            <text:p>28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41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29T00:00:00" table:style-name="ce9">
            <text:p>29/03/23</text:p>
          </table:table-cell>
          <table:table-cell office:value-type="date" office:date-value="2023-04-08T00:00:00" table:style-name="ce9">
            <text:p>08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75</text:p>
          </table:table-cell>
          <table:table-cell office:value-type="string" table:style-name="ce3">
            <text:p>Standard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09T00:00:00" table:style-name="ce9">
            <text:p>09/04/23</text:p>
          </table:table-cell>
          <table:table-cell office:value-type="date" office:date-value="2023-04-19T00:00:00" table:style-name="ce9">
            <text:p>19/04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7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20T00:00:00" table:style-name="ce9">
            <text:p>20/04/23</text:p>
          </table:table-cell>
          <table:table-cell office:value-type="date" office:date-value="2023-04-30T00:00:00" table:style-name="ce9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0</text:p>
          </table:table-cell>
          <table:table-cell office:value-type="string" table:style-name="ce3">
            <text:p>Micro</text:p>
          </table:table-cell>
          <table:table-cell office:value-type="float" office:value="3912346026" table:style-name="ce1">
            <text:p>3912346026</text:p>
          </table:table-cell>
          <table:table-cell office:value-type="date" office:date-value="2023-12-12T00:00:00" table:style-name="ce9">
            <text:p>12/12/23</text:p>
          </table:table-cell>
          <table:table-cell office:value-type="date" office:date-value="2023-12-22T00:00:00" table:style-name="ce9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2</text:p>
          </table:table-cell>
          <table:table-cell office:value-type="string" table:style-name="ce3">
            <text:p>Micro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19T00:00:00" table:style-name="ce9">
            <text:p>19/03/23</text:p>
          </table:table-cell>
          <table:table-cell office:value-type="date" office:date-value="2023-03-29T00:00:00" table:style-name="ce9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2</text:p>
          </table:table-cell>
          <table:table-cell office:value-type="string" table:style-name="ce3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30T00:00:00" table:style-name="ce9">
            <text:p>30/03/23</text:p>
          </table:table-cell>
          <table:table-cell office:value-type="date" office:date-value="2023-04-09T00:00:00" table:style-name="ce9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9</text:p>
          </table:table-cell>
          <table:table-cell office:value-type="string" table:style-name="ce3">
            <text:p>Standard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5</text:p>
          </table:table-cell>
          <table:table-cell office:value-type="string" table:style-name="ce3">
            <text:p>Micro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3</text:p>
          </table:table-cell>
          <table:table-cell office:value-type="string" table:style-name="ce3">
            <text:p>Micr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3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7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8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9</text:p>
          </table:table-cell>
          <table:table-cell office:value-type="string" table:style-name="ce3">
            <text:p>Standard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5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9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4</text:p>
          </table:table-cell>
          <table:table-cell office:value-type="string" table:style-name="ce3">
            <text:p>Nano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1</text:p>
          </table:table-cell>
          <table:table-cell office:value-type="string" table:style-name="ce3">
            <text:p>Standard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7</text:p>
          </table:table-cell>
          <table:table-cell office:value-type="string" table:style-name="ce3">
            <text:p>Standard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6</text:p>
          </table:table-cell>
          <table:table-cell office:value-type="string" table:style-name="ce3">
            <text:p>Micro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7</text:p>
          </table:table-cell>
          <table:table-cell office:value-type="string" table:style-name="ce3">
            <text:p>Elettronica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1</text:p>
          </table:table-cell>
          <table:table-cell office:value-type="string" table:style-name="ce3">
            <text:p>Micr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7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1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7</text:p>
          </table:table-cell>
          <table:table-cell office:value-type="string" table:style-name="ce3">
            <text:p>Elettronica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8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6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8</text:p>
          </table:table-cell>
          <table:table-cell office:value-type="string" table:style-name="ce3">
            <text:p>Nano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4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9</text:p>
          </table:table-cell>
          <table:table-cell office:value-type="string" table:style-name="ce3">
            <text:p>Standard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5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3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7</text:p>
          </table:table-cell>
          <table:table-cell office:value-type="string" table:style-name="ce3">
            <text:p>Micro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2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8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3</text:p>
          </table:table-cell>
          <table:table-cell office:value-type="string" table:style-name="ce3">
            <text:p>Nan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6</text:p>
          </table:table-cell>
          <table:table-cell office:value-type="string" table:style-name="ce3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8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7</text:p>
          </table:table-cell>
          <table:table-cell office:value-type="string" table:style-name="ce3">
            <text:p>Elettronica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3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0</text:p>
          </table:table-cell>
          <table:table-cell office:value-type="string" table:style-name="ce3">
            <text:p>Micro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0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6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2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8</text:p>
          </table:table-cell>
          <table:table-cell office:value-type="string" table:style-name="ce3">
            <text:p>Standard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3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7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3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61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1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6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9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16T00:00:00" table:style-name="ce9">
            <text:p>16/02/23</text:p>
          </table:table-cell>
          <table:table-cell office:value-type="date" office:date-value="2023-02-26T00:00:00" table:style-name="ce9">
            <text:p>26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51</text:p>
          </table:table-cell>
          <table:table-cell office:value-type="string" table:style-name="ce3">
            <text:p>Micr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27T00:00:00" table:style-name="ce9">
            <text:p>27/02/23</text:p>
          </table:table-cell>
          <table:table-cell office:value-type="date" office:date-value="2023-03-09T00:00:00" table:style-name="ce9">
            <text:p>0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7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0T00:00:00" table:style-name="ce9">
            <text:p>10/03/23</text:p>
          </table:table-cell>
          <table:table-cell office:value-type="date" office:date-value="2023-03-20T00:00:00" table:style-name="ce9">
            <text:p>20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3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21T00:00:00" table:style-name="ce9">
            <text:p>21/03/23</text:p>
          </table:table-cell>
          <table:table-cell office:value-type="date" office:date-value="2023-03-31T00:00:00" table:style-name="ce9">
            <text:p>31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456</text:p>
          </table:table-cell>
          <table:table-cell office:value-type="string" table:style-name="ce3">
            <text:p>Nan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26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8</text:p>
          </table:table-cell>
          <table:table-cell office:value-type="string" table:style-name="ce3">
            <text:p>Standard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8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8</text:p>
          </table:table-cell>
          <table:table-cell office:value-type="string" table:style-name="ce3">
            <text:p>Nano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567892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1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88</text:p>
          </table:table-cell>
          <table:table-cell office:value-type="string" table:style-name="ce3">
            <text:p>Nano</text:p>
          </table:table-cell>
          <table:table-cell office:value-type="float" office:value="3912346044" table:style-name="ce1">
            <text:p>3912346044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3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0</text:p>
          </table:table-cell>
          <table:table-cell office:value-type="string" table:style-name="ce3">
            <text:p>Micro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9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4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6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9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5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2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7</text:p>
          </table:table-cell>
          <table:table-cell office:value-type="string" table:style-name="ce3">
            <text:p>Standard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1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8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1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3</text:p>
          </table:table-cell>
          <table:table-cell office:value-type="string" table:style-name="ce3">
            <text:p>Micr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4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6</text:p>
          </table:table-cell>
          <table:table-cell office:value-type="string" table:style-name="ce3">
            <text:p>Elettronica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2-12-24T00:00:00" table:style-name="ce9">
            <text:p>24/12/22</text:p>
          </table:table-cell>
          <table:table-cell office:value-type="date" office:date-value="2023-01-03T00:00:00" table:style-name="ce9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7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3</text:p>
          </table:table-cell>
          <table:table-cell office:value-type="string" table:style-name="ce3">
            <text:p>Standard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8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7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2</text:p>
          </table:table-cell>
          <table:table-cell office:value-type="string" table:style-name="ce3">
            <text:p>Nan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8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8</text:p>
          </table:table-cell>
          <table:table-cell office:value-type="string" table:style-name="ce3">
            <text:p>Standard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4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6</text:p>
          </table:table-cell>
          <table:table-cell office:value-type="string" table:style-name="ce3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2</text:p>
          </table:table-cell>
          <table:table-cell office:value-type="string" table:style-name="ce3">
            <text:p>Nan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7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5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8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01T00:00:00" table:style-name="ce9">
            <text:p>01/03/23</text:p>
          </table:table-cell>
          <table:table-cell office:value-type="date" office:date-value="2023-03-11T00:00:00" table:style-name="ce9">
            <text:p>1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7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79</text:p>
          </table:table-cell>
          <table:table-cell office:value-type="string" table:style-name="ce3">
            <text:p>Micr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3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5678934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27T00:00:00" table:style-name="ce9">
            <text:p>27/01/23</text:p>
          </table:table-cell>
          <table:table-cell office:value-type="date" office:date-value="2023-02-06T00:00:00" table:style-name="ce9">
            <text:p>06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4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07T00:00:00" table:style-name="ce9">
            <text:p>07/02/23</text:p>
          </table:table-cell>
          <table:table-cell office:value-type="date" office:date-value="2023-02-17T00:00:00" table:style-name="ce9">
            <text:p>17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26</text:p>
          </table:table-cell>
          <table:table-cell office:value-type="string" table:style-name="ce3">
            <text:p>Elettronica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18T00:00:00" table:style-name="ce9">
            <text:p>18/02/23</text:p>
          </table:table-cell>
          <table:table-cell office:value-type="date" office:date-value="2023-02-28T00:00:00" table:style-name="ce9">
            <text:p>28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582</text:p>
          </table:table-cell>
          <table:table-cell office:value-type="string" table:style-name="ce3">
            <text:p>Standard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57</text:p>
          </table:table-cell>
          <table:table-cell office:value-type="string" table:style-name="ce3">
            <text:p>Nano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02</text:p>
          </table:table-cell>
          <table:table-cell office:value-type="string" table:style-name="ce3">
            <text:p>Nan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2-12-25T00:00:00" table:style-name="ce9">
            <text:p>25/12/22</text:p>
          </table:table-cell>
          <table:table-cell office:value-type="date" office:date-value="2023-01-04T00:00:00" table:style-name="ce9">
            <text:p>0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0</text:p>
          </table:table-cell>
          <table:table-cell office:value-type="string" table:style-name="ce3">
            <text:p>Micr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4</text:p>
          </table:table-cell>
          <table:table-cell office:value-type="string" table:style-name="ce3">
            <text:p>Standard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9</text:p>
          </table:table-cell>
          <table:table-cell office:value-type="string" table:style-name="ce3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1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7</text:p>
          </table:table-cell>
          <table:table-cell office:value-type="string" table:style-name="ce3">
            <text:p>Standard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2</text:p>
          </table:table-cell>
          <table:table-cell office:value-type="string" table:style-name="ce3">
            <text:p>Micr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69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9</text:p>
          </table:table-cell>
          <table:table-cell office:value-type="string" table:style-name="ce3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6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26</text:p>
          </table:table-cell>
          <table:table-cell office:value-type="string" table:style-name="ce3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3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0</text:p>
          </table:table-cell>
          <table:table-cell office:value-type="string" table:style-name="ce3">
            <text:p>Micr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8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2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3</text:p>
          </table:table-cell>
          <table:table-cell office:value-type="string" table:style-name="ce3">
            <text:p>Standard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0</text:p>
          </table:table-cell>
          <table:table-cell office:value-type="string" table:style-name="ce3">
            <text:p>Elettronica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08T00:00:00" table:style-name="ce9">
            <text:p>08/02/23</text:p>
          </table:table-cell>
          <table:table-cell office:value-type="date" office:date-value="2023-02-18T00:00:00" table:style-name="ce9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3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19T00:00:00" table:style-name="ce9">
            <text:p>19/02/23</text:p>
          </table:table-cell>
          <table:table-cell office:value-type="date" office:date-value="2023-03-01T00:00:00" table:style-name="ce9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0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1</text:p>
          </table:table-cell>
          <table:table-cell office:value-type="string" table:style-name="ce3">
            <text:p>Micro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4</text:p>
          </table:table-cell>
          <table:table-cell office:value-type="string" table:style-name="ce3">
            <text:p>Elettronica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7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28T00:00:00" table:style-name="ce9">
            <text:p>28/01/23</text:p>
          </table:table-cell>
          <table:table-cell office:value-type="date" office:date-value="2023-02-07T00:00:00" table:style-name="ce9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1</text:p>
          </table:table-cell>
          <table:table-cell office:value-type="string" table:style-name="ce3">
            <text:p>Elettronica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2-12-26T00:00:00" table:style-name="ce9">
            <text:p>26/12/22</text:p>
          </table:table-cell>
          <table:table-cell office:value-type="date" office:date-value="2023-01-05T00:00:00" table:style-name="ce9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2</text:p>
          </table:table-cell>
          <table:table-cell office:value-type="string" table:style-name="ce3">
            <text:p>Micro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06T00:00:00" table:style-name="ce9">
            <text:p>06/01/23</text:p>
          </table:table-cell>
          <table:table-cell office:value-type="date" office:date-value="2023-01-16T00:00:00" table:style-name="ce9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9</text:p>
          </table:table-cell>
          <table:table-cell office:value-type="string" table:style-name="ce3">
            <text:p>Standard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17T00:00:00" table:style-name="ce9">
            <text:p>17/01/23</text:p>
          </table:table-cell>
          <table:table-cell office:value-type="date" office:date-value="2023-01-27T00:00:00" table:style-name="ce9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2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9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3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8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5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2-12-27T00:00:00" table:style-name="ce9">
            <text:p>27/12/22</text:p>
          </table:table-cell>
          <table:table-cell office:value-type="date" office:date-value="2023-01-06T00:00:00" table:style-name="ce9">
            <text:p>0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1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07T00:00:00" table:style-name="ce9">
            <text:p>07/01/23</text:p>
          </table:table-cell>
          <table:table-cell office:value-type="date" office:date-value="2023-01-17T00:00:00" table:style-name="ce9">
            <text:p>1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9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18T00:00:00" table:style-name="ce9">
            <text:p>18/01/23</text:p>
          </table:table-cell>
          <table:table-cell office:value-type="date" office:date-value="2023-01-28T00:00:00" table:style-name="ce9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2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29T00:00:00" table:style-name="ce9">
            <text:p>29/01/23</text:p>
          </table:table-cell>
          <table:table-cell office:value-type="date" office:date-value="2023-02-08T00:00:00" table:style-name="ce9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0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8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2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06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5</text:p>
          </table:table-cell>
          <table:table-cell office:value-type="string" table:style-name="ce3">
            <text:p>Standard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1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04T00:00:00" table:style-name="ce9">
            <text:p>04/03/23</text:p>
          </table:table-cell>
          <table:table-cell office:value-type="date" office:date-value="2023-03-14T00:00:00" table:style-name="ce9">
            <text:p>14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6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15T00:00:00" table:style-name="ce9">
            <text:p>15/03/23</text:p>
          </table:table-cell>
          <table:table-cell office:value-type="date" office:date-value="2023-03-25T00:00:00" table:style-name="ce9">
            <text:p>25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687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12-28T00:00:00" table:style-name="ce9">
            <text:p>28/12/22</text:p>
          </table:table-cell>
          <table:table-cell office:value-type="date" office:date-value="2023-01-07T00:00:00" table:style-name="ce9">
            <text:p>07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50</text:p>
          </table:table-cell>
          <table:table-cell office:value-type="string" table:style-name="ce3">
            <text:p>Elettronica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08T00:00:00" table:style-name="ce9">
            <text:p>08/01/23</text:p>
          </table:table-cell>
          <table:table-cell office:value-type="date" office:date-value="2023-01-18T00:00:00" table:style-name="ce9">
            <text:p>18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36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19T00:00:00" table:style-name="ce9">
            <text:p>19/01/23</text:p>
          </table:table-cell>
          <table:table-cell office:value-type="date" office:date-value="2023-01-29T00:00:00" table:style-name="ce9">
            <text:p>29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10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30T00:00:00" table:style-name="ce9">
            <text:p>30/01/23</text:p>
          </table:table-cell>
          <table:table-cell office:value-type="date" office:date-value="2023-02-09T00:00:00" table:style-name="ce9">
            <text:p>09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0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10T00:00:00" table:style-name="ce9">
            <text:p>10/02/23</text:p>
          </table:table-cell>
          <table:table-cell office:value-type="date" office:date-value="2023-02-20T00:00:00" table:style-name="ce9">
            <text:p>20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1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21T00:00:00" table:style-name="ce9">
            <text:p>21/02/23</text:p>
          </table:table-cell>
          <table:table-cell office:value-type="date" office:date-value="2023-03-03T00:00:00" table:style-name="ce9">
            <text:p>03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6</text:p>
          </table:table-cell>
          <table:table-cell office:value-type="string" table:style-name="ce3">
            <text:p>Elettronica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1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69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3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4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7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22T00:00:00" table:style-name="ce9">
            <text:p>22/02/23</text:p>
          </table:table-cell>
          <table:table-cell office:value-type="date" office:date-value="2023-03-04T00:00:00" table:style-name="ce9">
            <text:p>04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9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05T00:00:00" table:style-name="ce9">
            <text:p>05/03/23</text:p>
          </table:table-cell>
          <table:table-cell office:value-type="date" office:date-value="2023-03-15T00:00:00" table:style-name="ce9">
            <text:p>15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8</text:p>
          </table:table-cell>
          <table:table-cell office:value-type="string" table:style-name="ce3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12-29T00:00:00" table:style-name="ce9">
            <text:p>29/12/22</text:p>
          </table:table-cell>
          <table:table-cell office:value-type="date" office:date-value="2023-01-08T00:00:00" table:style-name="ce9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2</text:p>
          </table:table-cell>
          <table:table-cell office:value-type="string" table:style-name="ce3">
            <text:p>Micr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09T00:00:00" table:style-name="ce9">
            <text:p>09/01/23</text:p>
          </table:table-cell>
          <table:table-cell office:value-type="date" office:date-value="2023-01-19T00:00:00" table:style-name="ce9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23</text:p>
          </table:table-cell>
          <table:table-cell office:value-type="string" table:style-name="ce3">
            <text:p>Nan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20T00:00:00" table:style-name="ce9">
            <text:p>20/01/23</text:p>
          </table:table-cell>
          <table:table-cell office:value-type="date" office:date-value="2023-01-30T00:00:00" table:style-name="ce9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3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31T00:00:00" table:style-name="ce9">
            <text:p>31/01/23</text:p>
          </table:table-cell>
          <table:table-cell office:value-type="date" office:date-value="2023-02-10T00:00:00" table:style-name="ce9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4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2-11T00:00:00" table:style-name="ce9">
            <text:p>11/02/23</text:p>
          </table:table-cell>
          <table:table-cell office:value-type="date" office:date-value="2023-02-21T00:00:00" table:style-name="ce9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7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0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3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21T00:00:00" table:style-name="ce9">
            <text:p>21/01/23</text:p>
          </table:table-cell>
          <table:table-cell office:value-type="date" office:date-value="2023-01-31T00:00:00" table:style-name="ce9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6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01T00:00:00" table:style-name="ce9">
            <text:p>01/02/23</text:p>
          </table:table-cell>
          <table:table-cell office:value-type="date" office:date-value="2023-02-11T00:00:00" table:style-name="ce9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6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12T00:00:00" table:style-name="ce9">
            <text:p>12/02/23</text:p>
          </table:table-cell>
          <table:table-cell office:value-type="date" office:date-value="2023-02-22T00:00:00" table:style-name="ce9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4</text:p>
          </table:table-cell>
          <table:table-cell office:value-type="string" table:style-name="ce3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23T00:00:00" table:style-name="ce9">
            <text:p>23/02/23</text:p>
          </table:table-cell>
          <table:table-cell office:value-type="date" office:date-value="2023-03-05T00:00:00" table:style-name="ce9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9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06T00:00:00" table:style-name="ce9">
            <text:p>06/03/23</text:p>
          </table:table-cell>
          <table:table-cell office:value-type="date" office:date-value="2023-03-16T00:00:00" table:style-name="ce9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4</text:p>
          </table:table-cell>
          <table:table-cell office:value-type="string" table:style-name="ce3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2-12-30T00:00:00" table:style-name="ce9">
            <text:p>30/12/22</text:p>
          </table:table-cell>
          <table:table-cell office:value-type="date" office:date-value="2023-01-09T00:00:00" table:style-name="ce9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3</text:p>
          </table:table-cell>
          <table:table-cell office:value-type="string" table:style-name="ce3">
            <text:p>Micro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1-10T00:00:00" table:style-name="ce9">
            <text:p>10/01/23</text:p>
          </table:table-cell>
          <table:table-cell office:value-type="date" office:date-value="2023-01-20T00:00:00" table:style-name="ce9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8</text:p>
          </table:table-cell>
          <table:table-cell office:value-type="string" table:style-name="ce3">
            <text:p>Elettronica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2</text:p>
          </table:table-cell>
          <table:table-cell office:value-type="string" table:style-name="ce3">
            <text:p>Micro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5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12-31T00:00:00" table:style-name="ce9">
            <text:p>31/12/22</text:p>
          </table:table-cell>
          <table:table-cell office:value-type="date" office:date-value="2023-01-10T00:00:00" table:style-name="ce9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8</text:p>
          </table:table-cell>
          <table:table-cell office:value-type="string" table:style-name="ce3">
            <text:p>Standard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11T00:00:00" table:style-name="ce9">
            <text:p>11/01/23</text:p>
          </table:table-cell>
          <table:table-cell office:value-type="date" office:date-value="2023-01-21T00:00:00" table:style-name="ce9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4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22T00:00:00" table:style-name="ce9">
            <text:p>22/01/23</text:p>
          </table:table-cell>
          <table:table-cell office:value-type="date" office:date-value="2023-02-01T00:00:00" table:style-name="ce9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1</text:p>
          </table:table-cell>
          <table:table-cell office:value-type="string" table:style-name="ce3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02T00:00:00" table:style-name="ce9">
            <text:p>02/02/23</text:p>
          </table:table-cell>
          <table:table-cell office:value-type="date" office:date-value="2023-02-12T00:00:00" table:style-name="ce9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3</text:p>
          </table:table-cell>
          <table:table-cell office:value-type="string" table:style-name="ce3">
            <text:p>Micr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13T00:00:00" table:style-name="ce9">
            <text:p>13/02/23</text:p>
          </table:table-cell>
          <table:table-cell office:value-type="date" office:date-value="2023-02-23T00:00:00" table:style-name="ce9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4</text:p>
          </table:table-cell>
          <table:table-cell office:value-type="string" table:style-name="ce3">
            <text:p>Nan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2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03T00:00:00" table:style-name="ce9">
            <text:p>03/02/23</text:p>
          </table:table-cell>
          <table:table-cell office:value-type="date" office:date-value="2023-02-13T00:00:00" table:style-name="ce9">
            <text:p>13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4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14T00:00:00" table:style-name="ce9">
            <text:p>14/02/23</text:p>
          </table:table-cell>
          <table:table-cell office:value-type="date" office:date-value="2023-02-24T00:00:00" table:style-name="ce9">
            <text:p>2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4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25T00:00:00" table:style-name="ce9">
            <text:p>25/02/23</text:p>
          </table:table-cell>
          <table:table-cell office:value-type="date" office:date-value="2023-03-07T00:00:00" table:style-name="ce9">
            <text:p>07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0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01T00:00:00" table:style-name="ce9">
            <text:p>01/01/23</text:p>
          </table:table-cell>
          <table:table-cell office:value-type="date" office:date-value="2023-01-11T00:00:00" table:style-name="ce9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2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12T00:00:00" table:style-name="ce9">
            <text:p>12/01/23</text:p>
          </table:table-cell>
          <table:table-cell office:value-type="date" office:date-value="2023-01-22T00:00:00" table:style-name="ce9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8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23T00:00:00" table:style-name="ce9">
            <text:p>23/01/23</text:p>
          </table:table-cell>
          <table:table-cell office:value-type="date" office:date-value="2023-02-02T00:00:00" table:style-name="ce9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1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2</text:p>
          </table:table-cell>
          <table:table-cell office:value-type="string" table:style-name="ce3">
            <text:p>Standard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26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2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40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30</text:p>
          </table:table-cell>
          <table:table-cell office:value-type="string" table:style-name="ce3">
            <text:p>Nan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50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3</text:p>
          </table:table-cell>
          <table:table-cell office:value-type="string" table:style-name="ce3">
            <text:p>Nano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36</text:p>
          </table:table-cell>
          <table:table-cell office:value-type="string" table:style-name="ce3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5</text:p>
          </table:table-cell>
          <table:table-cell office:value-type="string" table:style-name="ce3">
            <text:p>Standard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86</text:p>
          </table:table-cell>
          <table:table-cell office:value-type="string" table:style-name="ce3">
            <text:p>Nano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799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1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22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4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9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3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17T00:00:00" table:style-name="ce9">
            <text:p>17/02/23</text:p>
          </table:table-cell>
          <table:table-cell office:value-type="date" office:date-value="2023-02-27T00:00:00" table:style-name="ce9">
            <text:p>2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6</text:p>
          </table:table-cell>
          <table:table-cell office:value-type="string" table:style-name="ce3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28T00:00:00" table:style-name="ce9">
            <text:p>28/02/23</text:p>
          </table:table-cell>
          <table:table-cell office:value-type="date" office:date-value="2023-03-10T00:00:00" table:style-name="ce9">
            <text:p>10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0</text:p>
          </table:table-cell>
          <table:table-cell office:value-type="string" table:style-name="ce3">
            <text:p>Micr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11T00:00:00" table:style-name="ce9">
            <text:p>11/03/23</text:p>
          </table:table-cell>
          <table:table-cell office:value-type="date" office:date-value="2023-03-21T00:00:00" table:style-name="ce9">
            <text:p>2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90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04T00:00:00" table:style-name="ce9">
            <text:p>04/01/23</text:p>
          </table:table-cell>
          <table:table-cell office:value-type="date" office:date-value="2023-01-14T00:00:00" table:style-name="ce9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6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15T00:00:00" table:style-name="ce9">
            <text:p>15/01/23</text:p>
          </table:table-cell>
          <table:table-cell office:value-type="date" office:date-value="2023-01-25T00:00:00" table:style-name="ce9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3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26T00:00:00" table:style-name="ce9">
            <text:p>26/01/23</text:p>
          </table:table-cell>
          <table:table-cell office:value-type="date" office:date-value="2023-02-05T00:00:00" table:style-name="ce9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9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2-06T00:00:00" table:style-name="ce9">
            <text:p>06/02/23</text:p>
          </table:table-cell>
          <table:table-cell office:value-type="date" office:date-value="2023-02-16T00:00:00" table:style-name="ce9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1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05T00:00:00" table:style-name="ce9">
            <text:p>05/01/23</text:p>
          </table:table-cell>
          <table:table-cell office:value-type="date" office:date-value="2023-01-15T00:00:00" table:style-name="ce9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2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16T00:00:00" table:style-name="ce9">
            <text:p>16/01/23</text:p>
          </table:table-cell>
          <table:table-cell office:value-type="date" office:date-value="2023-01-26T00:00:00" table:style-name="ce9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4</text:p>
          </table:table-cell>
          <table:table-cell office:value-type="string" table:style-name="ce3">
            <text:p>Nan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6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5</text:p>
          </table:table-cell>
          <table:table-cell office:value-type="string" table:style-name="ce3">
            <text:p>Micr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5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0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5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0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3</text:p>
          </table:table-cell>
          <table:table-cell office:value-type="string" table:style-name="ce3">
            <text:p>Nan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8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1</text:p>
          </table:table-cell>
          <table:table-cell office:value-type="string" table:style-name="ce3">
            <text:p>Standard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7</text:p>
          </table:table-cell>
          <table:table-cell office:value-type="string" table:style-name="ce3">
            <text:p>Standard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4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7</text:p>
          </table:table-cell>
          <table:table-cell office:value-type="string" table:style-name="ce3">
            <text:p>Nan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1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9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8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0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4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2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1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3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8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5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6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5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10T00:00:00" table:style-name="ce9">
            <text:p>10/12/22</text:p>
          </table:table-cell>
          <table:table-cell office:value-type="date" office:date-value="2022-12-20T00:00:00" table:style-name="ce9">
            <text:p>2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45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21T00:00:00" table:style-name="ce9">
            <text:p>21/12/22</text:p>
          </table:table-cell>
          <table:table-cell office:value-type="date" office:date-value="2022-12-31T00:00:00" table:style-name="ce9">
            <text:p>3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0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0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5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6789047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15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31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89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28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6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9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7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5</text:p>
          </table:table-cell>
          <table:table-cell office:value-type="string" table:style-name="ce3">
            <text:p>Elettronica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7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2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2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3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8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5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8</text:p>
          </table:table-cell>
          <table:table-cell office:value-type="string" table:style-name="ce3">
            <text:p>Elettronica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16T00:00:00" table:style-name="ce9">
            <text:p>16/10/22</text:p>
          </table:table-cell>
          <table:table-cell office:value-type="date" office:date-value="2022-10-26T00:00:00" table:style-name="ce9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9</text:p>
          </table:table-cell>
          <table:table-cell office:value-type="string" table:style-name="ce3">
            <text:p>Nan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27T00:00:00" table:style-name="ce9">
            <text:p>27/10/22</text:p>
          </table:table-cell>
          <table:table-cell office:value-type="date" office:date-value="2022-11-06T00:00:00" table:style-name="ce9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4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7T00:00:00" table:style-name="ce9">
            <text:p>07/11/22</text:p>
          </table:table-cell>
          <table:table-cell office:value-type="date" office:date-value="2022-11-17T00:00:00" table:style-name="ce9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2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18T00:00:00" table:style-name="ce9">
            <text:p>18/11/22</text:p>
          </table:table-cell>
          <table:table-cell office:value-type="date" office:date-value="2022-11-28T00:00:00" table:style-name="ce9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9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29T00:00:00" table:style-name="ce9">
            <text:p>29/11/22</text:p>
          </table:table-cell>
          <table:table-cell office:value-type="date" office:date-value="2022-12-09T00:00:00" table:style-name="ce9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0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11T00:00:00" table:style-name="ce9">
            <text:p>11/08/22</text:p>
          </table:table-cell>
          <table:table-cell office:value-type="date" office:date-value="2022-08-21T00:00:00" table:style-name="ce9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3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7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0</text:p>
          </table:table-cell>
          <table:table-cell office:value-type="string" table:style-name="ce3">
            <text:p>Nan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3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8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05T00:00:00" table:style-name="ce9">
            <text:p>05/10/22</text:p>
          </table:table-cell>
          <table:table-cell office:value-type="date" office:date-value="2022-10-15T00:00:00" table:style-name="ce9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9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7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3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6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9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300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1</text:p>
          </table:table-cell>
          <table:table-cell office:value-type="string" table:style-name="ce3">
            <text:p>Nan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9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6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8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9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5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7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4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3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2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2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8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3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1</text:p>
          </table:table-cell>
          <table:table-cell office:value-type="string" table:style-name="ce3">
            <text:p>Elettronica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1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8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8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2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3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5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9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1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6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8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0123514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43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3456846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234574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47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02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1234601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75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0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8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6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9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7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0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4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2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5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4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6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5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8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9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3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2</text:p>
          </table:table-cell>
          <table:table-cell office:value-type="string" table:style-name="ce3">
            <text:p>Nan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0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0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7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9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6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13T00:00:00" table:style-name="ce9">
            <text:p>13/01/23</text:p>
          </table:table-cell>
          <table:table-cell office:value-type="date" office:date-value="2023-01-23T00:00:00" table:style-name="ce9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4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24T00:00:00" table:style-name="ce9">
            <text:p>24/01/23</text:p>
          </table:table-cell>
          <table:table-cell office:value-type="date" office:date-value="2023-02-03T00:00:00" table:style-name="ce9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04T00:00:00" table:style-name="ce9">
            <text:p>04/02/23</text:p>
          </table:table-cell>
          <table:table-cell office:value-type="date" office:date-value="2023-02-14T00:00:00" table:style-name="ce9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4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15T00:00:00" table:style-name="ce9">
            <text:p>15/02/23</text:p>
          </table:table-cell>
          <table:table-cell office:value-type="date" office:date-value="2023-02-25T00:00:00" table:style-name="ce9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26T00:00:00" table:style-name="ce9">
            <text:p>26/02/23</text:p>
          </table:table-cell>
          <table:table-cell office:value-type="date" office:date-value="2023-03-08T00:00:00" table:style-name="ce9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3-09T00:00:00" table:style-name="ce9">
            <text:p>09/03/23</text:p>
          </table:table-cell>
          <table:table-cell office:value-type="date" office:date-value="2023-03-19T00:00:00" table:style-name="ce9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5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12T00:00:00" table:style-name="ce9">
            <text:p>12/08/22</text:p>
          </table:table-cell>
          <table:table-cell office:value-type="date" office:date-value="2022-08-22T00:00:00" table:style-name="ce9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8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2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7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06T00:00:00" table:style-name="ce9">
            <text:p>06/10/22</text:p>
          </table:table-cell>
          <table:table-cell office:value-type="date" office:date-value="2022-10-16T00:00:00" table:style-name="ce9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9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17T00:00:00" table:style-name="ce9">
            <text:p>17/10/22</text:p>
          </table:table-cell>
          <table:table-cell office:value-type="date" office:date-value="2022-10-27T00:00:00" table:style-name="ce9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0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28T00:00:00" table:style-name="ce9">
            <text:p>28/10/22</text:p>
          </table:table-cell>
          <table:table-cell office:value-type="date" office:date-value="2022-11-07T00:00:00" table:style-name="ce9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9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08T00:00:00" table:style-name="ce9">
            <text:p>08/11/22</text:p>
          </table:table-cell>
          <table:table-cell office:value-type="date" office:date-value="2022-11-18T00:00:00" table:style-name="ce9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0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19T00:00:00" table:style-name="ce9">
            <text:p>19/11/22</text:p>
          </table:table-cell>
          <table:table-cell office:value-type="date" office:date-value="2022-11-29T00:00:00" table:style-name="ce9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4</text:p>
          </table:table-cell>
          <table:table-cell office:value-type="string" table:style-name="ce3">
            <text:p>Nan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30T00:00:00" table:style-name="ce9">
            <text:p>30/11/22</text:p>
          </table:table-cell>
          <table:table-cell office:value-type="date" office:date-value="2022-12-10T00:00:00" table:style-name="ce9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6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11T00:00:00" table:style-name="ce9">
            <text:p>11/12/22</text:p>
          </table:table-cell>
          <table:table-cell office:value-type="date" office:date-value="2022-12-21T00:00:00" table:style-name="ce9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4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22T00:00:00" table:style-name="ce9">
            <text:p>22/12/22</text:p>
          </table:table-cell>
          <table:table-cell office:value-type="date" office:date-value="2023-01-01T00:00:00" table:style-name="ce9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4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1-02T00:00:00" table:style-name="ce9">
            <text:p>02/01/23</text:p>
          </table:table-cell>
          <table:table-cell office:value-type="date" office:date-value="2023-01-12T00:00:00" table:style-name="ce9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8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5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5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0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9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3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2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4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5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8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1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1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1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901239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8901284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5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7890177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4" table:style-name="ce1"/>
          <table:table-cell table:style-name="ce3"/>
          <table:table-cell table:style-name="ce9"/>
          <table:table-cell table:number-columns-repeated="16373"/>
        </table:table-row>
        <table:table-row table:style-name="ro1">
          <table:table-cell office:value-type="string" table:style-name="ce3">
            <text:p>S4567946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5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2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51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2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5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0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8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6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0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3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1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9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4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1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7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5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5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5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9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9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25T00:00:00" table:style-name="ce9">
            <text:p>25/01/23</text:p>
          </table:table-cell>
          <table:table-cell office:value-type="date" office:date-value="2023-02-04T00:00:00" table:style-name="ce9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70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2-05T00:00:00" table:style-name="ce9">
            <text:p>05/02/23</text:p>
          </table:table-cell>
          <table:table-cell office:value-type="date" office:date-value="2023-02-15T00:00:00" table:style-name="ce9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8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0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5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7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6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3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7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3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3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2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4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10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2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3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2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1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9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8901291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8901294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406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7890186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87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7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8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03T00:00:00" table:style-name="ce9">
            <text:p>03/01/23</text:p>
          </table:table-cell>
          <table:table-cell office:value-type="date" office:date-value="2023-01-13T00:00:00" table:style-name="ce9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8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14T00:00:00" table:style-name="ce9">
            <text:p>14/01/23</text:p>
          </table:table-cell>
          <table:table-cell office:value-type="date" office:date-value="2023-01-24T00:00:00" table:style-name="ce9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5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13T00:00:00" table:style-name="ce9">
            <text:p>13/08/22</text:p>
          </table:table-cell>
          <table:table-cell office:value-type="date" office:date-value="2022-08-23T00:00:00" table:style-name="ce9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9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9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2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1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07T00:00:00" table:style-name="ce9">
            <text:p>07/10/22</text:p>
          </table:table-cell>
          <table:table-cell office:value-type="date" office:date-value="2022-10-17T00:00:00" table:style-name="ce9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18T00:00:00" table:style-name="ce9">
            <text:p>18/10/22</text:p>
          </table:table-cell>
          <table:table-cell office:value-type="date" office:date-value="2022-10-28T00:00:00" table:style-name="ce9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8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29T00:00:00" table:style-name="ce9">
            <text:p>29/10/22</text:p>
          </table:table-cell>
          <table:table-cell office:value-type="date" office:date-value="2022-11-08T00:00:00" table:style-name="ce9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0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09T00:00:00" table:style-name="ce9">
            <text:p>09/11/22</text:p>
          </table:table-cell>
          <table:table-cell office:value-type="date" office:date-value="2022-11-19T00:00:00" table:style-name="ce9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1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20T00:00:00" table:style-name="ce9">
            <text:p>20/11/22</text:p>
          </table:table-cell>
          <table:table-cell office:value-type="date" office:date-value="2022-11-30T00:00:00" table:style-name="ce9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01T00:00:00" table:style-name="ce9">
            <text:p>01/12/22</text:p>
          </table:table-cell>
          <table:table-cell office:value-type="date" office:date-value="2022-12-11T00:00:00" table:style-name="ce9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7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12T00:00:00" table:style-name="ce9">
            <text:p>12/12/22</text:p>
          </table:table-cell>
          <table:table-cell office:value-type="date" office:date-value="2022-12-22T00:00:00" table:style-name="ce9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8</text:p>
          </table:table-cell>
          <table:table-cell office:value-type="string" table:style-name="ce3">
            <text:p>Elettronica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23T00:00:00" table:style-name="ce9">
            <text:p>23/12/22</text:p>
          </table:table-cell>
          <table:table-cell office:value-type="date" office:date-value="2023-01-02T00:00:00" table:style-name="ce9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6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8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2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0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19T00:00:00" table:style-name="ce9">
            <text:p>19/10/22</text:p>
          </table:table-cell>
          <table:table-cell office:value-type="date" office:date-value="2022-10-29T00:00:00" table:style-name="ce9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1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30T00:00:00" table:style-name="ce9">
            <text:p>30/10/22</text:p>
          </table:table-cell>
          <table:table-cell office:value-type="date" office:date-value="2022-11-09T00:00:00" table:style-name="ce9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10T00:00:00" table:style-name="ce9">
            <text:p>10/11/22</text:p>
          </table:table-cell>
          <table:table-cell office:value-type="date" office:date-value="2022-11-20T00:00:00" table:style-name="ce9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9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21T00:00:00" table:style-name="ce9">
            <text:p>21/11/22</text:p>
          </table:table-cell>
          <table:table-cell office:value-type="date" office:date-value="2022-12-01T00:00:00" table:style-name="ce9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5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2-02T00:00:00" table:style-name="ce9">
            <text:p>02/12/22</text:p>
          </table:table-cell>
          <table:table-cell office:value-type="date" office:date-value="2022-12-12T00:00:00" table:style-name="ce9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6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5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4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0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0</text:p>
          </table:table-cell>
          <table:table-cell office:value-type="string" table:style-name="ce3">
            <text:p>Nan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4</text:p>
          </table:table-cell>
          <table:table-cell office:value-type="string" table:style-name="ce3">
            <text:p>Elettronica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6</text:p>
          </table:table-cell>
          <table:table-cell office:value-type="string" table:style-name="ce3">
            <text:p>Standard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4</text:p>
          </table:table-cell>
          <table:table-cell office:value-type="string" table:style-name="ce3">
            <text:p>Micr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3</text:p>
          </table:table-cell>
          <table:table-cell office:value-type="string" table:style-name="ce3">
            <text:p>Elettronica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27T00:00:00" table:style-name="ce9">
            <text:p>27/09/22</text:p>
          </table:table-cell>
          <table:table-cell office:value-type="date" office:date-value="2022-10-07T00:00:00" table:style-name="ce9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5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10-08T00:00:00" table:style-name="ce9">
            <text:p>08/10/22</text:p>
          </table:table-cell>
          <table:table-cell office:value-type="date" office:date-value="2022-10-18T00:00:00" table:style-name="ce9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7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0</text:p>
          </table:table-cell>
          <table:table-cell office:value-type="string" table:style-name="ce3">
            <text:p>Nan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4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5</text:p>
          </table:table-cell>
          <table:table-cell office:value-type="string" table:style-name="ce3">
            <text:p>Standard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5</text:p>
          </table:table-cell>
          <table:table-cell office:value-type="string" table:style-name="ce3">
            <text:p>Standard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8</text:p>
          </table:table-cell>
          <table:table-cell office:value-type="string" table:style-name="ce3">
            <text:p>Elettronica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2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0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8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14T00:00:00" table:style-name="ce9">
            <text:p>14/08/22</text:p>
          </table:table-cell>
          <table:table-cell office:value-type="date" office:date-value="2022-08-24T00:00:00" table:style-name="ce9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6</text:p>
          </table:table-cell>
          <table:table-cell office:value-type="string" table:style-name="ce3">
            <text:p>Nan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25T00:00:00" table:style-name="ce9">
            <text:p>25/08/22</text:p>
          </table:table-cell>
          <table:table-cell office:value-type="date" office:date-value="2022-09-04T00:00:00" table:style-name="ce9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5</text:p>
          </table:table-cell>
          <table:table-cell office:value-type="string" table:style-name="ce3">
            <text:p>Elettronica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4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16T00:00:00" table:style-name="ce9">
            <text:p>16/09/22</text:p>
          </table:table-cell>
          <table:table-cell office:value-type="date" office:date-value="2022-09-26T00:00:00" table:style-name="ce9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6</text:p>
          </table:table-cell>
          <table:table-cell office:value-type="string" table:style-name="ce3">
            <text:p>Elettronica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4</text:p>
          </table:table-cell>
          <table:table-cell office:value-type="string" table:style-name="ce3">
            <text:p>Nano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0</text:p>
          </table:table-cell>
          <table:table-cell office:value-type="string" table:style-name="ce3">
            <text:p>Standard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1</text:p>
          </table:table-cell>
          <table:table-cell office:value-type="string" table:style-name="ce3">
            <text:p>Standard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4</text:p>
          </table:table-cell>
          <table:table-cell office:value-type="string" table:style-name="ce3">
            <text:p>Micro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4</text:p>
          </table:table-cell>
          <table:table-cell office:value-type="string" table:style-name="ce3">
            <text:p>Nano</text:p>
          </table:table-cell>
          <table:table-cell office:value-type="float" office:value="3912346107" table:style-name="ce1">
            <text:p>3912346107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0</text:p>
          </table:table-cell>
          <table:table-cell office:value-type="string" table:style-name="ce3">
            <text:p>Nan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4</text:p>
          </table:table-cell>
          <table:table-cell office:value-type="string" table:style-name="ce3">
            <text:p>Micr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0</text:p>
          </table:table-cell>
          <table:table-cell office:value-type="string" table:style-name="ce3">
            <text:p>Micro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7</text:p>
          </table:table-cell>
          <table:table-cell office:value-type="string" table:style-name="ce3">
            <text:p>Standard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6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15T00:00:00" table:style-name="ce9">
            <text:p>15/08/22</text:p>
          </table:table-cell>
          <table:table-cell office:value-type="date" office:date-value="2022-08-25T00:00:00" table:style-name="ce9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8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26T00:00:00" table:style-name="ce9">
            <text:p>26/08/22</text:p>
          </table:table-cell>
          <table:table-cell office:value-type="date" office:date-value="2022-09-05T00:00:00" table:style-name="ce9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3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3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3</text:p>
          </table:table-cell>
          <table:table-cell office:value-type="string" table:style-name="ce3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28T00:00:00" table:style-name="ce9">
            <text:p>28/09/22</text:p>
          </table:table-cell>
          <table:table-cell office:value-type="date" office:date-value="2022-10-08T00:00:00" table:style-name="ce9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4</text:p>
          </table:table-cell>
          <table:table-cell office:value-type="string" table:style-name="ce3">
            <text:p>Micro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4</text:p>
          </table:table-cell>
          <table:table-cell office:value-type="string" table:style-name="ce3">
            <text:p>Standard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27T00:00:00" table:style-name="ce9">
            <text:p>27/08/22</text:p>
          </table:table-cell>
          <table:table-cell office:value-type="date" office:date-value="2022-09-06T00:00:00" table:style-name="ce9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8</text:p>
          </table:table-cell>
          <table:table-cell office:value-type="string" table:style-name="ce3">
            <text:p>Nano</text:p>
          </table:table-cell>
          <table:table-cell office:value-type="float" office:value="3912346112" table:style-name="ce1">
            <text:p>3912346112</text:p>
          </table:table-cell>
          <table:table-cell office:value-type="date" office:date-value="2022-08-16T00:00:00" table:style-name="ce9">
            <text:p>16/08/22</text:p>
          </table:table-cell>
          <table:table-cell office:value-type="date" office:date-value="2022-08-26T00:00:00" table:style-name="ce9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9</text:p>
          </table:table-cell>
          <table:table-cell office:value-type="string" table:style-name="ce3">
            <text:p>Nano</text:p>
          </table:table-cell>
          <table:table-cell office:value-type="float" office:value="3912346113" table:style-name="ce1">
            <text:p>3912346113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1</text:p>
          </table:table-cell>
          <table:table-cell office:value-type="string" table:style-name="ce3">
            <text:p>Elettronica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17T00:00:00" table:style-name="ce9">
            <text:p>17/08/22</text:p>
          </table:table-cell>
          <table:table-cell office:value-type="date" office:date-value="2022-08-27T00:00:00" table:style-name="ce9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9</text:p>
          </table:table-cell>
          <table:table-cell office:value-type="string" table:style-name="ce3">
            <text:p>Standard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28T00:00:00" table:style-name="ce9">
            <text:p>28/08/22</text:p>
          </table:table-cell>
          <table:table-cell office:value-type="date" office:date-value="2022-09-07T00:00:00" table:style-name="ce9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9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2</text:p>
          </table:table-cell>
          <table:table-cell office:value-type="string" table:style-name="ce3">
            <text:p>Elettronica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1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4</text:p>
          </table:table-cell>
          <table:table-cell office:value-type="string" table:style-name="ce3">
            <text:p>Elettronica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18T00:00:00" table:style-name="ce9">
            <text:p>18/08/22</text:p>
          </table:table-cell>
          <table:table-cell office:value-type="date" office:date-value="2022-08-28T00:00:00" table:style-name="ce9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8</text:p>
          </table:table-cell>
          <table:table-cell office:value-type="string" table:style-name="ce3">
            <text:p>Micro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29T00:00:00" table:style-name="ce9">
            <text:p>29/08/22</text:p>
          </table:table-cell>
          <table:table-cell office:value-type="date" office:date-value="2022-09-08T00:00:00" table:style-name="ce9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0</text:p>
          </table:table-cell>
          <table:table-cell office:value-type="string" table:style-name="ce3">
            <text:p>Standard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2</text:p>
          </table:table-cell>
          <table:table-cell office:value-type="string" table:style-name="ce3">
            <text:p>Elettronica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1</text:p>
          </table:table-cell>
          <table:table-cell office:value-type="string" table:style-name="ce3">
            <text:p>Micro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19T00:00:00" table:style-name="ce9">
            <text:p>19/08/22</text:p>
          </table:table-cell>
          <table:table-cell office:value-type="date" office:date-value="2022-08-29T00:00:00" table:style-name="ce9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3</text:p>
          </table:table-cell>
          <table:table-cell office:value-type="string" table:style-name="ce3">
            <text:p>Elettronica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30T00:00:00" table:style-name="ce9">
            <text:p>30/08/22</text:p>
          </table:table-cell>
          <table:table-cell office:value-type="date" office:date-value="2022-09-09T00:00:00" table:style-name="ce9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5</text:p>
          </table:table-cell>
          <table:table-cell office:value-type="string" table:style-name="ce3">
            <text:p>Elettronica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8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7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9-11T00:00:00" table:style-name="ce9">
            <text:p>11/09/22</text:p>
          </table:table-cell>
          <table:table-cell office:value-type="date" office:date-value="2022-09-21T00:00:00" table:style-name="ce9">
            <text:p>2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7</text:p>
          </table:table-cell>
          <table:table-cell office:value-type="string" table:style-name="ce3">
            <text:p>Nano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20T00:00:00" table:style-name="ce9">
            <text:p>20/08/22</text:p>
          </table:table-cell>
          <table:table-cell office:value-type="date" office:date-value="2022-08-30T00:00:00" table:style-name="ce9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4</text:p>
          </table:table-cell>
          <table:table-cell office:value-type="string" table:style-name="ce3">
            <text:p>Standard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31T00:00:00" table:style-name="ce9">
            <text:p>31/08/22</text:p>
          </table:table-cell>
          <table:table-cell office:value-type="date" office:date-value="2022-09-10T00:00:00" table:style-name="ce9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0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8-21T00:00:00" table:style-name="ce9">
            <text:p>21/08/22</text:p>
          </table:table-cell>
          <table:table-cell office:value-type="date" office:date-value="2022-08-31T00:00:00" table:style-name="ce9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4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01T00:00:00" table:style-name="ce9">
            <text:p>01/09/22</text:p>
          </table:table-cell>
          <table:table-cell office:value-type="date" office:date-value="2022-09-11T00:00:00" table:style-name="ce9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9</text:p>
          </table:table-cell>
          <table:table-cell office:value-type="string" table:style-name="ce3">
            <text:p>Elettronica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12T00:00:00" table:style-name="ce9">
            <text:p>12/09/22</text:p>
          </table:table-cell>
          <table:table-cell office:value-type="date" office:date-value="2022-09-22T00:00:00" table:style-name="ce9">
            <text:p>2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2</text:p>
          </table:table-cell>
          <table:table-cell office:value-type="string" table:style-name="ce3">
            <text:p>Standard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23T00:00:00" table:style-name="ce9">
            <text:p>23/09/22</text:p>
          </table:table-cell>
          <table:table-cell office:value-type="date" office:date-value="2022-10-03T00:00:00" table:style-name="ce9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8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13T00:00:00" table:style-name="ce9">
            <text:p>13/09/22</text:p>
          </table:table-cell>
          <table:table-cell office:value-type="date" office:date-value="2022-09-23T00:00:00" table:style-name="ce9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5</text:p>
          </table:table-cell>
          <table:table-cell office:value-type="string" table:style-name="ce3">
            <text:p>Elettronica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24T00:00:00" table:style-name="ce9">
            <text:p>24/09/22</text:p>
          </table:table-cell>
          <table:table-cell office:value-type="date" office:date-value="2022-10-04T00:00:00" table:style-name="ce9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4</text:p>
          </table:table-cell>
          <table:table-cell office:value-type="string" table:style-name="ce3">
            <text:p>Standard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8-22T00:00:00" table:style-name="ce9">
            <text:p>22/08/22</text:p>
          </table:table-cell>
          <table:table-cell office:value-type="date" office:date-value="2022-09-01T00:00:00" table:style-name="ce9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4</text:p>
          </table:table-cell>
          <table:table-cell office:value-type="string" table:style-name="ce3">
            <text:p>Nano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9-02T00:00:00" table:style-name="ce9">
            <text:p>02/09/22</text:p>
          </table:table-cell>
          <table:table-cell office:value-type="date" office:date-value="2022-09-12T00:00:00" table:style-name="ce9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4</text:p>
          </table:table-cell>
          <table:table-cell office:value-type="string" table:style-name="ce3">
            <text:p>Nano</text:p>
          </table:table-cell>
          <table:table-cell office:value-type="float" office:value="3912346125" table:style-name="ce1">
            <text:p>3912346125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4</text:p>
          </table:table-cell>
          <table:table-cell office:value-type="string" table:style-name="ce3">
            <text:p>Standard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8-23T00:00:00" table:style-name="ce9">
            <text:p>23/08/22</text:p>
          </table:table-cell>
          <table:table-cell office:value-type="date" office:date-value="2022-09-02T00:00:00" table:style-name="ce9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0</text:p>
          </table:table-cell>
          <table:table-cell office:value-type="string" table:style-name="ce3">
            <text:p>Elettronica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9</text:p>
          </table:table-cell>
          <table:table-cell office:value-type="string" table:style-name="ce3">
            <text:p>Micro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08-24T00:00:00" table:style-name="ce9">
            <text:p>24/08/22</text:p>
          </table:table-cell>
          <table:table-cell office:value-type="date" office:date-value="2022-09-03T00:00:00" table:style-name="ce9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7</text:p>
          </table:table-cell>
          <table:table-cell office:value-type="string" table:style-name="ce3">
            <text:p>Standard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5</text:p>
          </table:table-cell>
          <table:table-cell office:value-type="string" table:style-name="ce3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4</text:p>
          </table:table-cell>
          <table:table-cell office:value-type="string" table:style-name="ce3">
            <text:p>Micro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5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4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8</text:p>
          </table:table-cell>
          <table:table-cell office:value-type="string" table:style-name="ce3">
            <text:p>Micro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25T00:00:00" table:style-name="ce9">
            <text:p>25/09/22</text:p>
          </table:table-cell>
          <table:table-cell office:value-type="date" office:date-value="2022-10-05T00:00:00" table:style-name="ce9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2</text:p>
          </table:table-cell>
          <table:table-cell office:value-type="string" table:style-name="ce3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5</text:p>
          </table:table-cell>
          <table:table-cell office:value-type="string" table:style-name="ce3">
            <text:p>Elettronica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3</text:p>
          </table:table-cell>
          <table:table-cell office:value-type="string" table:style-name="ce3">
            <text:p>Micro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14T00:00:00" table:style-name="ce9">
            <text:p>14/09/22</text:p>
          </table:table-cell>
          <table:table-cell office:value-type="date" office:date-value="2022-09-24T00:00:00" table:style-name="ce9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6</text:p>
          </table:table-cell>
          <table:table-cell office:value-type="string" table:style-name="ce3">
            <text:p>Micro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09-03T00:00:00" table:style-name="ce9">
            <text:p>03/09/22</text:p>
          </table:table-cell>
          <table:table-cell office:value-type="date" office:date-value="2022-09-13T00:00:00" table:style-name="ce9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2</text:p>
          </table:table-cell>
          <table:table-cell office:value-type="string" table:style-name="ce3">
            <text:p>Micro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4</text:p>
          </table:table-cell>
          <table:table-cell office:value-type="string" table:style-name="ce3">
            <text:p>Standard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3</text:p>
          </table:table-cell>
          <table:table-cell office:value-type="string" table:style-name="ce3">
            <text:p>Standard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7</text:p>
          </table:table-cell>
          <table:table-cell office:value-type="string" table:style-name="ce3">
            <text:p>Micr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15T00:00:00" table:style-name="ce9">
            <text:p>15/09/22</text:p>
          </table:table-cell>
          <table:table-cell office:value-type="date" office:date-value="2022-09-25T00:00:00" table:style-name="ce9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0</text:p>
          </table:table-cell>
          <table:table-cell office:value-type="string" table:style-name="ce3">
            <text:p>Elettronica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26T00:00:00" table:style-name="ce9">
            <text:p>26/09/22</text:p>
          </table:table-cell>
          <table:table-cell office:value-type="date" office:date-value="2022-10-06T00:00:00" table:style-name="ce9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2</text:p>
          </table:table-cell>
          <table:table-cell office:value-type="string" table:style-name="ce3">
            <text:p>Micro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4567893</text:p>
          </table:table-cell>
          <table:table-cell office:value-type="string" table:style-name="ce3">
            <text:p>Elettronica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3456792</text:p>
          </table:table-cell>
          <table:table-cell office:value-type="string" table:style-name="ce3">
            <text:p>Nan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09-04T00:00:00" table:style-name="ce9">
            <text:p>04/09/22</text:p>
          </table:table-cell>
          <table:table-cell office:value-type="date" office:date-value="2022-09-14T00:00:00" table:style-name="ce9">
            <text:p>14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6789014</text:p>
          </table:table-cell>
          <table:table-cell office:value-type="string" table:style-name="ce3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3456789</text:p>
          </table:table-cell>
          <table:table-cell office:value-type="string" table:style-name="ce3">
            <text:p>Nano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1234576</text:p>
          </table:table-cell>
          <table:table-cell office:value-type="string" table:style-name="ce3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09-05T00:00:00" table:style-name="ce9">
            <text:p>05/09/22</text:p>
          </table:table-cell>
          <table:table-cell office:value-type="date" office:date-value="2022-09-15T00:00:00" table:style-name="ce9">
            <text:p>15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349</text:p>
          </table:table-cell>
          <table:table-cell office:value-type="string" table:style-name="ce3">
            <text:p>Standard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06T00:00:00" table:style-name="ce9">
            <text:p>06/09/22</text:p>
          </table:table-cell>
          <table:table-cell office:value-type="date" office:date-value="2022-09-16T00:00:00" table:style-name="ce9">
            <text:p>16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2345685</text:p>
          </table:table-cell>
          <table:table-cell office:value-type="string" table:style-name="ce3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17T00:00:00" table:style-name="ce9">
            <text:p>17/09/22</text:p>
          </table:table-cell>
          <table:table-cell office:value-type="date" office:date-value="2022-09-27T00:00:00" table:style-name="ce9">
            <text:p>27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6789018</text:p>
          </table:table-cell>
          <table:table-cell office:value-type="string" table:style-name="ce3">
            <text:p>Micro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09-07T00:00:00" table:style-name="ce9">
            <text:p>07/09/22</text:p>
          </table:table-cell>
          <table:table-cell office:value-type="date" office:date-value="2022-09-17T00:00:00" table:style-name="ce9">
            <text:p>17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style-name="ro1">
          <table:table-cell office:value-type="string" table:style-name="ce3">
            <text:p>S9012345</text:p>
          </table:table-cell>
          <table:table-cell office:value-type="string" table:style-name="ce3">
            <text:p>Elettronica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09-09T00:00:00" table:style-name="ce9">
            <text:p>09/09/22</text:p>
          </table:table-cell>
          <table:table-cell office:value-type="date" office:date-value="2022-09-19T00:00:00" table:style-name="ce9">
            <text:p>19/09/22</text:p>
          </table:table-cell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10"/>
          <table:table-cell table:number-columns-repeated="3" table:style-name="ce1"/>
          <table:table-cell table:style-name="ce3"/>
          <table:table-cell table:style-name="ce9"/>
          <table:table-cell table:number-columns-repeated="16374"/>
        </table:table-row>
        <table:table-row table:number-rows-repeated="86" table:style-name="ro1">
          <table:table-cell table:number-columns-repeated="8"/>
          <table:table-cell table:style-name="ce3"/>
          <table:table-cell table:style-name="ce9"/>
          <table:table-cell table:number-columns-repeated="16374"/>
        </table:table-row>
        <table:table-row table:number-rows-repeated="1047786" table:style-name="ro1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2">
            <text:p>Codice</text:p>
          </table:table-cell>
          <table:table-cell office:value-type="string" table:style-name="ce12">
            <text:p>TipoSIM</text:p>
          </table:table-cell>
          <table:table-cell office:value-type="string" table:style-name="ce12">
            <text:p>AssociataA</text:p>
          </table:table-cell>
          <table:table-cell office:value-type="string" table:style-name="ce12">
            <text:p>DataAttivazio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S6789071</text:p>
          </table:table-cell>
          <table:table-cell office:value-type="string" table:style-name="ce13">
            <text:p>Micro</text:p>
          </table:table-cell>
          <table:table-cell office:value-type="float" office:value="3912345679" table:style-name="ce1">
            <text:p>3912345679</text:p>
          </table:table-cell>
          <table:table-cell office:value-type="date" office:date-value="2022-10-03T00:00:00" table:style-name="ce14">
            <text:p>03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6</text:p>
          </table:table-cell>
          <table:table-cell office:value-type="string" table:style-name="ce13">
            <text:p>Elettronica</text:p>
          </table:table-cell>
          <table:table-cell office:value-type="float" office:value="3912345680" table:style-name="ce1">
            <text:p>3912345680</text:p>
          </table:table-cell>
          <table:table-cell office:value-type="date" office:date-value="2022-10-04T00:00:00" table:style-name="ce14">
            <text:p>0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9</text:p>
          </table:table-cell>
          <table:table-cell office:value-type="string" table:style-name="ce13">
            <text:p>Micro</text:p>
          </table:table-cell>
          <table:table-cell office:value-type="float" office:value="3912345681" table:style-name="ce1">
            <text:p>3912345681</text:p>
          </table:table-cell>
          <table:table-cell office:value-type="date" office:date-value="2022-10-05T00:00:00" table:style-name="ce14">
            <text:p>0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2</text:p>
          </table:table-cell>
          <table:table-cell office:value-type="string" table:style-name="ce13">
            <text:p>Standard</text:p>
          </table:table-cell>
          <table:table-cell office:value-type="float" office:value="3912345685" table:style-name="ce1">
            <text:p>3912345685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81</text:p>
          </table:table-cell>
          <table:table-cell office:value-type="string" table:style-name="ce13">
            <text:p>Elettronica</text:p>
          </table:table-cell>
          <table:table-cell office:value-type="float" office:value="3912345686" table:style-name="ce1">
            <text:p>3912345686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7</text:p>
          </table:table-cell>
          <table:table-cell office:value-type="string" table:style-name="ce13">
            <text:p>Nano</text:p>
          </table:table-cell>
          <table:table-cell office:value-type="float" office:value="3912345687" table:style-name="ce1">
            <text:p>3912345687</text:p>
          </table:table-cell>
          <table:table-cell office:value-type="date" office:date-value="2022-10-04T00:00:00" table:style-name="ce14">
            <text:p>0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4</text:p>
          </table:table-cell>
          <table:table-cell office:value-type="string" table:style-name="ce13">
            <text:p>Micro</text:p>
          </table:table-cell>
          <table:table-cell office:value-type="float" office:value="3912345688" table:style-name="ce1">
            <text:p>3912345688</text:p>
          </table:table-cell>
          <table:table-cell office:value-type="date" office:date-value="2022-10-05T00:00:00" table:style-name="ce14">
            <text:p>0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3</text:p>
          </table:table-cell>
          <table:table-cell office:value-type="string" table:style-name="ce13">
            <text:p>Standard</text:p>
          </table:table-cell>
          <table:table-cell office:value-type="float" office:value="3912345689" table:style-name="ce1">
            <text:p>3912345689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5</text:p>
          </table:table-cell>
          <table:table-cell office:value-type="string" table:style-name="ce13">
            <text:p>Standard</text:p>
          </table:table-cell>
          <table:table-cell office:value-type="float" office:value="3912345690" table:style-name="ce1">
            <text:p>3912345690</text:p>
          </table:table-cell>
          <table:table-cell office:value-type="date" office:date-value="2022-10-07T00:00:00" table:style-name="ce14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8</text:p>
          </table:table-cell>
          <table:table-cell office:value-type="string" table:style-name="ce13">
            <text:p>Nano</text:p>
          </table:table-cell>
          <table:table-cell office:value-type="float" office:value="3912345691" table:style-name="ce1">
            <text:p>3912345691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2</text:p>
          </table:table-cell>
          <table:table-cell office:value-type="string" table:style-name="ce13">
            <text:p>Micro</text:p>
          </table:table-cell>
          <table:table-cell office:value-type="float" office:value="3912345692" table:style-name="ce1">
            <text:p>3912345692</text:p>
          </table:table-cell>
          <table:table-cell office:value-type="date" office:date-value="2022-10-04T00:00:00" table:style-name="ce14">
            <text:p>0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5</text:p>
          </table:table-cell>
          <table:table-cell office:value-type="string" table:style-name="ce13">
            <text:p>Elettronica</text:p>
          </table:table-cell>
          <table:table-cell office:value-type="float" office:value="3912345693" table:style-name="ce1">
            <text:p>3912345693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3</text:p>
          </table:table-cell>
          <table:table-cell office:value-type="string" table:style-name="ce13">
            <text:p>Micro</text:p>
          </table:table-cell>
          <table:table-cell office:value-type="float" office:value="3912345694" table:style-name="ce1">
            <text:p>3912345694</text:p>
          </table:table-cell>
          <table:table-cell office:value-type="date" office:date-value="2022-10-07T00:00:00" table:style-name="ce14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4</text:p>
          </table:table-cell>
          <table:table-cell office:value-type="string" table:style-name="ce13">
            <text:p>Elettronica</text:p>
          </table:table-cell>
          <table:table-cell office:value-type="float" office:value="3912345695" table:style-name="ce1">
            <text:p>3912345695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543210</text:p>
          </table:table-cell>
          <table:table-cell office:value-type="string" table:style-name="ce13">
            <text:p>Standard</text:p>
          </table:table-cell>
          <table:table-cell office:value-type="float" office:value="3912345696" table:style-name="ce1">
            <text:p>3912345696</text:p>
          </table:table-cell>
          <table:table-cell office:value-type="date" office:date-value="2022-10-09T00:00:00" table:style-name="ce14">
            <text:p>0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0</text:p>
          </table:table-cell>
          <table:table-cell office:value-type="string" table:style-name="ce13">
            <text:p>Nano</text:p>
          </table:table-cell>
          <table:table-cell office:value-type="float" office:value="3912345697" table:style-name="ce1">
            <text:p>3912345697</text:p>
          </table:table-cell>
          <table:table-cell office:value-type="date" office:date-value="2022-10-05T00:00:00" table:style-name="ce14">
            <text:p>0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1</text:p>
          </table:table-cell>
          <table:table-cell office:value-type="string" table:style-name="ce13">
            <text:p>Standard</text:p>
          </table:table-cell>
          <table:table-cell office:value-type="float" office:value="3912345698" table:style-name="ce1">
            <text:p>3912345698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8</text:p>
          </table:table-cell>
          <table:table-cell office:value-type="string" table:style-name="ce13">
            <text:p>Micro</text:p>
          </table:table-cell>
          <table:table-cell office:value-type="float" office:value="3912345699" table:style-name="ce1">
            <text:p>3912345699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1</text:p>
          </table:table-cell>
          <table:table-cell office:value-type="string" table:style-name="ce13">
            <text:p>Standard</text:p>
          </table:table-cell>
          <table:table-cell office:value-type="float" office:value="3912345700" table:style-name="ce1">
            <text:p>3912345700</text:p>
          </table:table-cell>
          <table:table-cell office:value-type="date" office:date-value="2022-10-09T00:00:00" table:style-name="ce14">
            <text:p>0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3</text:p>
          </table:table-cell>
          <table:table-cell office:value-type="string" table:style-name="ce13">
            <text:p>Micro</text:p>
          </table:table-cell>
          <table:table-cell office:value-type="float" office:value="3912345701" table:style-name="ce1">
            <text:p>3912345701</text:p>
          </table:table-cell>
          <table:table-cell office:value-type="date" office:date-value="2022-10-10T00:00:00" table:style-name="ce14">
            <text:p>1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6</text:p>
          </table:table-cell>
          <table:table-cell office:value-type="string" table:style-name="ce13">
            <text:p>Micro</text:p>
          </table:table-cell>
          <table:table-cell office:value-type="float" office:value="3912345702" table:style-name="ce1">
            <text:p>3912345702</text:p>
          </table:table-cell>
          <table:table-cell office:value-type="date" office:date-value="2022-10-06T00:00:00" table:style-name="ce14">
            <text:p>0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3</text:p>
          </table:table-cell>
          <table:table-cell office:value-type="string" table:style-name="ce13">
            <text:p>Standard</text:p>
          </table:table-cell>
          <table:table-cell office:value-type="float" office:value="3912345703" table:style-name="ce1">
            <text:p>3912345703</text:p>
          </table:table-cell>
          <table:table-cell office:value-type="date" office:date-value="2022-10-07T00:00:00" table:style-name="ce14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3</text:p>
          </table:table-cell>
          <table:table-cell office:value-type="string" table:style-name="ce13">
            <text:p>Nano</text:p>
          </table:table-cell>
          <table:table-cell office:value-type="float" office:value="3912345704" table:style-name="ce1">
            <text:p>3912345704</text:p>
          </table:table-cell>
          <table:table-cell office:value-type="date" office:date-value="2022-10-09T00:00:00" table:style-name="ce14">
            <text:p>0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9</text:p>
          </table:table-cell>
          <table:table-cell office:value-type="string" table:style-name="ce13">
            <text:p>Micro</text:p>
          </table:table-cell>
          <table:table-cell office:value-type="float" office:value="3912345705" table:style-name="ce1">
            <text:p>3912345705</text:p>
          </table:table-cell>
          <table:table-cell office:value-type="date" office:date-value="2022-10-10T00:00:00" table:style-name="ce14">
            <text:p>1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5</text:p>
          </table:table-cell>
          <table:table-cell office:value-type="string" table:style-name="ce13">
            <text:p>Micro</text:p>
          </table:table-cell>
          <table:table-cell office:value-type="float" office:value="3912345706" table:style-name="ce1">
            <text:p>3912345706</text:p>
          </table:table-cell>
          <table:table-cell office:value-type="date" office:date-value="2022-10-11T00:00:00" table:style-name="ce14">
            <text:p>1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6</text:p>
          </table:table-cell>
          <table:table-cell office:value-type="string" table:style-name="ce13">
            <text:p>Standard</text:p>
          </table:table-cell>
          <table:table-cell office:value-type="float" office:value="3912345707" table:style-name="ce1">
            <text:p>3912345707</text:p>
          </table:table-cell>
          <table:table-cell office:value-type="date" office:date-value="2022-10-07T00:00:00" table:style-name="ce14">
            <text:p>0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6</text:p>
          </table:table-cell>
          <table:table-cell office:value-type="string" table:style-name="ce13">
            <text:p>Nano</text:p>
          </table:table-cell>
          <table:table-cell office:value-type="float" office:value="3912345708" table:style-name="ce1">
            <text:p>3912345708</text:p>
          </table:table-cell>
          <table:table-cell office:value-type="date" office:date-value="2022-10-08T00:00:00" table:style-name="ce14">
            <text:p>0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0</text:p>
          </table:table-cell>
          <table:table-cell office:value-type="string" table:style-name="ce13">
            <text:p>Nano</text:p>
          </table:table-cell>
          <table:table-cell office:value-type="float" office:value="3912345709" table:style-name="ce1">
            <text:p>3912345709</text:p>
          </table:table-cell>
          <table:table-cell office:value-type="date" office:date-value="2022-10-10T00:00:00" table:style-name="ce14">
            <text:p>1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7</text:p>
          </table:table-cell>
          <table:table-cell office:value-type="string" table:style-name="ce13">
            <text:p>Standard</text:p>
          </table:table-cell>
          <table:table-cell office:value-type="float" office:value="3912345710" table:style-name="ce1">
            <text:p>3912345710</text:p>
          </table:table-cell>
          <table:table-cell office:value-type="date" office:date-value="2022-10-11T00:00:00" table:style-name="ce14">
            <text:p>1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9</text:p>
          </table:table-cell>
          <table:table-cell office:value-type="string" table:style-name="ce13">
            <text:p>Nano</text:p>
          </table:table-cell>
          <table:table-cell office:value-type="float" office:value="3912345714" table:style-name="ce1">
            <text:p>3912345714</text:p>
          </table:table-cell>
          <table:table-cell office:value-type="date" office:date-value="2022-10-14T00:00:00" table:style-name="ce14">
            <text:p>1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1</text:p>
          </table:table-cell>
          <table:table-cell office:value-type="string" table:style-name="ce13">
            <text:p>Nano</text:p>
          </table:table-cell>
          <table:table-cell office:value-type="float" office:value="3912345715" table:style-name="ce1">
            <text:p>3912345715</text:p>
          </table:table-cell>
          <table:table-cell office:value-type="date" office:date-value="2022-10-11T00:00:00" table:style-name="ce14">
            <text:p>1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6</text:p>
          </table:table-cell>
          <table:table-cell office:value-type="string" table:style-name="ce13">
            <text:p>Elettronica</text:p>
          </table:table-cell>
          <table:table-cell office:value-type="float" office:value="3912345716" table:style-name="ce1">
            <text:p>3912345716</text:p>
          </table:table-cell>
          <table:table-cell office:value-type="date" office:date-value="2022-10-12T00:00:00" table:style-name="ce14">
            <text:p>12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0</text:p>
          </table:table-cell>
          <table:table-cell office:value-type="string" table:style-name="ce13">
            <text:p>Micro</text:p>
          </table:table-cell>
          <table:table-cell office:value-type="float" office:value="3912345717" table:style-name="ce1">
            <text:p>3912345717</text:p>
          </table:table-cell>
          <table:table-cell office:value-type="date" office:date-value="2022-10-14T00:00:00" table:style-name="ce14">
            <text:p>14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81</text:p>
          </table:table-cell>
          <table:table-cell office:value-type="string" table:style-name="ce13">
            <text:p>Micro</text:p>
          </table:table-cell>
          <table:table-cell office:value-type="float" office:value="3912345718" table:style-name="ce1">
            <text:p>3912345718</text:p>
          </table:table-cell>
          <table:table-cell office:value-type="date" office:date-value="2022-10-15T00:00:00" table:style-name="ce14">
            <text:p>1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2</text:p>
          </table:table-cell>
          <table:table-cell office:value-type="string" table:style-name="ce13">
            <text:p>Nano</text:p>
          </table:table-cell>
          <table:table-cell office:value-type="float" office:value="3912345719" table:style-name="ce1">
            <text:p>3912345719</text:p>
          </table:table-cell>
          <table:table-cell office:value-type="date" office:date-value="2022-10-17T00:00:00" table:style-name="ce14">
            <text:p>1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2</text:p>
          </table:table-cell>
          <table:table-cell office:value-type="string" table:style-name="ce13">
            <text:p>Micro</text:p>
          </table:table-cell>
          <table:table-cell office:value-type="float" office:value="3912345720" table:style-name="ce1">
            <text:p>3912345720</text:p>
          </table:table-cell>
          <table:table-cell office:value-type="date" office:date-value="2022-10-13T00:00:00" table:style-name="ce14">
            <text:p>13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8</text:p>
          </table:table-cell>
          <table:table-cell office:value-type="string" table:style-name="ce13">
            <text:p>Standard</text:p>
          </table:table-cell>
          <table:table-cell office:value-type="float" office:value="3912345721" table:style-name="ce1">
            <text:p>3912345721</text:p>
          </table:table-cell>
          <table:table-cell office:value-type="date" office:date-value="2022-10-15T00:00:00" table:style-name="ce14">
            <text:p>15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7</text:p>
          </table:table-cell>
          <table:table-cell office:value-type="string" table:style-name="ce13">
            <text:p>Standard</text:p>
          </table:table-cell>
          <table:table-cell office:value-type="float" office:value="3912345722" table:style-name="ce1">
            <text:p>3912345722</text:p>
          </table:table-cell>
          <table:table-cell office:value-type="date" office:date-value="2022-10-16T00:00:00" table:style-name="ce14">
            <text:p>1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8</text:p>
          </table:table-cell>
          <table:table-cell office:value-type="string" table:style-name="ce13">
            <text:p>Micro</text:p>
          </table:table-cell>
          <table:table-cell office:value-type="float" office:value="3912345723" table:style-name="ce1">
            <text:p>3912345723</text:p>
          </table:table-cell>
          <table:table-cell office:value-type="date" office:date-value="2022-10-18T00:00:00" table:style-name="ce14">
            <text:p>18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1</text:p>
          </table:table-cell>
          <table:table-cell office:value-type="string" table:style-name="ce13">
            <text:p>Elettronica</text:p>
          </table:table-cell>
          <table:table-cell office:value-type="float" office:value="3912345724" table:style-name="ce1">
            <text:p>3912345724</text:p>
          </table:table-cell>
          <table:table-cell office:value-type="date" office:date-value="2022-10-19T00:00:00" table:style-name="ce14">
            <text:p>1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6</text:p>
          </table:table-cell>
          <table:table-cell office:value-type="string" table:style-name="ce13">
            <text:p>Micro</text:p>
          </table:table-cell>
          <table:table-cell office:value-type="float" office:value="3912345725" table:style-name="ce1">
            <text:p>3912345725</text:p>
          </table:table-cell>
          <table:table-cell office:value-type="date" office:date-value="2022-10-16T00:00:00" table:style-name="ce14">
            <text:p>16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8</text:p>
          </table:table-cell>
          <table:table-cell office:value-type="string" table:style-name="ce13">
            <text:p>Micro</text:p>
          </table:table-cell>
          <table:table-cell office:value-type="float" office:value="3912345726" table:style-name="ce1">
            <text:p>3912345726</text:p>
          </table:table-cell>
          <table:table-cell office:value-type="date" office:date-value="2022-10-17T00:00:00" table:style-name="ce14">
            <text:p>17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4</text:p>
          </table:table-cell>
          <table:table-cell office:value-type="string" table:style-name="ce13">
            <text:p>Standard</text:p>
          </table:table-cell>
          <table:table-cell office:value-type="float" office:value="3912345727" table:style-name="ce1">
            <text:p>3912345727</text:p>
          </table:table-cell>
          <table:table-cell office:value-type="date" office:date-value="2022-10-19T00:00:00" table:style-name="ce14">
            <text:p>19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82</text:p>
          </table:table-cell>
          <table:table-cell office:value-type="string" table:style-name="ce13">
            <text:p>Nano</text:p>
          </table:table-cell>
          <table:table-cell office:value-type="float" office:value="3912345728" table:style-name="ce1">
            <text:p>3912345728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3</text:p>
          </table:table-cell>
          <table:table-cell office:value-type="string" table:style-name="ce13">
            <text:p>Elettronica</text:p>
          </table:table-cell>
          <table:table-cell office:value-type="float" office:value="3912345729" table:style-name="ce1">
            <text:p>3912345729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7</text:p>
          </table:table-cell>
          <table:table-cell office:value-type="string" table:style-name="ce13">
            <text:p>Standard</text:p>
          </table:table-cell>
          <table:table-cell office:value-type="float" office:value="3912345730" table:style-name="ce1">
            <text:p>3912345730</text:p>
          </table:table-cell>
          <table:table-cell office:value-type="date" office:date-value="2023-06-20T00:00:00" table:style-name="ce14">
            <text:p>2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6</text:p>
          </table:table-cell>
          <table:table-cell office:value-type="string" table:style-name="ce13">
            <text:p>Standard</text:p>
          </table:table-cell>
          <table:table-cell office:value-type="float" office:value="3912345731" table:style-name="ce1">
            <text:p>3912345731</text:p>
          </table:table-cell>
          <table:table-cell office:value-type="date" office:date-value="2023-06-21T00:00:00" table:style-name="ce14">
            <text:p>21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4</text:p>
          </table:table-cell>
          <table:table-cell office:value-type="string" table:style-name="ce13">
            <text:p>Micro</text:p>
          </table:table-cell>
          <table:table-cell office:value-type="float" office:value="3912345732" table:style-name="ce1">
            <text:p>3912345732</text:p>
          </table:table-cell>
          <table:table-cell office:value-type="date" office:date-value="2023-06-22T00:00:00" table:style-name="ce14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2</text:p>
          </table:table-cell>
          <table:table-cell office:value-type="string" table:style-name="ce13">
            <text:p>Standard</text:p>
          </table:table-cell>
          <table:table-cell office:value-type="float" office:value="3912345733" table:style-name="ce1">
            <text:p>3912345733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9</text:p>
          </table:table-cell>
          <table:table-cell office:value-type="string" table:style-name="ce13">
            <text:p>Standard</text:p>
          </table:table-cell>
          <table:table-cell office:value-type="float" office:value="3912345734" table:style-name="ce1">
            <text:p>3912345734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1</text:p>
          </table:table-cell>
          <table:table-cell office:value-type="string" table:style-name="ce13">
            <text:p>Elettronica</text:p>
          </table:table-cell>
          <table:table-cell office:value-type="float" office:value="3912345735" table:style-name="ce1">
            <text:p>3912345735</text:p>
          </table:table-cell>
          <table:table-cell office:value-type="date" office:date-value="2023-06-21T00:00:00" table:style-name="ce14">
            <text:p>21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654321</text:p>
          </table:table-cell>
          <table:table-cell office:value-type="string" table:style-name="ce13">
            <text:p>Standard</text:p>
          </table:table-cell>
          <table:table-cell office:value-type="float" office:value="3912345736" table:style-name="ce1">
            <text:p>3912345736</text:p>
          </table:table-cell>
          <table:table-cell office:value-type="date" office:date-value="2023-06-22T00:00:00" table:style-name="ce14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80</text:p>
          </table:table-cell>
          <table:table-cell office:value-type="string" table:style-name="ce13">
            <text:p>Nano</text:p>
          </table:table-cell>
          <table:table-cell office:value-type="float" office:value="3912345737" table:style-name="ce1">
            <text:p>3912345737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56</text:p>
          </table:table-cell>
          <table:table-cell office:value-type="string" table:style-name="ce13">
            <text:p>Nano</text:p>
          </table:table-cell>
          <table:table-cell office:value-type="float" office:value="3912345738" table:style-name="ce1">
            <text:p>3912345738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7</text:p>
          </table:table-cell>
          <table:table-cell office:value-type="string" table:style-name="ce13">
            <text:p>Elettronica</text:p>
          </table:table-cell>
          <table:table-cell office:value-type="float" office:value="3912345739" table:style-name="ce1">
            <text:p>3912345739</text:p>
          </table:table-cell>
          <table:table-cell office:value-type="date" office:date-value="2023-06-25T00:00:00" table:style-name="ce14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1</text:p>
          </table:table-cell>
          <table:table-cell office:value-type="string" table:style-name="ce13">
            <text:p>Nano</text:p>
          </table:table-cell>
          <table:table-cell office:value-type="float" office:value="3912345740" table:style-name="ce1">
            <text:p>3912345740</text:p>
          </table:table-cell>
          <table:table-cell office:value-type="date" office:date-value="2023-06-21T00:00:00" table:style-name="ce14">
            <text:p>21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5</text:p>
          </table:table-cell>
          <table:table-cell office:value-type="string" table:style-name="ce13">
            <text:p>Standard</text:p>
          </table:table-cell>
          <table:table-cell office:value-type="float" office:value="3912345741" table:style-name="ce1">
            <text:p>3912345741</text:p>
          </table:table-cell>
          <table:table-cell office:value-type="date" office:date-value="2023-06-22T00:00:00" table:style-name="ce14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6</text:p>
          </table:table-cell>
          <table:table-cell office:value-type="string" table:style-name="ce13">
            <text:p>Micro</text:p>
          </table:table-cell>
          <table:table-cell office:value-type="float" office:value="3912345742" table:style-name="ce1">
            <text:p>3912345742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8</text:p>
          </table:table-cell>
          <table:table-cell office:value-type="string" table:style-name="ce13">
            <text:p>Standard</text:p>
          </table:table-cell>
          <table:table-cell office:value-type="float" office:value="3912345743" table:style-name="ce1">
            <text:p>3912345743</text:p>
          </table:table-cell>
          <table:table-cell office:value-type="date" office:date-value="2023-06-25T00:00:00" table:style-name="ce14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6</text:p>
          </table:table-cell>
          <table:table-cell office:value-type="string" table:style-name="ce13">
            <text:p>Micro</text:p>
          </table:table-cell>
          <table:table-cell office:value-type="float" office:value="3912345744" table:style-name="ce1">
            <text:p>3912345744</text:p>
          </table:table-cell>
          <table:table-cell office:value-type="date" office:date-value="2023-06-26T00:00:00" table:style-name="ce14">
            <text:p>26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4</text:p>
          </table:table-cell>
          <table:table-cell office:value-type="string" table:style-name="ce13">
            <text:p>Standard</text:p>
          </table:table-cell>
          <table:table-cell office:value-type="float" office:value="3912345745" table:style-name="ce1">
            <text:p>3912345745</text:p>
          </table:table-cell>
          <table:table-cell office:value-type="date" office:date-value="2023-06-22T00:00:00" table:style-name="ce14">
            <text:p>2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2</text:p>
          </table:table-cell>
          <table:table-cell office:value-type="string" table:style-name="ce13">
            <text:p>Standard</text:p>
          </table:table-cell>
          <table:table-cell office:value-type="float" office:value="3912345746" table:style-name="ce1">
            <text:p>3912345746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0</text:p>
          </table:table-cell>
          <table:table-cell office:value-type="string" table:style-name="ce13">
            <text:p>Nano</text:p>
          </table:table-cell>
          <table:table-cell office:value-type="float" office:value="3912345747" table:style-name="ce1">
            <text:p>3912345747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4</text:p>
          </table:table-cell>
          <table:table-cell office:value-type="string" table:style-name="ce13">
            <text:p>Elettronica</text:p>
          </table:table-cell>
          <table:table-cell office:value-type="float" office:value="3912345748" table:style-name="ce1">
            <text:p>3912345748</text:p>
          </table:table-cell>
          <table:table-cell office:value-type="date" office:date-value="2023-06-26T00:00:00" table:style-name="ce14">
            <text:p>26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1</text:p>
          </table:table-cell>
          <table:table-cell office:value-type="string" table:style-name="ce13">
            <text:p>Elettronica</text:p>
          </table:table-cell>
          <table:table-cell office:value-type="float" office:value="3912345749" table:style-name="ce1">
            <text:p>3912345749</text:p>
          </table:table-cell>
          <table:table-cell office:value-type="date" office:date-value="2023-06-27T00:00:00" table:style-name="ce14">
            <text:p>27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0</text:p>
          </table:table-cell>
          <table:table-cell office:value-type="string" table:style-name="ce13">
            <text:p>Standard</text:p>
          </table:table-cell>
          <table:table-cell office:value-type="float" office:value="3912345750" table:style-name="ce1">
            <text:p>3912345750</text:p>
          </table:table-cell>
          <table:table-cell office:value-type="date" office:date-value="2023-06-23T00:00:00" table:style-name="ce14">
            <text:p>23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57</text:p>
          </table:table-cell>
          <table:table-cell office:value-type="string" table:style-name="ce13">
            <text:p>Nano</text:p>
          </table:table-cell>
          <table:table-cell office:value-type="float" office:value="3912345751" table:style-name="ce1">
            <text:p>3912345751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1</text:p>
          </table:table-cell>
          <table:table-cell office:value-type="string" table:style-name="ce13">
            <text:p>Standard</text:p>
          </table:table-cell>
          <table:table-cell office:value-type="float" office:value="3912345752" table:style-name="ce1">
            <text:p>3912345752</text:p>
          </table:table-cell>
          <table:table-cell office:value-type="date" office:date-value="2023-06-25T00:00:00" table:style-name="ce14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8</text:p>
          </table:table-cell>
          <table:table-cell office:value-type="string" table:style-name="ce13">
            <text:p>Standard</text:p>
          </table:table-cell>
          <table:table-cell office:value-type="float" office:value="3912345753" table:style-name="ce1">
            <text:p>3912345753</text:p>
          </table:table-cell>
          <table:table-cell office:value-type="date" office:date-value="2023-06-27T00:00:00" table:style-name="ce14">
            <text:p>27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0</text:p>
          </table:table-cell>
          <table:table-cell office:value-type="string" table:style-name="ce13">
            <text:p>Nano</text:p>
          </table:table-cell>
          <table:table-cell office:value-type="float" office:value="3912345754" table:style-name="ce1">
            <text:p>3912345754</text:p>
          </table:table-cell>
          <table:table-cell office:value-type="date" office:date-value="2023-06-28T00:00:00" table:style-name="ce14">
            <text:p>28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9</text:p>
          </table:table-cell>
          <table:table-cell office:value-type="string" table:style-name="ce13">
            <text:p>Standard</text:p>
          </table:table-cell>
          <table:table-cell office:value-type="float" office:value="3912345755" table:style-name="ce1">
            <text:p>3912345755</text:p>
          </table:table-cell>
          <table:table-cell office:value-type="date" office:date-value="2023-06-24T00:00:00" table:style-name="ce14">
            <text:p>24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58</text:p>
          </table:table-cell>
          <table:table-cell office:value-type="string" table:style-name="ce13">
            <text:p>Elettronica</text:p>
          </table:table-cell>
          <table:table-cell office:value-type="float" office:value="3912345756" table:style-name="ce1">
            <text:p>3912345756</text:p>
          </table:table-cell>
          <table:table-cell office:value-type="date" office:date-value="2023-06-25T00:00:00" table:style-name="ce14">
            <text:p>25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6</text:p>
          </table:table-cell>
          <table:table-cell office:value-type="string" table:style-name="ce13">
            <text:p>Nano</text:p>
          </table:table-cell>
          <table:table-cell office:value-type="float" office:value="3912345757" table:style-name="ce1">
            <text:p>3912345757</text:p>
          </table:table-cell>
          <table:table-cell office:value-type="date" office:date-value="2023-06-26T00:00:00" table:style-name="ce14">
            <text:p>26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5</text:p>
          </table:table-cell>
          <table:table-cell office:value-type="string" table:style-name="ce13">
            <text:p>Elettronica</text:p>
          </table:table-cell>
          <table:table-cell office:value-type="float" office:value="3912345761" table:style-name="ce1">
            <text:p>3912345761</text:p>
          </table:table-cell>
          <table:table-cell office:value-type="date" office:date-value="2023-06-29T00:00:00" table:style-name="ce14">
            <text:p>29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5</text:p>
          </table:table-cell>
          <table:table-cell office:value-type="string" table:style-name="ce13">
            <text:p>Micro</text:p>
          </table:table-cell>
          <table:table-cell office:value-type="float" office:value="3912345762" table:style-name="ce1">
            <text:p>3912345762</text:p>
          </table:table-cell>
          <table:table-cell office:value-type="date" office:date-value="2023-07-01T00:00:00" table:style-name="ce14">
            <text:p>0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6</text:p>
          </table:table-cell>
          <table:table-cell office:value-type="string" table:style-name="ce13">
            <text:p>Nano</text:p>
          </table:table-cell>
          <table:table-cell office:value-type="float" office:value="3912345763" table:style-name="ce1">
            <text:p>3912345763</text:p>
          </table:table-cell>
          <table:table-cell office:value-type="date" office:date-value="2023-06-27T00:00:00" table:style-name="ce14">
            <text:p>27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6</text:p>
          </table:table-cell>
          <table:table-cell office:value-type="string" table:style-name="ce13">
            <text:p>Elettronica</text:p>
          </table:table-cell>
          <table:table-cell office:value-type="float" office:value="3912345764" table:style-name="ce1">
            <text:p>3912345764</text:p>
          </table:table-cell>
          <table:table-cell office:value-type="date" office:date-value="2023-06-29T00:00:00" table:style-name="ce14">
            <text:p>29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0</text:p>
          </table:table-cell>
          <table:table-cell office:value-type="string" table:style-name="ce13">
            <text:p>Elettronica</text:p>
          </table:table-cell>
          <table:table-cell office:value-type="float" office:value="3912345765" table:style-name="ce1">
            <text:p>3912345765</text:p>
          </table:table-cell>
          <table:table-cell office:value-type="date" office:date-value="2023-06-30T00:00:00" table:style-name="ce14">
            <text:p>3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8</text:p>
          </table:table-cell>
          <table:table-cell office:value-type="string" table:style-name="ce13">
            <text:p>Nano</text:p>
          </table:table-cell>
          <table:table-cell office:value-type="float" office:value="3912345766" table:style-name="ce1">
            <text:p>3912345766</text:p>
          </table:table-cell>
          <table:table-cell office:value-type="date" office:date-value="2023-07-02T00:00:00" table:style-name="ce14">
            <text:p>02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2</text:p>
          </table:table-cell>
          <table:table-cell office:value-type="string" table:style-name="ce13">
            <text:p>Standard</text:p>
          </table:table-cell>
          <table:table-cell office:value-type="float" office:value="3912345767" table:style-name="ce1">
            <text:p>3912345767</text:p>
          </table:table-cell>
          <table:table-cell office:value-type="date" office:date-value="2023-07-03T00:00:00" table:style-name="ce14">
            <text:p>03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5</text:p>
          </table:table-cell>
          <table:table-cell office:value-type="string" table:style-name="ce13">
            <text:p>Elettronica</text:p>
          </table:table-cell>
          <table:table-cell office:value-type="float" office:value="3912345768" table:style-name="ce1">
            <text:p>3912345768</text:p>
          </table:table-cell>
          <table:table-cell office:value-type="date" office:date-value="2023-06-30T00:00:00" table:style-name="ce14">
            <text:p>3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9</text:p>
          </table:table-cell>
          <table:table-cell office:value-type="string" table:style-name="ce13">
            <text:p>Elettronica</text:p>
          </table:table-cell>
          <table:table-cell office:value-type="float" office:value="3912345769" table:style-name="ce1">
            <text:p>3912345769</text:p>
          </table:table-cell>
          <table:table-cell office:value-type="date" office:date-value="2023-07-01T00:00:00" table:style-name="ce14">
            <text:p>0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4</text:p>
          </table:table-cell>
          <table:table-cell office:value-type="string" table:style-name="ce13">
            <text:p>Micro</text:p>
          </table:table-cell>
          <table:table-cell office:value-type="float" office:value="3912345770" table:style-name="ce1">
            <text:p>3912345770</text:p>
          </table:table-cell>
          <table:table-cell office:value-type="date" office:date-value="2023-07-03T00:00:00" table:style-name="ce14">
            <text:p>03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4</text:p>
          </table:table-cell>
          <table:table-cell office:value-type="string" table:style-name="ce13">
            <text:p>Micro</text:p>
          </table:table-cell>
          <table:table-cell office:value-type="float" office:value="3912345771" table:style-name="ce1">
            <text:p>3912345771</text:p>
          </table:table-cell>
          <table:table-cell office:value-type="date" office:date-value="2023-07-04T00:00:00" table:style-name="ce14">
            <text:p>04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2</text:p>
          </table:table-cell>
          <table:table-cell office:value-type="string" table:style-name="ce13">
            <text:p>Elettronica</text:p>
          </table:table-cell>
          <table:table-cell office:value-type="float" office:value="3912345772" table:style-name="ce1">
            <text:p>3912345772</text:p>
          </table:table-cell>
          <table:table-cell office:value-type="date" office:date-value="2023-07-06T00:00:00" table:style-name="ce14">
            <text:p>06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2</text:p>
          </table:table-cell>
          <table:table-cell office:value-type="string" table:style-name="ce13">
            <text:p>Micro</text:p>
          </table:table-cell>
          <table:table-cell office:value-type="float" office:value="3912345773" table:style-name="ce1">
            <text:p>3912345773</text:p>
          </table:table-cell>
          <table:table-cell office:value-type="date" office:date-value="2023-07-02T00:00:00" table:style-name="ce14">
            <text:p>02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2</text:p>
          </table:table-cell>
          <table:table-cell office:value-type="string" table:style-name="ce13">
            <text:p>Nano</text:p>
          </table:table-cell>
          <table:table-cell office:value-type="float" office:value="3912345774" table:style-name="ce1">
            <text:p>3912345774</text:p>
          </table:table-cell>
          <table:table-cell office:value-type="date" office:date-value="2023-07-04T00:00:00" table:style-name="ce14">
            <text:p>04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83</text:p>
          </table:table-cell>
          <table:table-cell office:value-type="string" table:style-name="ce13">
            <text:p>Elettronica</text:p>
          </table:table-cell>
          <table:table-cell office:value-type="float" office:value="3912345775" table:style-name="ce1">
            <text:p>3912345775</text:p>
          </table:table-cell>
          <table:table-cell office:value-type="date" office:date-value="2023-07-05T00:00:00" table:style-name="ce14">
            <text:p>05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6</text:p>
          </table:table-cell>
          <table:table-cell office:value-type="string" table:style-name="ce13">
            <text:p>Standard</text:p>
          </table:table-cell>
          <table:table-cell office:value-type="float" office:value="3912345776" table:style-name="ce1">
            <text:p>3912345776</text:p>
          </table:table-cell>
          <table:table-cell office:value-type="date" office:date-value="2023-07-07T00:00:00" table:style-name="ce14">
            <text:p>07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5</text:p>
          </table:table-cell>
          <table:table-cell office:value-type="string" table:style-name="ce13">
            <text:p>Standard</text:p>
          </table:table-cell>
          <table:table-cell office:value-type="float" office:value="3912345777" table:style-name="ce1">
            <text:p>3912345777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5</text:p>
          </table:table-cell>
          <table:table-cell office:value-type="string" table:style-name="ce13">
            <text:p>Nano</text:p>
          </table:table-cell>
          <table:table-cell office:value-type="float" office:value="3912345778" table:style-name="ce1">
            <text:p>3912345778</text:p>
          </table:table-cell>
          <table:table-cell office:value-type="date" office:date-value="2023-07-31T00:00:00" table:style-name="ce14">
            <text:p>3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0</text:p>
          </table:table-cell>
          <table:table-cell office:value-type="string" table:style-name="ce13">
            <text:p>Standard</text:p>
          </table:table-cell>
          <table:table-cell office:value-type="float" office:value="3912345779" table:style-name="ce1">
            <text:p>3912345779</text:p>
          </table:table-cell>
          <table:table-cell office:value-type="date" office:date-value="2023-08-01T00:00:00" table:style-name="ce14">
            <text:p>0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58</text:p>
          </table:table-cell>
          <table:table-cell office:value-type="string" table:style-name="ce13">
            <text:p>Nano</text:p>
          </table:table-cell>
          <table:table-cell office:value-type="float" office:value="3912345780" table:style-name="ce1">
            <text:p>3912345780</text:p>
          </table:table-cell>
          <table:table-cell office:value-type="date" office:date-value="2023-08-02T00:00:00" table:style-name="ce14">
            <text:p>0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8</text:p>
          </table:table-cell>
          <table:table-cell office:value-type="string" table:style-name="ce13">
            <text:p>Nano</text:p>
          </table:table-cell>
          <table:table-cell office:value-type="float" office:value="3912345781" table:style-name="ce1">
            <text:p>3912345781</text:p>
          </table:table-cell>
          <table:table-cell office:value-type="date" office:date-value="2023-08-03T00:00:00" table:style-name="ce14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3</text:p>
          </table:table-cell>
          <table:table-cell office:value-type="string" table:style-name="ce13">
            <text:p>Nano</text:p>
          </table:table-cell>
          <table:table-cell office:value-type="float" office:value="3912345782" table:style-name="ce1">
            <text:p>3912345782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9</text:p>
          </table:table-cell>
          <table:table-cell office:value-type="string" table:style-name="ce13">
            <text:p>Nano</text:p>
          </table:table-cell>
          <table:table-cell office:value-type="float" office:value="3912345783" table:style-name="ce1">
            <text:p>3912345783</text:p>
          </table:table-cell>
          <table:table-cell office:value-type="date" office:date-value="2023-07-31T00:00:00" table:style-name="ce14">
            <text:p>31/07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0</text:p>
          </table:table-cell>
          <table:table-cell office:value-type="string" table:style-name="ce13">
            <text:p>Micro</text:p>
          </table:table-cell>
          <table:table-cell office:value-type="float" office:value="3912345784" table:style-name="ce1">
            <text:p>3912345784</text:p>
          </table:table-cell>
          <table:table-cell office:value-type="date" office:date-value="2023-08-01T00:00:00" table:style-name="ce14">
            <text:p>0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2</text:p>
          </table:table-cell>
          <table:table-cell office:value-type="string" table:style-name="ce13">
            <text:p>Nano</text:p>
          </table:table-cell>
          <table:table-cell office:value-type="float" office:value="3912345791" table:style-name="ce1">
            <text:p>3912345791</text:p>
          </table:table-cell>
          <table:table-cell office:value-type="date" office:date-value="2023-08-03T00:00:00" table:style-name="ce14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8</text:p>
          </table:table-cell>
          <table:table-cell office:value-type="string" table:style-name="ce13">
            <text:p>Elettronica</text:p>
          </table:table-cell>
          <table:table-cell office:value-type="float" office:value="3912345792" table:style-name="ce1">
            <text:p>3912345792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8</text:p>
          </table:table-cell>
          <table:table-cell office:value-type="string" table:style-name="ce13">
            <text:p>Micro</text:p>
          </table:table-cell>
          <table:table-cell office:value-type="float" office:value="3912345793" table:style-name="ce1">
            <text:p>3912345793</text:p>
          </table:table-cell>
          <table:table-cell office:value-type="date" office:date-value="2023-08-06T00:00:00" table:style-name="ce14">
            <text:p>0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3</text:p>
          </table:table-cell>
          <table:table-cell office:value-type="string" table:style-name="ce13">
            <text:p>Micro</text:p>
          </table:table-cell>
          <table:table-cell office:value-type="float" office:value="3912345794" table:style-name="ce1">
            <text:p>3912345794</text:p>
          </table:table-cell>
          <table:table-cell office:value-type="date" office:date-value="2023-08-02T00:00:00" table:style-name="ce14">
            <text:p>0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55</text:p>
          </table:table-cell>
          <table:table-cell office:value-type="string" table:style-name="ce13">
            <text:p>Micro</text:p>
          </table:table-cell>
          <table:table-cell office:value-type="float" office:value="3912345795" table:style-name="ce1">
            <text:p>3912345795</text:p>
          </table:table-cell>
          <table:table-cell office:value-type="date" office:date-value="2023-08-03T00:00:00" table:style-name="ce14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9</text:p>
          </table:table-cell>
          <table:table-cell office:value-type="string" table:style-name="ce13">
            <text:p>Standard</text:p>
          </table:table-cell>
          <table:table-cell office:value-type="float" office:value="3912345796" table:style-name="ce1">
            <text:p>3912345796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1</text:p>
          </table:table-cell>
          <table:table-cell office:value-type="string" table:style-name="ce13">
            <text:p>Standard</text:p>
          </table:table-cell>
          <table:table-cell office:value-type="float" office:value="3912345797" table:style-name="ce1">
            <text:p>3912345797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0</text:p>
          </table:table-cell>
          <table:table-cell office:value-type="string" table:style-name="ce13">
            <text:p>Micro</text:p>
          </table:table-cell>
          <table:table-cell office:value-type="float" office:value="3912345798" table:style-name="ce1">
            <text:p>3912345798</text:p>
          </table:table-cell>
          <table:table-cell office:value-type="date" office:date-value="2023-08-07T00:00:00" table:style-name="ce14">
            <text:p>07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3</text:p>
          </table:table-cell>
          <table:table-cell office:value-type="string" table:style-name="ce13">
            <text:p>Standard</text:p>
          </table:table-cell>
          <table:table-cell office:value-type="float" office:value="3912345799" table:style-name="ce1">
            <text:p>3912345799</text:p>
          </table:table-cell>
          <table:table-cell office:value-type="date" office:date-value="2023-08-03T00:00:00" table:style-name="ce14">
            <text:p>0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4</text:p>
          </table:table-cell>
          <table:table-cell office:value-type="string" table:style-name="ce13">
            <text:p>Standard</text:p>
          </table:table-cell>
          <table:table-cell office:value-type="float" office:value="3912345800" table:style-name="ce1">
            <text:p>3912345800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8</text:p>
          </table:table-cell>
          <table:table-cell office:value-type="string" table:style-name="ce13">
            <text:p>Standard</text:p>
          </table:table-cell>
          <table:table-cell office:value-type="float" office:value="3912345801" table:style-name="ce1">
            <text:p>3912345801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2</text:p>
          </table:table-cell>
          <table:table-cell office:value-type="string" table:style-name="ce13">
            <text:p>Micro</text:p>
          </table:table-cell>
          <table:table-cell office:value-type="float" office:value="3912345802" table:style-name="ce1">
            <text:p>3912345802</text:p>
          </table:table-cell>
          <table:table-cell office:value-type="date" office:date-value="2023-08-06T00:00:00" table:style-name="ce14">
            <text:p>0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3</text:p>
          </table:table-cell>
          <table:table-cell office:value-type="string" table:style-name="ce13">
            <text:p>Micro</text:p>
          </table:table-cell>
          <table:table-cell office:value-type="float" office:value="3912345803" table:style-name="ce1">
            <text:p>3912345803</text:p>
          </table:table-cell>
          <table:table-cell office:value-type="date" office:date-value="2023-08-08T00:00:00" table:style-name="ce14">
            <text:p>08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7</text:p>
          </table:table-cell>
          <table:table-cell office:value-type="string" table:style-name="ce13">
            <text:p>Micro</text:p>
          </table:table-cell>
          <table:table-cell office:value-type="float" office:value="3912345804" table:style-name="ce1">
            <text:p>3912345804</text:p>
          </table:table-cell>
          <table:table-cell office:value-type="date" office:date-value="2023-08-04T00:00:00" table:style-name="ce14">
            <text:p>0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9</text:p>
          </table:table-cell>
          <table:table-cell office:value-type="string" table:style-name="ce13">
            <text:p>Elettronica</text:p>
          </table:table-cell>
          <table:table-cell office:value-type="float" office:value="3912345805" table:style-name="ce1">
            <text:p>3912345805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5</text:p>
          </table:table-cell>
          <table:table-cell office:value-type="string" table:style-name="ce13">
            <text:p>Elettronica</text:p>
          </table:table-cell>
          <table:table-cell office:value-type="float" office:value="3912345806" table:style-name="ce1">
            <text:p>3912345806</text:p>
          </table:table-cell>
          <table:table-cell office:value-type="date" office:date-value="2023-08-06T00:00:00" table:style-name="ce14">
            <text:p>0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82</text:p>
          </table:table-cell>
          <table:table-cell office:value-type="string" table:style-name="ce13">
            <text:p>Standard</text:p>
          </table:table-cell>
          <table:table-cell office:value-type="float" office:value="3912345807" table:style-name="ce1">
            <text:p>3912345807</text:p>
          </table:table-cell>
          <table:table-cell office:value-type="date" office:date-value="2023-08-07T00:00:00" table:style-name="ce14">
            <text:p>07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7</text:p>
          </table:table-cell>
          <table:table-cell office:value-type="string" table:style-name="ce13">
            <text:p>Standard</text:p>
          </table:table-cell>
          <table:table-cell office:value-type="float" office:value="3912345808" table:style-name="ce1">
            <text:p>3912345808</text:p>
          </table:table-cell>
          <table:table-cell office:value-type="date" office:date-value="2023-08-09T00:00:00" table:style-name="ce14">
            <text:p>09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7</text:p>
          </table:table-cell>
          <table:table-cell office:value-type="string" table:style-name="ce13">
            <text:p>Elettronica</text:p>
          </table:table-cell>
          <table:table-cell office:value-type="float" office:value="3912345809" table:style-name="ce1">
            <text:p>3912345809</text:p>
          </table:table-cell>
          <table:table-cell office:value-type="date" office:date-value="2023-08-05T00:00:00" table:style-name="ce14">
            <text:p>0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0</text:p>
          </table:table-cell>
          <table:table-cell office:value-type="string" table:style-name="ce13">
            <text:p>Elettronica</text:p>
          </table:table-cell>
          <table:table-cell office:value-type="float" office:value="3912345810" table:style-name="ce1">
            <text:p>3912345810</text:p>
          </table:table-cell>
          <table:table-cell office:value-type="date" office:date-value="2023-08-07T00:00:00" table:style-name="ce14">
            <text:p>07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6</text:p>
          </table:table-cell>
          <table:table-cell office:value-type="string" table:style-name="ce13">
            <text:p>Micro</text:p>
          </table:table-cell>
          <table:table-cell office:value-type="float" office:value="3912345811" table:style-name="ce1">
            <text:p>3912345811</text:p>
          </table:table-cell>
          <table:table-cell office:value-type="date" office:date-value="2023-08-08T00:00:00" table:style-name="ce14">
            <text:p>08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8</text:p>
          </table:table-cell>
          <table:table-cell office:value-type="string" table:style-name="ce13">
            <text:p>Standard</text:p>
          </table:table-cell>
          <table:table-cell office:value-type="float" office:value="3912345812" table:style-name="ce1">
            <text:p>3912345812</text:p>
          </table:table-cell>
          <table:table-cell office:value-type="date" office:date-value="2023-08-10T00:00:00" table:style-name="ce14">
            <text:p>10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9</text:p>
          </table:table-cell>
          <table:table-cell office:value-type="string" table:style-name="ce13">
            <text:p>Micro</text:p>
          </table:table-cell>
          <table:table-cell office:value-type="float" office:value="3912345813" table:style-name="ce1">
            <text:p>3912345813</text:p>
          </table:table-cell>
          <table:table-cell office:value-type="date" office:date-value="2023-08-11T00:00:00" table:style-name="ce14">
            <text:p>1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0</text:p>
          </table:table-cell>
          <table:table-cell office:value-type="string" table:style-name="ce13">
            <text:p>Standard</text:p>
          </table:table-cell>
          <table:table-cell office:value-type="float" office:value="3912345814" table:style-name="ce1">
            <text:p>3912345814</text:p>
          </table:table-cell>
          <table:table-cell office:value-type="date" office:date-value="2023-08-08T00:00:00" table:style-name="ce14">
            <text:p>08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0</text:p>
          </table:table-cell>
          <table:table-cell office:value-type="string" table:style-name="ce13">
            <text:p>Standard</text:p>
          </table:table-cell>
          <table:table-cell office:value-type="float" office:value="3912345815" table:style-name="ce1">
            <text:p>3912345815</text:p>
          </table:table-cell>
          <table:table-cell office:value-type="date" office:date-value="2023-08-09T00:00:00" table:style-name="ce14">
            <text:p>09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6</text:p>
          </table:table-cell>
          <table:table-cell office:value-type="string" table:style-name="ce13">
            <text:p>Standard</text:p>
          </table:table-cell>
          <table:table-cell office:value-type="float" office:value="3912345816" table:style-name="ce1">
            <text:p>3912345816</text:p>
          </table:table-cell>
          <table:table-cell office:value-type="date" office:date-value="2023-08-11T00:00:00" table:style-name="ce14">
            <text:p>11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3</text:p>
          </table:table-cell>
          <table:table-cell office:value-type="string" table:style-name="ce13">
            <text:p>Elettronica</text:p>
          </table:table-cell>
          <table:table-cell office:value-type="float" office:value="3912345817" table:style-name="ce1">
            <text:p>3912345817</text:p>
          </table:table-cell>
          <table:table-cell office:value-type="date" office:date-value="2023-08-12T00:00:00" table:style-name="ce14">
            <text:p>1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7</text:p>
          </table:table-cell>
          <table:table-cell office:value-type="string" table:style-name="ce13">
            <text:p>Standard</text:p>
          </table:table-cell>
          <table:table-cell office:value-type="float" office:value="3912345818" table:style-name="ce1">
            <text:p>3912345818</text:p>
          </table:table-cell>
          <table:table-cell office:value-type="date" office:date-value="2023-08-14T00:00:00" table:style-name="ce14">
            <text:p>1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7</text:p>
          </table:table-cell>
          <table:table-cell office:value-type="string" table:style-name="ce13">
            <text:p>Micro</text:p>
          </table:table-cell>
          <table:table-cell office:value-type="float" office:value="3912345819" table:style-name="ce1">
            <text:p>3912345819</text:p>
          </table:table-cell>
          <table:table-cell office:value-type="date" office:date-value="2023-08-10T00:00:00" table:style-name="ce14">
            <text:p>10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2</text:p>
          </table:table-cell>
          <table:table-cell office:value-type="string" table:style-name="ce13">
            <text:p>Nano</text:p>
          </table:table-cell>
          <table:table-cell office:value-type="float" office:value="3912345820" table:style-name="ce1">
            <text:p>3912345820</text:p>
          </table:table-cell>
          <table:table-cell office:value-type="date" office:date-value="2023-08-12T00:00:00" table:style-name="ce14">
            <text:p>12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80</text:p>
          </table:table-cell>
          <table:table-cell office:value-type="string" table:style-name="ce13">
            <text:p>Standard</text:p>
          </table:table-cell>
          <table:table-cell office:value-type="float" office:value="3912345821" table:style-name="ce1">
            <text:p>3912345821</text:p>
          </table:table-cell>
          <table:table-cell office:value-type="date" office:date-value="2023-08-13T00:00:00" table:style-name="ce14">
            <text:p>1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1</text:p>
          </table:table-cell>
          <table:table-cell office:value-type="string" table:style-name="ce13">
            <text:p>Micro</text:p>
          </table:table-cell>
          <table:table-cell office:value-type="float" office:value="3912345822" table:style-name="ce1">
            <text:p>3912345822</text:p>
          </table:table-cell>
          <table:table-cell office:value-type="date" office:date-value="2023-08-15T00:00:00" table:style-name="ce14">
            <text:p>15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3</text:p>
          </table:table-cell>
          <table:table-cell office:value-type="string" table:style-name="ce13">
            <text:p>Micro</text:p>
          </table:table-cell>
          <table:table-cell office:value-type="float" office:value="3912345823" table:style-name="ce1">
            <text:p>3912345823</text:p>
          </table:table-cell>
          <table:table-cell office:value-type="date" office:date-value="2023-08-16T00:00:00" table:style-name="ce14">
            <text:p>1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80</text:p>
          </table:table-cell>
          <table:table-cell office:value-type="string" table:style-name="ce13">
            <text:p>Elettronica</text:p>
          </table:table-cell>
          <table:table-cell office:value-type="float" office:value="3912345824" table:style-name="ce1">
            <text:p>3912345824</text:p>
          </table:table-cell>
          <table:table-cell office:value-type="date" office:date-value="2023-08-13T00:00:00" table:style-name="ce14">
            <text:p>13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098765</text:p>
          </table:table-cell>
          <table:table-cell office:value-type="string" table:style-name="ce13">
            <text:p>Elettronica</text:p>
          </table:table-cell>
          <table:table-cell office:value-type="float" office:value="3912345825" table:style-name="ce1">
            <text:p>3912345825</text:p>
          </table:table-cell>
          <table:table-cell office:value-type="date" office:date-value="2023-08-14T00:00:00" table:style-name="ce14">
            <text:p>14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7</text:p>
          </table:table-cell>
          <table:table-cell office:value-type="string" table:style-name="ce13">
            <text:p>Micro</text:p>
          </table:table-cell>
          <table:table-cell office:value-type="float" office:value="3912345826" table:style-name="ce1">
            <text:p>3912345826</text:p>
          </table:table-cell>
          <table:table-cell office:value-type="date" office:date-value="2023-08-16T00:00:00" table:style-name="ce14">
            <text:p>16/08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8</text:p>
          </table:table-cell>
          <table:table-cell office:value-type="string" table:style-name="ce13">
            <text:p>Micro</text:p>
          </table:table-cell>
          <table:table-cell office:value-type="float" office:value="3912345827" table:style-name="ce1">
            <text:p>3912345827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2</text:p>
          </table:table-cell>
          <table:table-cell office:value-type="string" table:style-name="ce13">
            <text:p>Elettronica</text:p>
          </table:table-cell>
          <table:table-cell office:value-type="float" office:value="3912345828" table:style-name="ce1">
            <text:p>3912345828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1</text:p>
          </table:table-cell>
          <table:table-cell office:value-type="string" table:style-name="ce13">
            <text:p>Standard</text:p>
          </table:table-cell>
          <table:table-cell office:value-type="float" office:value="3912345829" table:style-name="ce1">
            <text:p>3912345829</text:p>
          </table:table-cell>
          <table:table-cell office:value-type="date" office:date-value="2022-12-27T00:00:00" table:style-name="ce14">
            <text:p>27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4</text:p>
          </table:table-cell>
          <table:table-cell office:value-type="string" table:style-name="ce13">
            <text:p>Micro</text:p>
          </table:table-cell>
          <table:table-cell office:value-type="float" office:value="3912345830" table:style-name="ce1">
            <text:p>3912345830</text:p>
          </table:table-cell>
          <table:table-cell office:value-type="date" office:date-value="2022-12-28T00:00:00" table:style-name="ce14">
            <text:p>28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1</text:p>
          </table:table-cell>
          <table:table-cell office:value-type="string" table:style-name="ce13">
            <text:p>Micro</text:p>
          </table:table-cell>
          <table:table-cell office:value-type="float" office:value="3912345831" table:style-name="ce1">
            <text:p>3912345831</text:p>
          </table:table-cell>
          <table:table-cell office:value-type="date" office:date-value="2022-12-29T00:00:00" table:style-name="ce14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7</text:p>
          </table:table-cell>
          <table:table-cell office:value-type="string" table:style-name="ce13">
            <text:p>Nano</text:p>
          </table:table-cell>
          <table:table-cell office:value-type="float" office:value="3912345832" table:style-name="ce1">
            <text:p>3912345832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2</text:p>
          </table:table-cell>
          <table:table-cell office:value-type="string" table:style-name="ce13">
            <text:p>Standard</text:p>
          </table:table-cell>
          <table:table-cell office:value-type="float" office:value="3912345833" table:style-name="ce1">
            <text:p>3912345833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4</text:p>
          </table:table-cell>
          <table:table-cell office:value-type="string" table:style-name="ce13">
            <text:p>Standard</text:p>
          </table:table-cell>
          <table:table-cell office:value-type="float" office:value="3912345834" table:style-name="ce1">
            <text:p>3912345834</text:p>
          </table:table-cell>
          <table:table-cell office:value-type="date" office:date-value="2022-12-27T00:00:00" table:style-name="ce14">
            <text:p>27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0</text:p>
          </table:table-cell>
          <table:table-cell office:value-type="string" table:style-name="ce13">
            <text:p>Elettronica</text:p>
          </table:table-cell>
          <table:table-cell office:value-type="float" office:value="3912345835" table:style-name="ce1">
            <text:p>3912345835</text:p>
          </table:table-cell>
          <table:table-cell office:value-type="date" office:date-value="2022-12-29T00:00:00" table:style-name="ce14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4</text:p>
          </table:table-cell>
          <table:table-cell office:value-type="string" table:style-name="ce13">
            <text:p>Standard</text:p>
          </table:table-cell>
          <table:table-cell office:value-type="float" office:value="3912345836" table:style-name="ce1">
            <text:p>3912345836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2</text:p>
          </table:table-cell>
          <table:table-cell office:value-type="string" table:style-name="ce13">
            <text:p>Micro</text:p>
          </table:table-cell>
          <table:table-cell office:value-type="float" office:value="3912345837" table:style-name="ce1">
            <text:p>3912345837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6</text:p>
          </table:table-cell>
          <table:table-cell office:value-type="string" table:style-name="ce13">
            <text:p>Standard</text:p>
          </table:table-cell>
          <table:table-cell office:value-type="float" office:value="3912345838" table:style-name="ce1">
            <text:p>3912345838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6</text:p>
          </table:table-cell>
          <table:table-cell office:value-type="string" table:style-name="ce13">
            <text:p>Elettronica</text:p>
          </table:table-cell>
          <table:table-cell office:value-type="float" office:value="3912345839" table:style-name="ce1">
            <text:p>3912345839</text:p>
          </table:table-cell>
          <table:table-cell office:value-type="date" office:date-value="2022-12-28T00:00:00" table:style-name="ce14">
            <text:p>28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5</text:p>
          </table:table-cell>
          <table:table-cell office:value-type="string" table:style-name="ce13">
            <text:p>Standard</text:p>
          </table:table-cell>
          <table:table-cell office:value-type="float" office:value="3912345840" table:style-name="ce1">
            <text:p>3912345840</text:p>
          </table:table-cell>
          <table:table-cell office:value-type="date" office:date-value="2022-12-29T00:00:00" table:style-name="ce14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3</text:p>
          </table:table-cell>
          <table:table-cell office:value-type="string" table:style-name="ce13">
            <text:p>Micro</text:p>
          </table:table-cell>
          <table:table-cell office:value-type="float" office:value="3912345841" table:style-name="ce1">
            <text:p>3912345841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7</text:p>
          </table:table-cell>
          <table:table-cell office:value-type="string" table:style-name="ce13">
            <text:p>Micro</text:p>
          </table:table-cell>
          <table:table-cell office:value-type="float" office:value="3912345842" table:style-name="ce1">
            <text:p>3912345842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2</text:p>
          </table:table-cell>
          <table:table-cell office:value-type="string" table:style-name="ce13">
            <text:p>Micro</text:p>
          </table:table-cell>
          <table:table-cell office:value-type="float" office:value="3912345843" table:style-name="ce1">
            <text:p>3912345843</text:p>
          </table:table-cell>
          <table:table-cell office:value-type="date" office:date-value="2023-01-02T00:00:00" table:style-name="ce14">
            <text:p>0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5</text:p>
          </table:table-cell>
          <table:table-cell office:value-type="string" table:style-name="ce13">
            <text:p>Micro</text:p>
          </table:table-cell>
          <table:table-cell office:value-type="float" office:value="3912345844" table:style-name="ce1">
            <text:p>3912345844</text:p>
          </table:table-cell>
          <table:table-cell office:value-type="date" office:date-value="2022-12-29T00:00:00" table:style-name="ce14">
            <text:p>29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9</text:p>
          </table:table-cell>
          <table:table-cell office:value-type="string" table:style-name="ce13">
            <text:p>Elettronica</text:p>
          </table:table-cell>
          <table:table-cell office:value-type="float" office:value="3912345845" table:style-name="ce1">
            <text:p>3912345845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2</text:p>
          </table:table-cell>
          <table:table-cell office:value-type="string" table:style-name="ce13">
            <text:p>Elettronica</text:p>
          </table:table-cell>
          <table:table-cell office:value-type="float" office:value="3912345846" table:style-name="ce1">
            <text:p>3912345846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6</text:p>
          </table:table-cell>
          <table:table-cell office:value-type="string" table:style-name="ce13">
            <text:p>Standard</text:p>
          </table:table-cell>
          <table:table-cell office:value-type="float" office:value="3912345847" table:style-name="ce1">
            <text:p>3912345847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6</text:p>
          </table:table-cell>
          <table:table-cell office:value-type="string" table:style-name="ce13">
            <text:p>Standard</text:p>
          </table:table-cell>
          <table:table-cell office:value-type="float" office:value="3912345848" table:style-name="ce1">
            <text:p>3912345848</text:p>
          </table:table-cell>
          <table:table-cell office:value-type="date" office:date-value="2023-01-03T00:00:00" table:style-name="ce14">
            <text:p>03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0</text:p>
          </table:table-cell>
          <table:table-cell office:value-type="string" table:style-name="ce13">
            <text:p>Standard</text:p>
          </table:table-cell>
          <table:table-cell office:value-type="float" office:value="3912345849" table:style-name="ce1">
            <text:p>3912345849</text:p>
          </table:table-cell>
          <table:table-cell office:value-type="date" office:date-value="2022-12-30T00:00:00" table:style-name="ce14">
            <text:p>30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7</text:p>
          </table:table-cell>
          <table:table-cell office:value-type="string" table:style-name="ce13">
            <text:p>Elettronica</text:p>
          </table:table-cell>
          <table:table-cell office:value-type="float" office:value="3912345850" table:style-name="ce1">
            <text:p>3912345850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0</text:p>
          </table:table-cell>
          <table:table-cell office:value-type="string" table:style-name="ce13">
            <text:p>Nano</text:p>
          </table:table-cell>
          <table:table-cell office:value-type="float" office:value="3912345851" table:style-name="ce1">
            <text:p>3912345851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4</text:p>
          </table:table-cell>
          <table:table-cell office:value-type="string" table:style-name="ce13">
            <text:p>Nano</text:p>
          </table:table-cell>
          <table:table-cell office:value-type="float" office:value="3912345852" table:style-name="ce1">
            <text:p>3912345852</text:p>
          </table:table-cell>
          <table:table-cell office:value-type="date" office:date-value="2023-01-02T00:00:00" table:style-name="ce14">
            <text:p>0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7</text:p>
          </table:table-cell>
          <table:table-cell office:value-type="string" table:style-name="ce13">
            <text:p>Micro</text:p>
          </table:table-cell>
          <table:table-cell office:value-type="float" office:value="3912345853" table:style-name="ce1">
            <text:p>3912345853</text:p>
          </table:table-cell>
          <table:table-cell office:value-type="date" office:date-value="2023-01-04T00:00:00" table:style-name="ce14">
            <text:p>04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4</text:p>
          </table:table-cell>
          <table:table-cell office:value-type="string" table:style-name="ce13">
            <text:p>Nano</text:p>
          </table:table-cell>
          <table:table-cell office:value-type="float" office:value="3912345854" table:style-name="ce1">
            <text:p>3912345854</text:p>
          </table:table-cell>
          <table:table-cell office:value-type="date" office:date-value="2022-12-31T00:00:00" table:style-name="ce14">
            <text:p>31/12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1</text:p>
          </table:table-cell>
          <table:table-cell office:value-type="string" table:style-name="ce13">
            <text:p>Micro</text:p>
          </table:table-cell>
          <table:table-cell office:value-type="float" office:value="3912345855" table:style-name="ce1">
            <text:p>3912345855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4</text:p>
          </table:table-cell>
          <table:table-cell office:value-type="string" table:style-name="ce13">
            <text:p>Micro</text:p>
          </table:table-cell>
          <table:table-cell office:value-type="float" office:value="3912345856" table:style-name="ce1">
            <text:p>3912345856</text:p>
          </table:table-cell>
          <table:table-cell office:value-type="date" office:date-value="2023-01-02T00:00:00" table:style-name="ce14">
            <text:p>0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6</text:p>
          </table:table-cell>
          <table:table-cell office:value-type="string" table:style-name="ce13">
            <text:p>Nano</text:p>
          </table:table-cell>
          <table:table-cell office:value-type="float" office:value="3912345857" table:style-name="ce1">
            <text:p>3912345857</text:p>
          </table:table-cell>
          <table:table-cell office:value-type="date" office:date-value="2023-01-03T00:00:00" table:style-name="ce14">
            <text:p>03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5</text:p>
          </table:table-cell>
          <table:table-cell office:value-type="string" table:style-name="ce13">
            <text:p>Nano</text:p>
          </table:table-cell>
          <table:table-cell office:value-type="float" office:value="3912345858" table:style-name="ce1">
            <text:p>3912345858</text:p>
          </table:table-cell>
          <table:table-cell office:value-type="date" office:date-value="2023-01-05T00:00:00" table:style-name="ce14">
            <text:p>05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5</text:p>
          </table:table-cell>
          <table:table-cell office:value-type="string" table:style-name="ce13">
            <text:p>Elettronica</text:p>
          </table:table-cell>
          <table:table-cell office:value-type="float" office:value="3912345859" table:style-name="ce1">
            <text:p>3912345859</text:p>
          </table:table-cell>
          <table:table-cell office:value-type="date" office:date-value="2023-01-01T00:00:00" table:style-name="ce14">
            <text:p>0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5</text:p>
          </table:table-cell>
          <table:table-cell office:value-type="string" table:style-name="ce13">
            <text:p>Micro</text:p>
          </table:table-cell>
          <table:table-cell office:value-type="float" office:value="3912345860" table:style-name="ce1">
            <text:p>3912345860</text:p>
          </table:table-cell>
          <table:table-cell office:value-type="date" office:date-value="2023-01-03T00:00:00" table:style-name="ce14">
            <text:p>03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2</text:p>
          </table:table-cell>
          <table:table-cell office:value-type="string" table:style-name="ce13">
            <text:p>Elettronica</text:p>
          </table:table-cell>
          <table:table-cell office:value-type="float" office:value="3912345861" table:style-name="ce1">
            <text:p>3912345861</text:p>
          </table:table-cell>
          <table:table-cell office:value-type="date" office:date-value="2023-01-04T00:00:00" table:style-name="ce14">
            <text:p>04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7</text:p>
          </table:table-cell>
          <table:table-cell office:value-type="string" table:style-name="ce13">
            <text:p>Micro</text:p>
          </table:table-cell>
          <table:table-cell office:value-type="float" office:value="3912345862" table:style-name="ce1">
            <text:p>3912345862</text:p>
          </table:table-cell>
          <table:table-cell office:value-type="date" office:date-value="2023-01-06T00:00:00" table:style-name="ce14">
            <text:p>06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2</text:p>
          </table:table-cell>
          <table:table-cell office:value-type="string" table:style-name="ce13">
            <text:p>Standard</text:p>
          </table:table-cell>
          <table:table-cell office:value-type="float" office:value="3912345863" table:style-name="ce1">
            <text:p>3912345863</text:p>
          </table:table-cell>
          <table:table-cell office:value-type="date" office:date-value="2023-01-07T00:00:00" table:style-name="ce14">
            <text:p>07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9</text:p>
          </table:table-cell>
          <table:table-cell office:value-type="string" table:style-name="ce13">
            <text:p>Standard</text:p>
          </table:table-cell>
          <table:table-cell office:value-type="float" office:value="3912345864" table:style-name="ce1">
            <text:p>3912345864</text:p>
          </table:table-cell>
          <table:table-cell office:value-type="date" office:date-value="2023-01-04T00:00:00" table:style-name="ce14">
            <text:p>04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1</text:p>
          </table:table-cell>
          <table:table-cell office:value-type="string" table:style-name="ce13">
            <text:p>Micro</text:p>
          </table:table-cell>
          <table:table-cell office:value-type="float" office:value="3912345865" table:style-name="ce1">
            <text:p>3912345865</text:p>
          </table:table-cell>
          <table:table-cell office:value-type="date" office:date-value="2023-01-05T00:00:00" table:style-name="ce14">
            <text:p>05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8</text:p>
          </table:table-cell>
          <table:table-cell office:value-type="string" table:style-name="ce13">
            <text:p>Micro</text:p>
          </table:table-cell>
          <table:table-cell office:value-type="float" office:value="3912345866" table:style-name="ce1">
            <text:p>3912345866</text:p>
          </table:table-cell>
          <table:table-cell office:value-type="date" office:date-value="2023-01-07T00:00:00" table:style-name="ce14">
            <text:p>07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1</text:p>
          </table:table-cell>
          <table:table-cell office:value-type="string" table:style-name="ce13">
            <text:p>Standard</text:p>
          </table:table-cell>
          <table:table-cell office:value-type="float" office:value="3912345867" table:style-name="ce1">
            <text:p>3912345867</text:p>
          </table:table-cell>
          <table:table-cell office:value-type="date" office:date-value="2023-01-08T00:00:00" table:style-name="ce14">
            <text:p>08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5</text:p>
          </table:table-cell>
          <table:table-cell office:value-type="string" table:style-name="ce13">
            <text:p>Standard</text:p>
          </table:table-cell>
          <table:table-cell office:value-type="float" office:value="3912345868" table:style-name="ce1">
            <text:p>3912345868</text:p>
          </table:table-cell>
          <table:table-cell office:value-type="date" office:date-value="2023-01-10T00:00:00" table:style-name="ce14">
            <text:p>10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0</text:p>
          </table:table-cell>
          <table:table-cell office:value-type="string" table:style-name="ce13">
            <text:p>Micro</text:p>
          </table:table-cell>
          <table:table-cell office:value-type="float" office:value="3912345869" table:style-name="ce1">
            <text:p>3912345869</text:p>
          </table:table-cell>
          <table:table-cell office:value-type="date" office:date-value="2023-01-06T00:00:00" table:style-name="ce14">
            <text:p>06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109876</text:p>
          </table:table-cell>
          <table:table-cell office:value-type="string" table:style-name="ce13">
            <text:p>Standard</text:p>
          </table:table-cell>
          <table:table-cell office:value-type="float" office:value="3912345870" table:style-name="ce1">
            <text:p>3912345870</text:p>
          </table:table-cell>
          <table:table-cell office:value-type="date" office:date-value="2023-01-08T00:00:00" table:style-name="ce14">
            <text:p>08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6</text:p>
          </table:table-cell>
          <table:table-cell office:value-type="string" table:style-name="ce13">
            <text:p>Nano</text:p>
          </table:table-cell>
          <table:table-cell office:value-type="float" office:value="3912345871" table:style-name="ce1">
            <text:p>3912345871</text:p>
          </table:table-cell>
          <table:table-cell office:value-type="date" office:date-value="2023-01-09T00:00:00" table:style-name="ce14">
            <text:p>09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3</text:p>
          </table:table-cell>
          <table:table-cell office:value-type="string" table:style-name="ce13">
            <text:p>Standard</text:p>
          </table:table-cell>
          <table:table-cell office:value-type="float" office:value="3912345872" table:style-name="ce1">
            <text:p>3912345872</text:p>
          </table:table-cell>
          <table:table-cell office:value-type="date" office:date-value="2023-01-11T00:00:00" table:style-name="ce14">
            <text:p>11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0</text:p>
          </table:table-cell>
          <table:table-cell office:value-type="string" table:style-name="ce13">
            <text:p>Standard</text:p>
          </table:table-cell>
          <table:table-cell office:value-type="float" office:value="3912345873" table:style-name="ce1">
            <text:p>3912345873</text:p>
          </table:table-cell>
          <table:table-cell office:value-type="date" office:date-value="2023-01-12T00:00:00" table:style-name="ce14">
            <text:p>12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3</text:p>
          </table:table-cell>
          <table:table-cell office:value-type="string" table:style-name="ce13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1-09T00:00:00" table:style-name="ce14">
            <text:p>09/01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58</text:p>
          </table:table-cell>
          <table:table-cell office:value-type="string" table:style-name="ce13">
            <text:p>Micro</text:p>
          </table:table-cell>
          <table:table-cell office:value-type="float" office:value="3912345889" table:style-name="ce1">
            <text:p>3912345889</text:p>
          </table:table-cell>
          <table:table-cell office:value-type="date" office:date-value="2023-09-09T00:00:00" table:style-name="ce14">
            <text:p>09/09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7</text:p>
          </table:table-cell>
          <table:table-cell office:value-type="string" table:style-name="ce13">
            <text:p>Standard</text:p>
          </table:table-cell>
          <table:table-cell office:value-type="float" office:value="3912345904" table:style-name="ce1">
            <text:p>3912345904</text:p>
          </table:table-cell>
          <table:table-cell office:value-type="date" office:date-value="2023-09-13T00:00:00" table:style-name="ce14">
            <text:p>13/09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1</text:p>
          </table:table-cell>
          <table:table-cell office:value-type="string" table:style-name="ce13">
            <text:p>Standard</text:p>
          </table:table-cell>
          <table:table-cell office:value-type="float" office:value="3912345906" table:style-name="ce1">
            <text:p>3912345906</text:p>
          </table:table-cell>
          <table:table-cell office:value-type="date" office:date-value="2023-09-14T00:00:00" table:style-name="ce14">
            <text:p>14/09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8</text:p>
          </table:table-cell>
          <table:table-cell office:value-type="string" table:style-name="ce13">
            <text:p>Elettronica</text:p>
          </table:table-cell>
          <table:table-cell office:value-type="float" office:value="3912345941" table:style-name="ce1">
            <text:p>3912345941</text:p>
          </table:table-cell>
          <table:table-cell office:value-type="date" office:date-value="2024-02-20T00:00:00" table:style-name="ce14">
            <text:p>20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6</text:p>
          </table:table-cell>
          <table:table-cell office:value-type="string" table:style-name="ce13">
            <text:p>Elettronica</text:p>
          </table:table-cell>
          <table:table-cell office:value-type="float" office:value="3912345945" table:style-name="ce1">
            <text:p>3912345945</text:p>
          </table:table-cell>
          <table:table-cell office:value-type="date" office:date-value="2024-02-17T00:00:00" table:style-name="ce14">
            <text:p>17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8</text:p>
          </table:table-cell>
          <table:table-cell office:value-type="string" table:style-name="ce13">
            <text:p>Standard</text:p>
          </table:table-cell>
          <table:table-cell office:value-type="float" office:value="3912345955" table:style-name="ce1">
            <text:p>3912345955</text:p>
          </table:table-cell>
          <table:table-cell office:value-type="date" office:date-value="2023-05-26T00:00:00" table:style-name="ce14">
            <text:p>26/05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5</text:p>
          </table:table-cell>
          <table:table-cell office:value-type="string" table:style-name="ce13">
            <text:p>Nano</text:p>
          </table:table-cell>
          <table:table-cell office:value-type="float" office:value="3912345960" table:style-name="ce1">
            <text:p>3912345960</text:p>
          </table:table-cell>
          <table:table-cell office:value-type="date" office:date-value="2024-02-20T00:00:00" table:style-name="ce14">
            <text:p>20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0</text:p>
          </table:table-cell>
          <table:table-cell office:value-type="string" table:style-name="ce13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4-02-22T00:00:00" table:style-name="ce14">
            <text:p>22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4</text:p>
          </table:table-cell>
          <table:table-cell office:value-type="string" table:style-name="ce13">
            <text:p>Standard</text:p>
          </table:table-cell>
          <table:table-cell office:value-type="float" office:value="3912345974" table:style-name="ce1">
            <text:p>3912345974</text:p>
          </table:table-cell>
          <table:table-cell office:value-type="date" office:date-value="2023-05-31T00:00:00" table:style-name="ce14">
            <text:p>31/05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81</text:p>
          </table:table-cell>
          <table:table-cell office:value-type="string" table:style-name="ce13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4-02-20T00:00:00" table:style-name="ce14">
            <text:p>20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2</text:p>
          </table:table-cell>
          <table:table-cell office:value-type="string" table:style-name="ce13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4-02-23T00:00:00" table:style-name="ce14">
            <text:p>23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82</text:p>
          </table:table-cell>
          <table:table-cell office:value-type="string" table:style-name="ce13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6-02T00:00:00" table:style-name="ce14">
            <text:p>02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1</text:p>
          </table:table-cell>
          <table:table-cell office:value-type="string" table:style-name="ce13">
            <text:p>Micro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4-03-01T00:00:00" table:style-name="ce14">
            <text:p>01/03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3</text:p>
          </table:table-cell>
          <table:table-cell office:value-type="string" table:style-name="ce13">
            <text:p>Standard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6-08T00:00:00" table:style-name="ce14">
            <text:p>08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3912346020" table:style-name="ce1">
            <text:p>3912346020</text:p>
          </table:table-cell>
          <table:table-cell office:value-type="date" office:date-value="2024-02-28T00:00:00" table:style-name="ce14">
            <text:p>28/02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0</text:p>
          </table:table-cell>
          <table:table-cell office:value-type="string" table:style-name="ce13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3-01T00:00:00" table:style-name="ce14">
            <text:p>01/03/24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6</text:p>
          </table:table-cell>
          <table:table-cell office:value-type="string" table:style-name="ce1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6-08T00:00:00" table:style-name="ce14">
            <text:p>08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9</text:p>
          </table:table-cell>
          <table:table-cell office:value-type="string" table:style-name="ce13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6-10T00:00:00" table:style-name="ce14">
            <text:p>10/06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8</text:p>
          </table:table-cell>
          <table:table-cell office:value-type="string" table:style-name="ce13">
            <text:p>Nan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3-16T00:00:00" table:style-name="ce14">
            <text:p>16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6</text:p>
          </table:table-cell>
          <table:table-cell office:value-type="string" table:style-name="ce13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3-13T00:00:00" table:style-name="ce14">
            <text:p>13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3</text:p>
          </table:table-cell>
          <table:table-cell office:value-type="string" table:style-name="ce13">
            <text:p>Micro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3-14T00:00:00" table:style-name="ce14">
            <text:p>14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432109</text:p>
          </table:table-cell>
          <table:table-cell office:value-type="string" table:style-name="ce13">
            <text:p>Elettronica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3-03-15T00:00:00" table:style-name="ce14">
            <text:p>15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4</text:p>
          </table:table-cell>
          <table:table-cell office:value-type="string" table:style-name="ce1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6T00:00:00" table:style-name="ce14">
            <text:p>16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4</text:p>
          </table:table-cell>
          <table:table-cell office:value-type="string" table:style-name="ce13">
            <text:p>Elettronica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3-18T00:00:00" table:style-name="ce14">
            <text:p>18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3</text:p>
          </table:table-cell>
          <table:table-cell office:value-type="string" table:style-name="ce13">
            <text:p>Nano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3-14T00:00:00" table:style-name="ce14">
            <text:p>14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8</text:p>
          </table:table-cell>
          <table:table-cell office:value-type="string" table:style-name="ce13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16T00:00:00" table:style-name="ce14">
            <text:p>16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57</text:p>
          </table:table-cell>
          <table:table-cell office:value-type="string" table:style-name="ce13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3-17T00:00:00" table:style-name="ce14">
            <text:p>17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5</text:p>
          </table:table-cell>
          <table:table-cell office:value-type="string" table:style-name="ce13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3-19T00:00:00" table:style-name="ce14">
            <text:p>19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4</text:p>
          </table:table-cell>
          <table:table-cell office:value-type="string" table:style-name="ce13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3-20T00:00:00" table:style-name="ce14">
            <text:p>20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0</text:p>
          </table:table-cell>
          <table:table-cell office:value-type="string" table:style-name="ce1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3-18T00:00:00" table:style-name="ce14">
            <text:p>18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8</text:p>
          </table:table-cell>
          <table:table-cell office:value-type="string" table:style-name="ce1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20T00:00:00" table:style-name="ce14">
            <text:p>20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3</text:p>
          </table:table-cell>
          <table:table-cell office:value-type="string" table:style-name="ce13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3-21T00:00:00" table:style-name="ce14">
            <text:p>21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3</text:p>
          </table:table-cell>
          <table:table-cell office:value-type="string" table:style-name="ce13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23T00:00:00" table:style-name="ce14">
            <text:p>23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66</text:p>
          </table:table-cell>
          <table:table-cell office:value-type="string" table:style-name="ce13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3-24T00:00:00" table:style-name="ce14">
            <text:p>24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2</text:p>
          </table:table-cell>
          <table:table-cell office:value-type="string" table:style-name="ce13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3-21T00:00:00" table:style-name="ce14">
            <text:p>21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321098</text:p>
          </table:table-cell>
          <table:table-cell office:value-type="string" table:style-name="ce13">
            <text:p>Nan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3-23T00:00:00" table:style-name="ce14">
            <text:p>23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66</text:p>
          </table:table-cell>
          <table:table-cell office:value-type="string" table:style-name="ce13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3-25T00:00:00" table:style-name="ce14">
            <text:p>25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8</text:p>
          </table:table-cell>
          <table:table-cell office:value-type="string" table:style-name="ce13">
            <text:p>Standard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3-27T00:00:00" table:style-name="ce14">
            <text:p>27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9</text:p>
          </table:table-cell>
          <table:table-cell office:value-type="string" table:style-name="ce1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3-28T00:00:00" table:style-name="ce14">
            <text:p>28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1</text:p>
          </table:table-cell>
          <table:table-cell office:value-type="string" table:style-name="ce13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25T00:00:00" table:style-name="ce14">
            <text:p>25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84</text:p>
          </table:table-cell>
          <table:table-cell office:value-type="string" table:style-name="ce13">
            <text:p>Nano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3-27T00:00:00" table:style-name="ce14">
            <text:p>27/03/23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3</text:p>
          </table:table-cell>
          <table:table-cell office:value-type="string" table:style-name="ce1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11-01T00:00:00" table:style-name="ce14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4</text:p>
          </table:table-cell>
          <table:table-cell office:value-type="string" table:style-name="ce1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0</text:p>
          </table:table-cell>
          <table:table-cell office:value-type="string" table:style-name="ce1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4</text:p>
          </table:table-cell>
          <table:table-cell office:value-type="string" table:style-name="ce1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30T00:00:00" table:style-name="ce14">
            <text:p>30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9</text:p>
          </table:table-cell>
          <table:table-cell office:value-type="string" table:style-name="ce1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31T00:00:00" table:style-name="ce14">
            <text:p>3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8</text:p>
          </table:table-cell>
          <table:table-cell office:value-type="string" table:style-name="ce1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1T00:00:00" table:style-name="ce14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59</text:p>
          </table:table-cell>
          <table:table-cell office:value-type="string" table:style-name="ce1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3</text:p>
          </table:table-cell>
          <table:table-cell office:value-type="string" table:style-name="ce1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3</text:p>
          </table:table-cell>
          <table:table-cell office:value-type="string" table:style-name="ce1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31T00:00:00" table:style-name="ce14">
            <text:p>31/10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2</text:p>
          </table:table-cell>
          <table:table-cell office:value-type="string" table:style-name="ce1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1T00:00:00" table:style-name="ce14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59</text:p>
          </table:table-cell>
          <table:table-cell office:value-type="string" table:style-name="ce13">
            <text:p>Elettronica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3</text:p>
          </table:table-cell>
          <table:table-cell office:value-type="string" table:style-name="ce13">
            <text:p>Elettronica</text:p>
          </table:table-cell>
          <table:table-cell office:value-type="float" office:value="3912346090.5" table:style-name="ce1">
            <text:p>3912346091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85</text:p>
          </table:table-cell>
          <table:table-cell office:value-type="string" table:style-name="ce13">
            <text:p>Micro</text:p>
          </table:table-cell>
          <table:table-cell office:value-type="float" office:value="3912346091.8000002" table:style-name="ce1">
            <text:p>3912346092</text:p>
          </table:table-cell>
          <table:table-cell office:value-type="date" office:date-value="2022-11-04T00:00:00" table:style-name="ce14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62</text:p>
          </table:table-cell>
          <table:table-cell office:value-type="string" table:style-name="ce13">
            <text:p>Standard</text:p>
          </table:table-cell>
          <table:table-cell office:value-type="float" office:value="3912346093.0999999" table:style-name="ce1">
            <text:p>3912346093</text:p>
          </table:table-cell>
          <table:table-cell office:value-type="date" office:date-value="2022-11-01T00:00:00" table:style-name="ce14">
            <text:p>01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57</text:p>
          </table:table-cell>
          <table:table-cell office:value-type="string" table:style-name="ce13">
            <text:p>Micro</text:p>
          </table:table-cell>
          <table:table-cell office:value-type="float" office:value="3912346094.4000001" table:style-name="ce1">
            <text:p>3912346094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6</text:p>
          </table:table-cell>
          <table:table-cell office:value-type="string" table:style-name="ce13">
            <text:p>Micro</text:p>
          </table:table-cell>
          <table:table-cell office:value-type="float" office:value="3912346095.6999998" table:style-name="ce1">
            <text:p>3912346096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9</text:p>
          </table:table-cell>
          <table:table-cell office:value-type="string" table:style-name="ce1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4T00:00:00" table:style-name="ce14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5</text:p>
          </table:table-cell>
          <table:table-cell office:value-type="string" table:style-name="ce13">
            <text:p>Elettronica</text:p>
          </table:table-cell>
          <table:table-cell office:value-type="float" office:value="3912346098.3000002" table:style-name="ce1">
            <text:p>3912346098</text:p>
          </table:table-cell>
          <table:table-cell office:value-type="date" office:date-value="2022-11-05T00:00:00" table:style-name="ce14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72</text:p>
          </table:table-cell>
          <table:table-cell office:value-type="string" table:style-name="ce13">
            <text:p>Micro</text:p>
          </table:table-cell>
          <table:table-cell office:value-type="float" office:value="3912346099.5999999" table:style-name="ce1">
            <text:p>3912346100</text:p>
          </table:table-cell>
          <table:table-cell office:value-type="date" office:date-value="2022-11-02T00:00:00" table:style-name="ce14">
            <text:p>02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9</text:p>
          </table:table-cell>
          <table:table-cell office:value-type="string" table:style-name="ce13">
            <text:p>Elettronica</text:p>
          </table:table-cell>
          <table:table-cell office:value-type="float" office:value="3912346100.9000001" table:style-name="ce1">
            <text:p>3912346101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4</text:p>
          </table:table-cell>
          <table:table-cell office:value-type="string" table:style-name="ce13">
            <text:p>Elettronica</text:p>
          </table:table-cell>
          <table:table-cell office:value-type="float" office:value="3912346102.1999998" table:style-name="ce1">
            <text:p>3912346102</text:p>
          </table:table-cell>
          <table:table-cell office:value-type="date" office:date-value="2022-11-04T00:00:00" table:style-name="ce14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62</text:p>
          </table:table-cell>
          <table:table-cell office:value-type="string" table:style-name="ce13">
            <text:p>Micro</text:p>
          </table:table-cell>
          <table:table-cell office:value-type="float" office:value="3912346103.5" table:style-name="ce1">
            <text:p>3912346104</text:p>
          </table:table-cell>
          <table:table-cell office:value-type="date" office:date-value="2022-11-05T00:00:00" table:style-name="ce14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81</text:p>
          </table:table-cell>
          <table:table-cell office:value-type="string" table:style-name="ce13">
            <text:p>Nano</text:p>
          </table:table-cell>
          <table:table-cell office:value-type="float" office:value="3912346104.8000002" table:style-name="ce1">
            <text:p>3912346105</text:p>
          </table:table-cell>
          <table:table-cell office:value-type="date" office:date-value="2022-11-07T00:00:00" table:style-name="ce14">
            <text:p>07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5</text:p>
          </table:table-cell>
          <table:table-cell office:value-type="string" table:style-name="ce13">
            <text:p>Micro</text:p>
          </table:table-cell>
          <table:table-cell office:value-type="float" office:value="3912346106.0999999" table:style-name="ce1">
            <text:p>3912346106</text:p>
          </table:table-cell>
          <table:table-cell office:value-type="date" office:date-value="2022-11-03T00:00:00" table:style-name="ce14">
            <text:p>03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8</text:p>
          </table:table-cell>
          <table:table-cell office:value-type="string" table:style-name="ce13">
            <text:p>Elettronica</text:p>
          </table:table-cell>
          <table:table-cell office:value-type="float" office:value="3912346107.4000001" table:style-name="ce1">
            <text:p>3912346107</text:p>
          </table:table-cell>
          <table:table-cell office:value-type="date" office:date-value="2022-11-04T00:00:00" table:style-name="ce14">
            <text:p>04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9</text:p>
          </table:table-cell>
          <table:table-cell office:value-type="string" table:style-name="ce13">
            <text:p>Micro</text:p>
          </table:table-cell>
          <table:table-cell office:value-type="float" office:value="3912346108.6999998" table:style-name="ce1">
            <text:p>3912346109</text:p>
          </table:table-cell>
          <table:table-cell office:value-type="date" office:date-value="2022-11-05T00:00:00" table:style-name="ce14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80</text:p>
          </table:table-cell>
          <table:table-cell office:value-type="string" table:style-name="ce13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11-06T00:00:00" table:style-name="ce14">
            <text:p>06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5</text:p>
          </table:table-cell>
          <table:table-cell office:value-type="string" table:style-name="ce13">
            <text:p>Standard</text:p>
          </table:table-cell>
          <table:table-cell office:value-type="float" office:value="3912346111.3000002" table:style-name="ce1">
            <text:p>3912346111</text:p>
          </table:table-cell>
          <table:table-cell office:value-type="date" office:date-value="2022-11-08T00:00:00" table:style-name="ce14">
            <text:p>08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2</text:p>
          </table:table-cell>
          <table:table-cell office:value-type="string" table:style-name="ce13">
            <text:p>Nano</text:p>
          </table:table-cell>
          <table:table-cell office:value-type="float" office:value="3912346112.5999999" table:style-name="ce1">
            <text:p>3912346113</text:p>
          </table:table-cell>
          <table:table-cell office:value-type="date" office:date-value="2022-11-05T00:00:00" table:style-name="ce14">
            <text:p>05/11/22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9</text:p>
          </table:table-cell>
          <table:table-cell office:value-type="string" table:style-name="ce13">
            <text:p>Micro</text:p>
          </table:table-cell>
          <table:table-cell office:value-type="float" office:value="3912346113.9000001" table:style-name="ce1">
            <text:p>3912346114</text:p>
          </table:table-cell>
          <table:table-cell office:value-type="date" office:date-value="2022-11-06T00:00:00" table:style-name="ce14">
            <text:p>0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0</text:p>
          </table:table-cell>
          <table:table-cell office:value-type="string" table:style-name="ce13">
            <text:p>Micro</text:p>
          </table:table-cell>
          <table:table-cell office:value-type="float" office:value="3912346115.1999998" table:style-name="ce1">
            <text:p>3912346115</text:p>
          </table:table-cell>
          <table:table-cell office:value-type="date" office:date-value="2022-11-08T00:00:00" table:style-name="ce14">
            <text:p>0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1</text:p>
          </table:table-cell>
          <table:table-cell office:value-type="string" table:style-name="ce13">
            <text:p>Elettronica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11-15T00:00:00" table:style-name="ce14">
            <text:p>1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56</text:p>
          </table:table-cell>
          <table:table-cell office:value-type="string" table:style-name="ce13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78</text:p>
          </table:table-cell>
          <table:table-cell office:value-type="string" table:style-name="ce13">
            <text:p>Elettronica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11-22T00:00:00" table:style-name="ce14">
            <text:p>22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77</text:p>
          </table:table-cell>
          <table:table-cell office:value-type="string" table:style-name="ce13">
            <text:p>Elettronica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11-23T00:00:00" table:style-name="ce14">
            <text:p>23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7</text:p>
          </table:table-cell>
          <table:table-cell office:value-type="string" table:style-name="ce13">
            <text:p>Elettronica</text:p>
          </table:table-cell>
          <table:table-cell office:value-type="float" office:value="3912346131" table:style-name="ce1">
            <text:p>3912346131</text:p>
          </table:table-cell>
          <table:table-cell office:value-type="date" office:date-value="2022-11-24T00:00:00" table:style-name="ce14">
            <text:p>24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70</text:p>
          </table:table-cell>
          <table:table-cell office:value-type="string" table:style-name="ce13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1</text:p>
          </table:table-cell>
          <table:table-cell office:value-type="string" table:style-name="ce13">
            <text:p>Nano</text:p>
          </table:table-cell>
          <table:table-cell office:value-type="float" office:value="3912346133" table:style-name="ce1">
            <text:p>3912346133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5</text:p>
          </table:table-cell>
          <table:table-cell office:value-type="string" table:style-name="ce13">
            <text:p>Standard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11-22T00:00:00" table:style-name="ce14">
            <text:p>22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5</text:p>
          </table:table-cell>
          <table:table-cell office:value-type="string" table:style-name="ce13">
            <text:p>Standard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11-23T00:00:00" table:style-name="ce14">
            <text:p>23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9</text:p>
          </table:table-cell>
          <table:table-cell office:value-type="string" table:style-name="ce13">
            <text:p>Standard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78</text:p>
          </table:table-cell>
          <table:table-cell office:value-type="string" table:style-name="ce13">
            <text:p>Standard</text:p>
          </table:table-cell>
          <table:table-cell office:value-type="float" office:value="3912346137" table:style-name="ce1">
            <text:p>3912346137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0123484</text:p>
          </table:table-cell>
          <table:table-cell office:value-type="string" table:style-name="ce13">
            <text:p>Micro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3</text:p>
          </table:table-cell>
          <table:table-cell office:value-type="string" table:style-name="ce13">
            <text:p>Nan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11-23T00:00:00" table:style-name="ce14">
            <text:p>23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88</text:p>
          </table:table-cell>
          <table:table-cell office:value-type="string" table:style-name="ce13">
            <text:p>Standard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11-24T00:00:00" table:style-name="ce14">
            <text:p>24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57</text:p>
          </table:table-cell>
          <table:table-cell office:value-type="string" table:style-name="ce13">
            <text:p>Nano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61</text:p>
          </table:table-cell>
          <table:table-cell office:value-type="string" table:style-name="ce13">
            <text:p>Micr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5</text:p>
          </table:table-cell>
          <table:table-cell office:value-type="string" table:style-name="ce13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3</text:p>
          </table:table-cell>
          <table:table-cell office:value-type="string" table:style-name="ce13">
            <text:p>Standard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11-24T00:00:00" table:style-name="ce14">
            <text:p>24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59</text:p>
          </table:table-cell>
          <table:table-cell office:value-type="string" table:style-name="ce13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67</text:p>
          </table:table-cell>
          <table:table-cell office:value-type="string" table:style-name="ce13">
            <text:p>Micro</text:p>
          </table:table-cell>
          <table:table-cell office:value-type="float" office:value="3912346146" table:style-name="ce1">
            <text:p>3912346146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84</text:p>
          </table:table-cell>
          <table:table-cell office:value-type="string" table:style-name="ce13">
            <text:p>Standard</text:p>
          </table:table-cell>
          <table:table-cell office:value-type="float" office:value="3912346147" table:style-name="ce1">
            <text:p>3912346147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77</text:p>
          </table:table-cell>
          <table:table-cell office:value-type="string" table:style-name="ce13">
            <text:p>Nano</text:p>
          </table:table-cell>
          <table:table-cell office:value-type="float" office:value="3912346148" table:style-name="ce1">
            <text:p>3912346148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6789059</text:p>
          </table:table-cell>
          <table:table-cell office:value-type="string" table:style-name="ce13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11-25T00:00:00" table:style-name="ce14">
            <text:p>25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80</text:p>
          </table:table-cell>
          <table:table-cell office:value-type="string" table:style-name="ce13">
            <text:p>Standard</text:p>
          </table:table-cell>
          <table:table-cell office:value-type="float" office:value="3912346150" table:style-name="ce1">
            <text:p>3912346150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6</text:p>
          </table:table-cell>
          <table:table-cell office:value-type="string" table:style-name="ce13">
            <text:p>Standard</text:p>
          </table:table-cell>
          <table:table-cell office:value-type="float" office:value="3912346151" table:style-name="ce1">
            <text:p>3912346151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3</text:p>
          </table:table-cell>
          <table:table-cell office:value-type="string" table:style-name="ce13">
            <text:p>Nano</text:p>
          </table:table-cell>
          <table:table-cell office:value-type="float" office:value="3912346152" table:style-name="ce1">
            <text:p>3912346152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7</text:p>
          </table:table-cell>
          <table:table-cell office:value-type="string" table:style-name="ce13">
            <text:p>Nano</text:p>
          </table:table-cell>
          <table:table-cell office:value-type="float" office:value="3912346153" table:style-name="ce1">
            <text:p>3912346153</text:p>
          </table:table-cell>
          <table:table-cell office:value-type="date" office:date-value="2022-11-29T00:00:00" table:style-name="ce14">
            <text:p>29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4567954</text:p>
          </table:table-cell>
          <table:table-cell office:value-type="string" table:style-name="ce13">
            <text:p>Elettronica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11-26T00:00:00" table:style-name="ce14">
            <text:p>26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7</text:p>
          </table:table-cell>
          <table:table-cell office:value-type="string" table:style-name="ce13">
            <text:p>Standard</text:p>
          </table:table-cell>
          <table:table-cell office:value-type="float" office:value="3912346155" table:style-name="ce1">
            <text:p>3912346155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63</text:p>
          </table:table-cell>
          <table:table-cell office:value-type="string" table:style-name="ce13">
            <text:p>Elettronica</text:p>
          </table:table-cell>
          <table:table-cell office:value-type="float" office:value="3912346156" table:style-name="ce1">
            <text:p>3912346156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2</text:p>
          </table:table-cell>
          <table:table-cell office:value-type="string" table:style-name="ce13">
            <text:p>Standard</text:p>
          </table:table-cell>
          <table:table-cell office:value-type="float" office:value="3912346157" table:style-name="ce1">
            <text:p>3912346157</text:p>
          </table:table-cell>
          <table:table-cell office:value-type="date" office:date-value="2022-11-29T00:00:00" table:style-name="ce14">
            <text:p>29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65</text:p>
          </table:table-cell>
          <table:table-cell office:value-type="string" table:style-name="ce13">
            <text:p>Nano</text:p>
          </table:table-cell>
          <table:table-cell office:value-type="float" office:value="3912346158" table:style-name="ce1">
            <text:p>3912346158</text:p>
          </table:table-cell>
          <table:table-cell office:value-type="date" office:date-value="2022-11-30T00:00:00" table:style-name="ce14">
            <text:p>30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9</text:p>
          </table:table-cell>
          <table:table-cell office:value-type="string" table:style-name="ce13">
            <text:p>Nano</text:p>
          </table:table-cell>
          <table:table-cell office:value-type="float" office:value="3912346159" table:style-name="ce1">
            <text:p>3912346159</text:p>
          </table:table-cell>
          <table:table-cell office:value-type="date" office:date-value="2022-11-27T00:00:00" table:style-name="ce14">
            <text:p>27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210987</text:p>
          </table:table-cell>
          <table:table-cell office:value-type="string" table:style-name="ce13">
            <text:p>Micro</text:p>
          </table:table-cell>
          <table:table-cell office:value-type="float" office:value="3912346160" table:style-name="ce1">
            <text:p>3912346160</text:p>
          </table:table-cell>
          <table:table-cell office:value-type="date" office:date-value="2022-11-28T00:00:00" table:style-name="ce14">
            <text:p>28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765432</text:p>
          </table:table-cell>
          <table:table-cell office:value-type="string" table:style-name="ce13">
            <text:p>Micro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11-30T00:00:00" table:style-name="ce14">
            <text:p>30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8</text:p>
          </table:table-cell>
          <table:table-cell office:value-type="string" table:style-name="ce13">
            <text:p>Micro</text:p>
          </table:table-cell>
          <table:table-cell office:value-type="float" office:value="3912346162" table:style-name="ce1">
            <text:p>3912346162</text:p>
          </table:table-cell>
          <table:table-cell office:value-type="date" office:date-value="2022-12-01T00:00:00" table:style-name="ce14">
            <text:p>01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3456865</text:p>
          </table:table-cell>
          <table:table-cell office:value-type="string" table:style-name="ce13">
            <text:p>Nano</text:p>
          </table:table-cell>
          <table:table-cell office:value-type="float" office:value="3912346163" table:style-name="ce1">
            <text:p>3912346163</text:p>
          </table:table-cell>
          <table:table-cell office:value-type="date" office:date-value="2022-12-03T00:00:00" table:style-name="ce14">
            <text:p>03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1234657</text:p>
          </table:table-cell>
          <table:table-cell office:value-type="string" table:style-name="ce13">
            <text:p>Standard</text:p>
          </table:table-cell>
          <table:table-cell office:value-type="float" office:value="3912346164" table:style-name="ce1">
            <text:p>3912346164</text:p>
          </table:table-cell>
          <table:table-cell office:value-type="date" office:date-value="2022-11-29T00:00:00" table:style-name="ce14">
            <text:p>29/11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2345770</text:p>
          </table:table-cell>
          <table:table-cell office:value-type="string" table:style-name="ce13">
            <text:p>Micro</text:p>
          </table:table-cell>
          <table:table-cell office:value-type="float" office:value="3912346165" table:style-name="ce1">
            <text:p>3912346165</text:p>
          </table:table-cell>
          <table:table-cell office:value-type="date" office:date-value="2022-12-01T00:00:00" table:style-name="ce14">
            <text:p>01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58</text:p>
          </table:table-cell>
          <table:table-cell office:value-type="string" table:style-name="ce13">
            <text:p>Standard</text:p>
          </table:table-cell>
          <table:table-cell office:value-type="float" office:value="3912346166" table:style-name="ce1">
            <text:p>3912346166</text:p>
          </table:table-cell>
          <table:table-cell office:value-type="date" office:date-value="2022-12-02T00:00:00" table:style-name="ce14">
            <text:p>02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876543</text:p>
          </table:table-cell>
          <table:table-cell office:value-type="string" table:style-name="ce13">
            <text:p>Nano</text:p>
          </table:table-cell>
          <table:table-cell office:value-type="float" office:value="3912346167" table:style-name="ce1">
            <text:p>3912346167</text:p>
          </table:table-cell>
          <table:table-cell office:value-type="date" office:date-value="2022-12-04T00:00:00" table:style-name="ce14">
            <text:p>04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7890171</text:p>
          </table:table-cell>
          <table:table-cell office:value-type="string" table:style-name="ce13">
            <text:p>Nano</text:p>
          </table:table-cell>
          <table:table-cell office:value-type="float" office:value="3912346168" table:style-name="ce1">
            <text:p>3912346168</text:p>
          </table:table-cell>
          <table:table-cell office:value-type="date" office:date-value="2022-12-05T00:00:00" table:style-name="ce14">
            <text:p>05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54</text:p>
          </table:table-cell>
          <table:table-cell office:value-type="string" table:style-name="ce13">
            <text:p>Standard</text:p>
          </table:table-cell>
          <table:table-cell office:value-type="float" office:value="3912346169" table:style-name="ce1">
            <text:p>3912346169</text:p>
          </table:table-cell>
          <table:table-cell office:value-type="date" office:date-value="2022-12-02T00:00:00" table:style-name="ce14">
            <text:p>02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8901287</text:p>
          </table:table-cell>
          <table:table-cell office:value-type="string" table:style-name="ce13">
            <text:p>Elettronica</text:p>
          </table:table-cell>
          <table:table-cell office:value-type="float" office:value="3912346170" table:style-name="ce1">
            <text:p>3912346170</text:p>
          </table:table-cell>
          <table:table-cell office:value-type="date" office:date-value="2022-12-03T00:00:00" table:style-name="ce14">
            <text:p>03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67</text:p>
          </table:table-cell>
          <table:table-cell office:value-type="string" table:style-name="ce13">
            <text:p>Standard</text:p>
          </table:table-cell>
          <table:table-cell office:value-type="float" office:value="3912346171" table:style-name="ce1">
            <text:p>3912346171</text:p>
          </table:table-cell>
          <table:table-cell office:value-type="date" office:date-value="2022-12-05T00:00:00" table:style-name="ce14">
            <text:p>05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5678974</text:p>
          </table:table-cell>
          <table:table-cell office:value-type="string" table:style-name="ce13">
            <text:p>Standard</text:p>
          </table:table-cell>
          <table:table-cell office:value-type="float" office:value="3912346172" table:style-name="ce1">
            <text:p>3912346172</text:p>
          </table:table-cell>
          <table:table-cell office:value-type="date" office:date-value="2022-12-06T00:00:00" table:style-name="ce14">
            <text:p>06/12/22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13">
            <text:p>S9012375</text:p>
          </table:table-cell>
          <table:table-cell office:value-type="string" table:style-name="ce13">
            <text:p>Standard</text:p>
          </table:table-cell>
          <table:table-cell office:value-type="float" office:value="3912346177" table:style-name="ce1">
            <text:p>3912346177</text:p>
          </table:table-cell>
          <table:table-cell office:value-type="date" office:date-value="2022-12-10T00:00:00" table:style-name="ce14">
            <text:p>10/12/22</text:p>
          </table:table-cell>
          <table:table-cell table:style-name="ce1"/>
          <table:table-cell table:style-name="ce4"/>
          <table:table-cell table:number-columns-repeated="16378"/>
        </table:table-row>
        <table:table-row table:number-rows-repeated="3" table:style-name="ro1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34" table:style-name="ro1">
          <table:table-cell table:number-columns-repeated="3"/>
          <table:table-cell table:style-name="ce14"/>
          <table:table-cell table:number-columns-repeated="16380"/>
        </table:table-row>
        <table:table-row table:number-rows-repeated="1048238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22334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233445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344556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4455667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5566778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6677889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7788990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8899001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9900112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0011223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3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4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5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6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7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8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39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0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1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2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3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4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5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6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7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8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19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0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1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2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3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4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5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6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7</text:p>
          </table:table-cell>
          <table:table-cell office:value-type="string" table:style-name="ce11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8</text:p>
          </table:table-cell>
          <table:table-cell office:value-type="string" table:style-name="ce11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29</text:p>
          </table:table-cell>
          <table:table-cell office:value-type="string" table:style-name="ce11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1111430</text:p>
          </table:table-cell>
          <table:table-cell office:value-type="string" table:style-name="ce11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number-rows-repeated="1047773" table:style-name="ro1">
          <table:table-cell table:number-columns-repeated="16384"/>
        </table:table-row>
      </table:table>
      <table:database-ranges>
        <table:database-range table:target-range-address="ContrattoTelefonico.A1:ContrattoTelefonico.E501" table:display-filter-buttons="true">
          <table:sort>
            <table:sort-by table:field-number="0"/>
          </table:sort>
        </table:database-range>
        <table:database-range table:target-range-address="Telefonata.A1:Telefonata.F481" table:display-filter-buttons="true">
          <table:sort>
            <table:sort-by table:field-number="1"/>
          </table:sort>
        </table:database-range>
        <table:database-range table:target-range-address="SIMDisattiva.C1:SIMDisattiva.G700" table:display-filter-buttons="true"/>
        <table:database-range table:target-range-address="SIMAttiva.A1:SIMAttiva.D318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1T16:47:04Z</dc:date>
  </office:meta>
</office:document-meta>
</file>